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cfe7f5"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6699cc" style:text-align-source="fix" style:repeat-content="false" style:vertical-align="middle"/>
      <style:paragraph-properties fo:text-align="center"/>
      <style:text-properties fo:color="#ffffff" style:text-position=""/>
    </style:style>
    <style:style style:name="ce4" style:family="table-cell" style:parent-style-name="Default" style:data-style-name="N122">
      <style:text-properties style:text-position=""/>
    </style:style>
    <style:style style:name="ce5" style:family="table-cell" style:parent-style-name="Default" style:data-style-name="N123">
      <style:text-properties style:text-position=""/>
    </style:style>
    <style:style style:name="ce6" style:family="table-cell" style:parent-style-name="Default" style:data-style-name="N122">
      <style:table-cell-properties fo:background-color="#cfe7f5"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 style:data-style-name="N122">
      <style:table-cell-properties fo:background-color="#6699cc" style:text-align-source="fix" style:repeat-content="false" style:vertical-align="middle"/>
      <style:paragraph-properties fo:text-align="center"/>
      <style:text-properties fo:color="#ffffff" style:text-position=""/>
    </style:style>
    <style:style style:name="ce8" style:family="table-cell" style:parent-style-name="Default" style:data-style-name="N1">
      <style:text-properties style:text-position=""/>
    </style:style>
    <style:style style:name="ce9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pt"/>
      <style:text-properties style:text-position=""/>
    </style:style>
    <style:style style:name="ce10" style:family="table-cell" style:parent-style-name="Default">
      <style:table-cell-properties fo:background-color="#cfe7f5"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122">
      <style:table-cell-properties style:text-align-source="fix" style:repeat-content="false" fo:background-color="transparent"/>
      <style:paragraph-properties fo:text-align="start" fo:margin-left="0pt"/>
    </style:style>
    <style:style style:name="ce12" style:family="table-cell" style:parent-style-name="Default">
      <style:table-cell-properties fo:background-color="#6699cc" style:text-align-source="fix" style:repeat-content="false" style:vertical-align="middle"/>
      <style:paragraph-properties fo:text-align="center"/>
      <style:text-properties fo:color="#ffffff"/>
    </style:style>
    <style:style style:name="ce13" style:family="table-cell" style:parent-style-name="Default" style:data-style-name="N122"/>
    <style:style style:name="ce14" style:family="table-cell" style:parent-style-name="Default" style:data-style-name="N123"/>
    <style:style style:name="ce15" style:family="table-cell" style:parent-style-name="Default" style:data-style-name="N122">
      <style:table-cell-properties fo:background-color="#cfe7f5"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122">
      <style:table-cell-properties fo:background-color="#6699cc" style:text-align-source="fix" style:repeat-content="false" style:vertical-align="middle"/>
      <style:paragraph-properties fo:text-align="center"/>
      <style:text-properties fo:color="#ffffff"/>
    </style:style>
    <style:style style:name="ce17" style:family="table-cell" style:parent-style-name="Default" style:data-style-name="N1"/>
    <style:style style:name="ce18" style:family="table-cell" style:parent-style-name="Default" style:data-style-name="N123">
      <style:table-cell-properties style:text-align-source="fix" style:repeat-content="false" fo:background-color="transparent"/>
      <style:paragraph-properties fo:text-align="start" fo:margin-left="0pt"/>
    </style:style>
  </office:automatic-styles>
  <office:body>
    <office:spreadsheet>
      <table:calculation-settings table:automatic-find-labels="false"/>
      <table:table table:name="Runtime" table:style-name="ta1">
        <table:table-column table:style-name="co1" table:number-columns-repeated="20" table:default-cell-style-name="Default"/>
        <table:table-row table:style-name="ro1">
          <table:table-cell table:style-name="ce10" office:value-type="string" calcext:value-type="string" table:number-columns-spanned="5" table:number-rows-spanned="1">
            <text:p>GPL</text:p>
          </table:table-cell>
          <table:covered-table-cell table:number-columns-repeated="4"/>
          <table:table-cell table:style-name="ce12" office:value-type="string" calcext:value-type="string" table:number-columns-spanned="5" table:number-rows-spanned="1">
            <text:p>Linux</text:p>
          </table:table-cell>
          <table:covered-table-cell table:number-columns-repeated="4"/>
          <table:table-cell table:style-name="ce10" office:value-type="string" calcext:value-type="string" table:number-columns-spanned="5" table:number-rows-spanned="1">
            <text:p>FinServ</text:p>
          </table:table-cell>
          <table:covered-table-cell table:number-columns-repeated="4"/>
          <table:table-cell table:style-name="ce12" office:value-type="string" calcext:value-type="string" table:number-columns-spanned="5" table:number-rows-spanned="1">
            <text:p>Automo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</table:table-row>
        <table:table-row table:style-name="ro1">
          <table:table-cell office:value-type="float" office:value="2.152" calcext:value-type="float">
            <text:p>2.152</text:p>
          </table:table-cell>
          <table:table-cell office:value-type="float" office:value="2.1494" calcext:value-type="float">
            <text:p>2.1494</text:p>
          </table:table-cell>
          <table:table-cell office:value-type="float" office:value="2.1744" calcext:value-type="float">
            <text:p>2.1744</text:p>
          </table:table-cell>
          <table:table-cell office:value-type="float" office:value="2.1694" calcext:value-type="float">
            <text:p>2.1694</text:p>
          </table:table-cell>
          <table:table-cell table:style-name="ce11" office:value-type="float" office:value="2.0718" calcext:value-type="float">
            <text:p>2.0718</text:p>
          </table:table-cell>
          <table:table-cell table:style-name="ce13" office:value-type="float" office:value="986.4208" calcext:value-type="float">
            <text:p>986.4208</text:p>
          </table:table-cell>
          <table:table-cell office:value-type="float" office:value="24.866" calcext:value-type="float">
            <text:p>24.866</text:p>
          </table:table-cell>
          <table:table-cell office:value-type="float" office:value="4.851" calcext:value-type="float">
            <text:p>4.851</text:p>
          </table:table-cell>
          <table:table-cell office:value-type="float" office:value="34.8084" calcext:value-type="float">
            <text:p>34.8084</text:p>
          </table:table-cell>
          <table:table-cell office:value-type="float" office:value="34.9946" calcext:value-type="float">
            <text:p>34.9946</text:p>
          </table:table-cell>
          <table:table-cell table:style-name="ce13" office:value-type="float" office:value="2097.5362" calcext:value-type="float">
            <text:p>2097.5362</text:p>
          </table:table-cell>
          <table:table-cell office:value-type="float" office:value="551.7838" calcext:value-type="float">
            <text:p>551.7838</text:p>
          </table:table-cell>
          <table:table-cell office:value-type="float" office:value="3.8624" calcext:value-type="float">
            <text:p>3.8624</text:p>
          </table:table-cell>
          <table:table-cell office:value-type="float" office:value="52.0072" calcext:value-type="float">
            <text:p>52.0072</text:p>
          </table:table-cell>
          <table:table-cell office:value-type="float" office:value="53.5674" calcext:value-type="float">
            <text:p>53.5674</text:p>
          </table:table-cell>
          <table:table-cell table:number-columns-repeated="2" office:value-type="float" office:value="28900" calcext:value-type="float">
            <text:p>28900</text:p>
          </table:table-cell>
          <table:table-cell office:value-type="float" office:value="24.459" calcext:value-type="float">
            <text:p>24.459</text:p>
          </table:table-cell>
          <table:table-cell office:value-type="float" office:value="28897.2136" calcext:value-type="float">
            <text:p>28897.2136</text:p>
          </table:table-cell>
          <table:table-cell office:value-type="float" office:value="28817.7768" calcext:value-type="float">
            <text:p>28817.7768</text:p>
          </table:table-cell>
        </table:table-row>
        <table:table-row table:style-name="ro1">
          <table:table-cell office:value-type="float" office:value="2.2014" calcext:value-type="float">
            <text:p>2.2014</text:p>
          </table:table-cell>
          <table:table-cell office:value-type="float" office:value="2.1398" calcext:value-type="float">
            <text:p>2.1398</text:p>
          </table:table-cell>
          <table:table-cell office:value-type="float" office:value="2.1414" calcext:value-type="float">
            <text:p>2.1414</text:p>
          </table:table-cell>
          <table:table-cell office:value-type="float" office:value="2.1308" calcext:value-type="float">
            <text:p>2.1308</text:p>
          </table:table-cell>
          <table:table-cell table:style-name="ce11" office:value-type="float" office:value="2.0936" calcext:value-type="float">
            <text:p>2.0936</text:p>
          </table:table-cell>
          <table:table-cell table:style-name="ce13" office:value-type="float" office:value="1153.9836" calcext:value-type="float">
            <text:p>1153.9836</text:p>
          </table:table-cell>
          <table:table-cell office:value-type="float" office:value="26.6912" calcext:value-type="float">
            <text:p>26.6912</text:p>
          </table:table-cell>
          <table:table-cell office:value-type="float" office:value="3.3436" calcext:value-type="float">
            <text:p>3.3436</text:p>
          </table:table-cell>
          <table:table-cell office:value-type="float" office:value="26.0034" calcext:value-type="float">
            <text:p>26.0034</text:p>
          </table:table-cell>
          <table:table-cell office:value-type="float" office:value="31.7548" calcext:value-type="float">
            <text:p>31.7548</text:p>
          </table:table-cell>
          <table:table-cell table:style-name="ce13" office:value-type="float" office:value="5762.3234" calcext:value-type="float">
            <text:p>5762.3234</text:p>
          </table:table-cell>
          <table:table-cell office:value-type="float" office:value="2079.5036" calcext:value-type="float">
            <text:p>2079.5036</text:p>
          </table:table-cell>
          <table:table-cell office:value-type="float" office:value="17.3478" calcext:value-type="float">
            <text:p>17.3478</text:p>
          </table:table-cell>
          <table:table-cell office:value-type="float" office:value="2230.541" calcext:value-type="float">
            <text:p>2230.541</text:p>
          </table:table-cell>
          <table:table-cell office:value-type="float" office:value="2247.9506" calcext:value-type="float">
            <text:p>2247.9506</text:p>
          </table:table-cell>
          <table:table-cell table:number-columns-repeated="2" office:value-type="float" office:value="28900" calcext:value-type="float">
            <text:p>28900</text:p>
          </table:table-cell>
          <table:table-cell office:value-type="float" office:value="5.5264" calcext:value-type="float">
            <text:p>5.5264</text:p>
          </table:table-cell>
          <table:table-cell office:value-type="float" office:value="28979.3394" calcext:value-type="float">
            <text:p>28979.3394</text:p>
          </table:table-cell>
          <table:table-cell office:value-type="float" office:value="29018.334" calcext:value-type="float">
            <text:p>29018.334</text:p>
          </table:table-cell>
        </table:table-row>
        <table:table-row table:style-name="ro1">
          <table:table-cell office:value-type="float" office:value="2.1648" calcext:value-type="float">
            <text:p>2.1648</text:p>
          </table:table-cell>
          <table:table-cell office:value-type="float" office:value="2.1654" calcext:value-type="float">
            <text:p>2.1654</text:p>
          </table:table-cell>
          <table:table-cell office:value-type="float" office:value="2.1966" calcext:value-type="float">
            <text:p>2.1966</text:p>
          </table:table-cell>
          <table:table-cell office:value-type="float" office:value="2.1368" calcext:value-type="float">
            <text:p>2.1368</text:p>
          </table:table-cell>
          <table:table-cell table:style-name="ce11" office:value-type="float" office:value="2.1178" calcext:value-type="float">
            <text:p>2.1178</text:p>
          </table:table-cell>
          <table:table-cell table:style-name="ce13" office:value-type="float" office:value="1685.6418" calcext:value-type="float">
            <text:p>1685.6418</text:p>
          </table:table-cell>
          <table:table-cell office:value-type="float" office:value="26.6784" calcext:value-type="float">
            <text:p>26.6784</text:p>
          </table:table-cell>
          <table:table-cell office:value-type="float" office:value="3.046" calcext:value-type="float">
            <text:p>3.046</text:p>
          </table:table-cell>
          <table:table-cell office:value-type="float" office:value="22.0026" calcext:value-type="float">
            <text:p>22.0026</text:p>
          </table:table-cell>
          <table:table-cell office:value-type="float" office:value="26.3414" calcext:value-type="float">
            <text:p>26.3414</text:p>
          </table:table-cell>
          <table:table-cell table:style-name="ce13" office:value-type="float" office:value="4973.7618" calcext:value-type="float">
            <text:p>4973.7618</text:p>
          </table:table-cell>
          <table:table-cell office:value-type="float" office:value="1848.4906" calcext:value-type="float">
            <text:p>1848.4906</text:p>
          </table:table-cell>
          <table:table-cell office:value-type="float" office:value="16.0384" calcext:value-type="float">
            <text:p>16.0384</text:p>
          </table:table-cell>
          <table:table-cell office:value-type="float" office:value="2300.4016" calcext:value-type="float">
            <text:p>2300.4016</text:p>
          </table:table-cell>
          <table:table-cell office:value-type="float" office:value="2310.8428" calcext:value-type="float">
            <text:p>2310.8428</text:p>
          </table:table-cell>
          <table:table-cell table:number-columns-repeated="2" office:value-type="float" office:value="28900" calcext:value-type="float">
            <text:p>28900</text:p>
          </table:table-cell>
          <table:table-cell office:value-type="float" office:value="4.7206" calcext:value-type="float">
            <text:p>4.7206</text:p>
          </table:table-cell>
          <table:table-cell office:value-type="float" office:value="28986.7734" calcext:value-type="float">
            <text:p>28986.7734</text:p>
          </table:table-cell>
          <table:table-cell office:value-type="float" office:value="28921.1662" calcext:value-type="float">
            <text:p>28921.1662</text:p>
          </table:table-cell>
        </table:table-row>
        <table:table-row table:style-name="ro1">
          <table:table-cell office:value-type="float" office:value="2.1494" calcext:value-type="float">
            <text:p>2.1494</text:p>
          </table:table-cell>
          <table:table-cell office:value-type="float" office:value="2.1516" calcext:value-type="float">
            <text:p>2.1516</text:p>
          </table:table-cell>
          <table:table-cell office:value-type="float" office:value="2.1716" calcext:value-type="float">
            <text:p>2.1716</text:p>
          </table:table-cell>
          <table:table-cell office:value-type="float" office:value="2.1422" calcext:value-type="float">
            <text:p>2.1422</text:p>
          </table:table-cell>
          <table:table-cell table:style-name="ce11" office:value-type="float" office:value="4.1382" calcext:value-type="float">
            <text:p>4.1382</text:p>
          </table:table-cell>
          <table:table-cell table:style-name="ce13" office:value-type="float" office:value="1699.699" calcext:value-type="float">
            <text:p>1699.6990</text:p>
          </table:table-cell>
          <table:table-cell office:value-type="float" office:value="26.0216" calcext:value-type="float">
            <text:p>26.0216</text:p>
          </table:table-cell>
          <table:table-cell office:value-type="float" office:value="3.4946" calcext:value-type="float">
            <text:p>3.4946</text:p>
          </table:table-cell>
          <table:table-cell office:value-type="float" office:value="28.0034" calcext:value-type="float">
            <text:p>28.0034</text:p>
          </table:table-cell>
          <table:table-cell office:value-type="float" office:value="30.6884" calcext:value-type="float">
            <text:p>30.6884</text:p>
          </table:table-cell>
          <table:table-cell table:style-name="ce13" office:value-type="float" office:value="4845.9492" calcext:value-type="float">
            <text:p>4845.9492</text:p>
          </table:table-cell>
          <table:table-cell office:value-type="float" office:value="1851.5982" calcext:value-type="float">
            <text:p>1851.5982</text:p>
          </table:table-cell>
          <table:table-cell office:value-type="float" office:value="16.693" calcext:value-type="float">
            <text:p>16.693</text:p>
          </table:table-cell>
          <table:table-cell office:value-type="float" office:value="2281.7288" calcext:value-type="float">
            <text:p>2281.7288</text:p>
          </table:table-cell>
          <table:table-cell office:value-type="float" office:value="2193.97" calcext:value-type="float">
            <text:p>2193.97</text:p>
          </table:table-cell>
          <table:table-cell table:number-columns-repeated="2" office:value-type="float" office:value="28900" calcext:value-type="float">
            <text:p>28900</text:p>
          </table:table-cell>
          <table:table-cell office:value-type="float" office:value="4.7746" calcext:value-type="float">
            <text:p>4.7746</text:p>
          </table:table-cell>
          <table:table-cell office:value-type="float" office:value="28977.7632" calcext:value-type="float">
            <text:p>28977.7632</text:p>
          </table:table-cell>
          <table:table-cell office:value-type="float" office:value="28920.7864" calcext:value-type="float">
            <text:p>28920.7864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2.2358" calcext:value-type="float">
            <text:p>2.2358</text:p>
          </table:table-cell>
          <table:table-cell office:value-type="float" office:value="2.1472" calcext:value-type="float">
            <text:p>2.1472</text:p>
          </table:table-cell>
          <table:table-cell office:value-type="float" office:value="2.1466" calcext:value-type="float">
            <text:p>2.1466</text:p>
          </table:table-cell>
          <table:table-cell table:style-name="ce11" office:value-type="float" office:value="2.2898" calcext:value-type="float">
            <text:p>2.2898</text:p>
          </table:table-cell>
          <table:table-cell table:style-name="ce13" office:value-type="float" office:value="1729.244" calcext:value-type="float">
            <text:p>1729.2440</text:p>
          </table:table-cell>
          <table:table-cell office:value-type="float" office:value="28.2846" calcext:value-type="float">
            <text:p>28.2846</text:p>
          </table:table-cell>
          <table:table-cell office:value-type="float" office:value="3.099" calcext:value-type="float">
            <text:p>3.099</text:p>
          </table:table-cell>
          <table:table-cell office:value-type="float" office:value="22.4028" calcext:value-type="float">
            <text:p>22.4028</text:p>
          </table:table-cell>
          <table:table-cell office:value-type="float" office:value="28.3904" calcext:value-type="float">
            <text:p>28.3904</text:p>
          </table:table-cell>
          <table:table-cell table:style-name="ce13" office:value-type="float" office:value="5122.057" calcext:value-type="float">
            <text:p>5122.0570</text:p>
          </table:table-cell>
          <table:table-cell office:value-type="float" office:value="1863.7512" calcext:value-type="float">
            <text:p>1863.7512</text:p>
          </table:table-cell>
          <table:table-cell office:value-type="float" office:value="16.871" calcext:value-type="float">
            <text:p>16.871</text:p>
          </table:table-cell>
          <table:table-cell office:value-type="float" office:value="2295.3462" calcext:value-type="float">
            <text:p>2295.3462</text:p>
          </table:table-cell>
          <table:table-cell office:value-type="float" office:value="552.3656" calcext:value-type="float">
            <text:p>552.3656</text:p>
          </table:table-cell>
          <table:table-cell table:number-columns-repeated="5"/>
        </table:table-row>
        <table:table-row table:style-name="ro1">
          <table:table-cell office:value-type="float" office:value="2.2358" calcext:value-type="float">
            <text:p>2.2358</text:p>
          </table:table-cell>
          <table:table-cell office:value-type="float" office:value="2.1606" calcext:value-type="float">
            <text:p>2.1606</text:p>
          </table:table-cell>
          <table:table-cell office:value-type="float" office:value="2.1758" calcext:value-type="float">
            <text:p>2.1758</text:p>
          </table:table-cell>
          <table:table-cell office:value-type="float" office:value="2.1468" calcext:value-type="float">
            <text:p>2.1468</text:p>
          </table:table-cell>
          <table:table-cell table:style-name="ce11" office:value-type="float" office:value="4.2394" calcext:value-type="float">
            <text:p>4.2394</text:p>
          </table:table-cell>
          <table:table-cell table:style-name="ce13" office:value-type="float" office:value="1758.0936" calcext:value-type="float">
            <text:p>1758.0936</text:p>
          </table:table-cell>
          <table:table-cell office:value-type="float" office:value="28.7558" calcext:value-type="float">
            <text:p>28.7558</text:p>
          </table:table-cell>
          <table:table-cell office:value-type="float" office:value="2.9164" calcext:value-type="float">
            <text:p>2.9164</text:p>
          </table:table-cell>
          <table:table-cell office:value-type="float" office:value="20.4026" calcext:value-type="float">
            <text:p>20.4026</text:p>
          </table:table-cell>
          <table:table-cell office:value-type="float" office:value="24.3148" calcext:value-type="float">
            <text:p>24.3148</text:p>
          </table:table-cell>
          <table:table-cell table:style-name="ce13" office:value-type="float" office:value="5692.3268" calcext:value-type="float">
            <text:p>5692.3268</text:p>
          </table:table-cell>
          <table:table-cell office:value-type="float" office:value="1805.0548" calcext:value-type="float">
            <text:p>1805.0548</text:p>
          </table:table-cell>
          <table:table-cell office:value-type="float" office:value="17.414" calcext:value-type="float">
            <text:p>17.414</text:p>
          </table:table-cell>
          <table:table-cell office:value-type="float" office:value="2270.7244" calcext:value-type="float">
            <text:p>2270.7244</text:p>
          </table:table-cell>
          <table:table-cell office:value-type="float" office:value="2269.9188" calcext:value-type="float">
            <text:p>2269.9188</text:p>
          </table:table-cell>
          <table:table-cell table:number-columns-repeated="5"/>
        </table:table-row>
        <table:table-row table:style-name="ro1">
          <table:table-cell office:value-type="float" office:value="2.2474" calcext:value-type="float">
            <text:p>2.2474</text:p>
          </table:table-cell>
          <table:table-cell office:value-type="float" office:value="2.184" calcext:value-type="float">
            <text:p>2.184</text:p>
          </table:table-cell>
          <table:table-cell office:value-type="float" office:value="2.2826" calcext:value-type="float">
            <text:p>2.2826</text:p>
          </table:table-cell>
          <table:table-cell office:value-type="float" office:value="2.1608" calcext:value-type="float">
            <text:p>2.1608</text:p>
          </table:table-cell>
          <table:table-cell table:style-name="ce11" office:value-type="float" office:value="6.4594" calcext:value-type="float">
            <text:p>6.4594</text:p>
          </table:table-cell>
          <table:table-cell table:style-name="ce13" office:value-type="float" office:value="1678.946" calcext:value-type="float">
            <text:p>1678.9460</text:p>
          </table:table-cell>
          <table:table-cell office:value-type="float" office:value="25.4474" calcext:value-type="float">
            <text:p>25.4474</text:p>
          </table:table-cell>
          <table:table-cell office:value-type="float" office:value="3.2386" calcext:value-type="float">
            <text:p>3.2386</text:p>
          </table:table-cell>
          <table:table-cell office:value-type="float" office:value="22.4056" calcext:value-type="float">
            <text:p>22.4056</text:p>
          </table:table-cell>
          <table:table-cell office:value-type="float" office:value="26.7538" calcext:value-type="float">
            <text:p>26.7538</text:p>
          </table:table-cell>
          <table:table-cell table:style-name="ce13" office:value-type="float" office:value="7622.7476" calcext:value-type="float">
            <text:p>7622.7476</text:p>
          </table:table-cell>
          <table:table-cell office:value-type="float" office:value="2955.0628" calcext:value-type="float">
            <text:p>2955.0628</text:p>
          </table:table-cell>
          <table:table-cell office:value-type="float" office:value="19.3292" calcext:value-type="float">
            <text:p>19.3292</text:p>
          </table:table-cell>
          <table:table-cell office:value-type="float" office:value="28802.2556" calcext:value-type="float">
            <text:p>28802.2556</text:p>
          </table:table-cell>
          <table:table-cell office:value-type="float" office:value="28852.923" calcext:value-type="float">
            <text:p>28852.923</text:p>
          </table:table-cell>
          <table:table-cell table:number-columns-repeated="5"/>
        </table:table-row>
        <table:table-row table:style-name="ro1">
          <table:table-cell office:value-type="float" office:value="2.1526" calcext:value-type="float">
            <text:p>2.1526</text:p>
          </table:table-cell>
          <table:table-cell office:value-type="float" office:value="2.1904" calcext:value-type="float">
            <text:p>2.1904</text:p>
          </table:table-cell>
          <table:table-cell office:value-type="float" office:value="2.1652" calcext:value-type="float">
            <text:p>2.1652</text:p>
          </table:table-cell>
          <table:table-cell office:value-type="float" office:value="2.1558" calcext:value-type="float">
            <text:p>2.1558</text:p>
          </table:table-cell>
          <table:table-cell table:style-name="ce11" office:value-type="float" office:value="8.8128" calcext:value-type="float">
            <text:p>8.8128</text:p>
          </table:table-cell>
          <table:table-cell table:style-name="ce13" office:value-type="float" office:value="1654.4726" calcext:value-type="float">
            <text:p>1654.4726</text:p>
          </table:table-cell>
          <table:table-cell office:value-type="float" office:value="24.5834" calcext:value-type="float">
            <text:p>24.5834</text:p>
          </table:table-cell>
          <table:table-cell office:value-type="float" office:value="3.1886" calcext:value-type="float">
            <text:p>3.1886</text:p>
          </table:table-cell>
          <table:table-cell office:value-type="float" office:value="22.003" calcext:value-type="float">
            <text:p>22.003</text:p>
          </table:table-cell>
          <table:table-cell office:value-type="float" office:value="25.4504" calcext:value-type="float">
            <text:p>25.4504</text:p>
          </table:table-cell>
          <table:table-cell table:style-name="ce13" office:value-type="float" office:value="6646.8418" calcext:value-type="float">
            <text:p>6646.8418</text:p>
          </table:table-cell>
          <table:table-cell office:value-type="float" office:value="2588.573" calcext:value-type="float">
            <text:p>2588.573</text:p>
          </table:table-cell>
          <table:table-cell office:value-type="float" office:value="19.8624" calcext:value-type="float">
            <text:p>19.8624</text:p>
          </table:table-cell>
          <table:table-cell office:value-type="float" office:value="3070.844" calcext:value-type="float">
            <text:p>3070.844</text:p>
          </table:table-cell>
          <table:table-cell office:value-type="float" office:value="3153.1204" calcext:value-type="float">
            <text:p>3153.1204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.1546" calcext:value-type="float">
            <text:p>2.1546</text:p>
          </table:table-cell>
          <table:table-cell office:value-type="float" office:value="2.1604" calcext:value-type="float">
            <text:p>2.1604</text:p>
          </table:table-cell>
          <table:table-cell office:value-type="float" office:value="2.1552" calcext:value-type="float">
            <text:p>2.1552</text:p>
          </table:table-cell>
          <table:table-cell table:style-name="ce11" office:value-type="float" office:value="9.0684" calcext:value-type="float">
            <text:p>9.0684</text:p>
          </table:table-cell>
          <table:table-cell table:style-name="ce13" office:value-type="float" office:value="1684.5826" calcext:value-type="float">
            <text:p>1684.5826</text:p>
          </table:table-cell>
          <table:table-cell office:value-type="float" office:value="25.5444" calcext:value-type="float">
            <text:p>25.5444</text:p>
          </table:table-cell>
          <table:table-cell office:value-type="float" office:value="3.4142" calcext:value-type="float">
            <text:p>3.4142</text:p>
          </table:table-cell>
          <table:table-cell office:value-type="float" office:value="25.6032" calcext:value-type="float">
            <text:p>25.6032</text:p>
          </table:table-cell>
          <table:table-cell office:value-type="float" office:value="29.257" calcext:value-type="float">
            <text:p>29.257</text:p>
          </table:table-cell>
          <table:table-cell table:style-name="ce13" office:value-type="float" office:value="8374.8428" calcext:value-type="float">
            <text:p>8374.8428</text:p>
          </table:table-cell>
          <table:table-cell office:value-type="float" office:value="3136.8578" calcext:value-type="float">
            <text:p>3136.8578</text:p>
          </table:table-cell>
          <table:table-cell office:value-type="float" office:value="24.4214" calcext:value-type="float">
            <text:p>24.4214</text:p>
          </table:table-cell>
          <table:table-cell office:value-type="float" office:value="3838.3234" calcext:value-type="float">
            <text:p>3838.3234</text:p>
          </table:table-cell>
          <table:table-cell office:value-type="float" office:value="3863.7316" calcext:value-type="float">
            <text:p>3863.7316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3" office:value-type="float" office:value="1702.4114" calcext:value-type="float">
            <text:p>1702.4114</text:p>
          </table:table-cell>
          <table:table-cell office:value-type="float" office:value="24.7962" calcext:value-type="float">
            <text:p>24.7962</text:p>
          </table:table-cell>
          <table:table-cell office:value-type="float" office:value="2.9742" calcext:value-type="float">
            <text:p>2.9742</text:p>
          </table:table-cell>
          <table:table-cell office:value-type="float" office:value="20.4024" calcext:value-type="float">
            <text:p>20.4024</text:p>
          </table:table-cell>
          <table:table-cell office:value-type="float" office:value="24.2496" calcext:value-type="float">
            <text:p>24.2496</text:p>
          </table:table-cell>
          <table:table-cell table:style-name="ce13" office:value-type="float" office:value="8359.5518" calcext:value-type="float">
            <text:p>8359.5518</text:p>
          </table:table-cell>
          <table:table-cell office:value-type="float" office:value="3109.3568" calcext:value-type="float">
            <text:p>3109.3568</text:p>
          </table:table-cell>
          <table:table-cell office:value-type="float" office:value="25.0386" calcext:value-type="float">
            <text:p>25.0386</text:p>
          </table:table-cell>
          <table:table-cell office:value-type="float" office:value="3623.2974" calcext:value-type="float">
            <text:p>3623.2974</text:p>
          </table:table-cell>
          <table:table-cell office:value-type="float" office:value="3668.4602" calcext:value-type="float">
            <text:p>3668.4602</text:p>
          </table:table-cell>
          <table:table-cell table:number-columns-repeated="5"/>
        </table:table-row>
        <table:table-row table:style-name="ro1" table:number-rows-repeated="5">
          <table:table-cell table:number-columns-repeated="20"/>
        </table:table-row>
        <table:table-row table:style-name="ro1" table:number-rows-repeated="9">
          <table:table-cell table:number-columns-repeated="6"/>
          <table:table-cell table:style-name="ce13"/>
          <table:table-cell table:number-columns-repeated="13"/>
        </table:table-row>
        <table:table-row table:style-name="ro1">
          <table:table-cell table:number-columns-repeated="6"/>
          <table:table-cell table:style-name="ce13"/>
          <table:table-cell table:number-columns-repeated="13"/>
        </table:table-row>
      </table:table>
      <table:table table:name="Configurations" table:style-name="ta1">
        <table:table-column table:style-name="co1" table:default-cell-style-name="ce5"/>
        <table:table-column table:style-name="co1" table:number-columns-repeated="9" table:default-cell-style-name="Default"/>
        <table:table-column table:style-name="co1" table:default-cell-style-name="ce4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GPL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Linux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FinServ</text:p>
          </table:table-cell>
          <table:covered-table-cell table:number-columns-repeated="4"/>
          <table:table-cell table:style-name="ce3" office:value-type="string" calcext:value-type="string" table:number-columns-spanned="5" table:number-rows-spanned="1">
            <text:p>Automo</text:p>
          </table:table-cell>
          <table:covered-table-cell table:number-columns-repeated="4"/>
        </table:table-row>
        <table:table-row table:style-name="ro1">
          <table:table-cell table:style-name="Default"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table:style-name="Default"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</table:table-row>
        <table:table-row table:style-name="ro1">
          <table:table-cell office:value-type="float" office:value="7" calcext:value-type="float">
            <text:p>7.00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52.6" calcext:value-type="float">
            <text:p>52.6</text:p>
          </table:table-cell>
          <table:table-cell table:number-columns-repeated="3" office:value-type="float" office:value="239" calcext:value-type="float">
            <text:p>239</text:p>
          </table:table-cell>
          <table:table-cell office:value-type="float" office:value="404" calcext:value-type="float">
            <text:p>404.0000</text:p>
          </table:table-cell>
          <table:table-cell office:value-type="float" office:value="403" calcext:value-type="float">
            <text:p>403</text:p>
          </table:table-cell>
          <table:table-cell table:number-columns-repeated="3"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75.2" calcext:value-type="float">
            <text:p>175.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8" calcext:value-type="float">
            <text:p>8.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64" calcext:value-type="float">
            <text:p>164</text:p>
          </table:table-cell>
          <table:table-cell office:value-type="float" office:value="3199" calcext:value-type="float">
            <text:p>3199.0000</text:p>
          </table:table-cell>
          <table:table-cell office:value-type="float" office:value="3203" calcext:value-type="float">
            <text:p>3203</text:p>
          </table:table-cell>
          <table:table-cell table:number-columns-repeated="3" office:value-type="float" office:value="4560" calcext:value-type="float">
            <text:p>45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24.8" calcext:value-type="float">
            <text:p>124.8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0" calcext:value-type="float">
            <text:p>10.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52.4" calcext:value-type="float">
            <text:p>52.4</text:p>
          </table:table-cell>
          <table:table-cell table:number-columns-repeated="3" office:value-type="float" office:value="133" calcext:value-type="float">
            <text:p>133</text:p>
          </table:table-cell>
          <table:table-cell office:value-type="float" office:value="3194" calcext:value-type="float">
            <text:p>3194.0000</text:p>
          </table:table-cell>
          <table:table-cell office:value-type="float" office:value="3197" calcext:value-type="float">
            <text:p>3197</text:p>
          </table:table-cell>
          <table:table-cell table:number-columns-repeated="3" office:value-type="float" office:value="4563" calcext:value-type="float">
            <text:p>45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0" calcext:value-type="float">
            <text:p>10.00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51.4" calcext:value-type="float">
            <text:p>51.4</text:p>
          </table:table-cell>
          <table:table-cell table:number-columns-repeated="3" office:value-type="float" office:value="188" calcext:value-type="float">
            <text:p>188</text:p>
          </table:table-cell>
          <table:table-cell office:value-type="float" office:value="3190" calcext:value-type="float">
            <text:p>3190.0000</text:p>
          </table:table-cell>
          <table:table-cell office:value-type="float" office:value="3190" calcext:value-type="float">
            <text:p>3190</text:p>
          </table:table-cell>
          <table:table-cell table:number-columns-repeated="2" office:value-type="float" office:value="4550" calcext:value-type="float">
            <text:p>4550</text:p>
          </table:table-cell>
          <table:table-cell office:value-type="float" office:value="4568" calcext:value-type="float">
            <text:p>4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5.2" calcext:value-type="float">
            <text:p>125.2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" calcext:value-type="float">
            <text:p>9.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54.4" calcext:value-type="float">
            <text:p>54.4</text:p>
          </table:table-cell>
          <table:table-cell table:number-columns-repeated="3" office:value-type="float" office:value="148" calcext:value-type="float">
            <text:p>148</text:p>
          </table:table-cell>
          <table:table-cell office:value-type="float" office:value="3196" calcext:value-type="float">
            <text:p>3196.0000</text:p>
          </table:table-cell>
          <table:table-cell office:value-type="float" office:value="3193" calcext:value-type="float">
            <text:p>3193</text:p>
          </table:table-cell>
          <table:table-cell table:number-columns-repeated="2" office:value-type="float" office:value="4546" calcext:value-type="float">
            <text:p>4546</text:p>
          </table:table-cell>
          <table:table-cell office:value-type="float" office:value="4539" calcext:value-type="float">
            <text:p>453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.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53.6" calcext:value-type="float">
            <text:p>53.6</text:p>
          </table:table-cell>
          <table:table-cell table:number-columns-repeated="3" office:value-type="float" office:value="121" calcext:value-type="float">
            <text:p>121</text:p>
          </table:table-cell>
          <table:table-cell office:value-type="float" office:value="3189" calcext:value-type="float">
            <text:p>3189.0000</text:p>
          </table:table-cell>
          <table:table-cell office:value-type="float" office:value="3190" calcext:value-type="float">
            <text:p>3190</text:p>
          </table:table-cell>
          <table:table-cell table:number-columns-repeated="3" office:value-type="float" office:value="4542" calcext:value-type="float">
            <text:p>4542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.0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48.2" calcext:value-type="float">
            <text:p>48.2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72" calcext:value-type="float">
            <text:p>172</text:p>
          </table:table-cell>
          <table:table-cell office:value-type="float" office:value="3632" calcext:value-type="float">
            <text:p>3632.0000</text:p>
          </table:table-cell>
          <table:table-cell office:value-type="float" office:value="3638" calcext:value-type="float">
            <text:p>3638</text:p>
          </table:table-cell>
          <table:table-cell table:number-columns-repeated="2" office:value-type="float" office:value="7802.4" calcext:value-type="float">
            <text:p>7802.4</text:p>
          </table:table-cell>
          <table:table-cell office:value-type="float" office:value="7884.8" calcext:value-type="float">
            <text:p>7884.8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.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47.6" calcext:value-type="float">
            <text:p>47.6</text:p>
          </table:table-cell>
          <table:table-cell table:number-columns-repeated="3" office:value-type="float" office:value="155" calcext:value-type="float">
            <text:p>155</text:p>
          </table:table-cell>
          <table:table-cell office:value-type="float" office:value="3551" calcext:value-type="float">
            <text:p>3551.0000</text:p>
          </table:table-cell>
          <table:table-cell office:value-type="float" office:value="3555" calcext:value-type="float">
            <text:p>3555</text:p>
          </table:table-cell>
          <table:table-cell table:number-columns-repeated="3" office:value-type="float" office:value="4975" calcext:value-type="float">
            <text:p>4975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.00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49" calcext:value-type="float">
            <text:p>49</text:p>
          </table:table-cell>
          <table:table-cell office:value-type="float" office:value="49.6" calcext:value-type="float">
            <text:p>49.6</text:p>
          </table:table-cell>
          <table:table-cell table:number-columns-repeated="3" office:value-type="float" office:value="190" calcext:value-type="float">
            <text:p>190</text:p>
          </table:table-cell>
          <table:table-cell office:value-type="float" office:value="4434" calcext:value-type="float">
            <text:p>4434.0000</text:p>
          </table:table-cell>
          <table:table-cell office:value-type="float" office:value="4440" calcext:value-type="float">
            <text:p>4440</text:p>
          </table:table-cell>
          <table:table-cell table:number-columns-repeated="3" office:value-type="float" office:value="6392" calcext:value-type="float">
            <text:p>6392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39" calcext:value-type="float">
            <text:p>139</text:p>
          </table:table-cell>
          <table:table-cell office:value-type="float" office:value="4427" calcext:value-type="float">
            <text:p>4427.0000</text:p>
          </table:table-cell>
          <table:table-cell office:value-type="float" office:value="4419" calcext:value-type="float">
            <text:p>4419</text:p>
          </table:table-cell>
          <table:table-cell table:number-columns-repeated="3" office:value-type="float" office:value="6245" calcext:value-type="float">
            <text:p>6245</text:p>
          </table:table-cell>
          <table:table-cell table:number-columns-repeated="5"/>
        </table:table-row>
      </table:table>
      <table:table table:name="Efficiency" table:style-name="ta1">
        <table:table-column table:style-name="co1" table:number-columns-repeated="1024" table:default-cell-style-name="ce4"/>
        <table:table-row table:style-name="ro1">
          <table:table-cell table:style-name="ce6" office:value-type="string" calcext:value-type="string" table:number-columns-spanned="5" table:number-rows-spanned="1">
            <text:p>GPL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Linux</text:p>
          </table:table-cell>
          <table:covered-table-cell table:number-columns-repeated="4"/>
          <table:table-cell table:style-name="ce6" office:value-type="string" calcext:value-type="string" table:number-columns-spanned="5" table:number-rows-spanned="1">
            <text:p>FinServ</text:p>
          </table:table-cell>
          <table:covered-table-cell table:number-columns-repeated="4"/>
          <table:table-cell table:style-name="ce7" office:value-type="string" calcext:value-type="string" table:number-columns-spanned="5" table:number-rows-spanned="1">
            <text:p>Automo</text:p>
          </table:table-cell>
          <table:covered-table-cell table:number-columns-repeated="4"/>
          <table:table-cell table:number-columns-repeated="1004"/>
        </table:table-row>
        <table:table-row table:style-name="ro1"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table:number-columns-repeated="1004"/>
        </table:table-row>
        <table:table-row table:style-name="ro1">
          <table:table-cell office:value-type="float" office:value="3.25278810408922" calcext:value-type="float">
            <text:p>3.2528</text:p>
          </table:table-cell>
          <table:table-cell office:value-type="float" office:value="3.25673875210513" calcext:value-type="float">
            <text:p>3.2567</text:p>
          </table:table-cell>
          <table:table-cell office:value-type="float" office:value="2.76150796967584" calcext:value-type="float">
            <text:p>2.7615</text:p>
          </table:table-cell>
          <table:table-cell office:value-type="float" office:value="2.76814393144792" calcext:value-type="float">
            <text:p>2.7681</text:p>
          </table:table-cell>
          <table:table-cell office:value-type="float" office:value="2.89619889703282" calcext:value-type="float">
            <text:p>2.8962</text:p>
          </table:table-cell>
          <table:table-cell office:value-type="float" office:value="0.0517037836940557" calcext:value-type="float">
            <text:p>0.0517</text:p>
          </table:table-cell>
          <table:table-cell office:value-type="float" office:value="2.11770651631506" calcext:value-type="float">
            <text:p>2.1177</text:p>
          </table:table-cell>
          <table:table-cell office:value-type="float" office:value="54.3943002821494" calcext:value-type="float">
            <text:p>54.3943</text:p>
          </table:table-cell>
          <table:table-cell office:value-type="float" office:value="6.87150692893318" calcext:value-type="float">
            <text:p>6.8715</text:p>
          </table:table-cell>
          <table:table-cell office:value-type="float" office:value="6.8347872792688" calcext:value-type="float">
            <text:p>6.8348</text:p>
          </table:table-cell>
          <table:table-cell office:value-type="float" office:value="0.192636347457286" calcext:value-type="float">
            <text:p>0.1926</text:p>
          </table:table-cell>
          <table:table-cell office:value-type="float" office:value="0.730396760819491" calcext:value-type="float">
            <text:p>0.7304</text:p>
          </table:table-cell>
          <table:table-cell office:value-type="float" office:value="104.449466974943" calcext:value-type="float">
            <text:p>104.4495</text:p>
          </table:table-cell>
          <table:table-cell office:value-type="float" office:value="7.67201466273383" calcext:value-type="float">
            <text:p>7.6720</text:p>
          </table:table-cell>
          <table:table-cell office:value-type="float" office:value="7.45819795670802" calcext:value-type="float">
            <text:p>7.4582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7.15769307504842" calcext:value-type="float">
            <text:p>7.1577</text:p>
          </table:table-cell>
          <table:table-cell office:value-type="float" office:value="0.00606287198926693" calcext:value-type="float">
            <text:p>0.0061</text:p>
          </table:table-cell>
          <table:table-cell office:value-type="float" office:value="0.00614204216682646" calcext:value-type="float">
            <text:p>0.0061</text:p>
          </table:table-cell>
          <table:table-cell table:number-columns-repeated="1004"/>
        </table:table-row>
        <table:table-row table:style-name="ro1">
          <table:table-cell office:value-type="float" office:value="3.64421657581142" calcext:value-type="float">
            <text:p>3.6442</text:p>
          </table:table-cell>
          <table:table-cell office:value-type="float" office:value="4.20601320497633" calcext:value-type="float">
            <text:p>4.2060</text:p>
          </table:table-cell>
          <table:table-cell office:value-type="float" office:value="3.73588692996319" calcext:value-type="float">
            <text:p>3.7359</text:p>
          </table:table-cell>
          <table:table-cell office:value-type="float" office:value="3.75453073832576" calcext:value-type="float">
            <text:p>3.7545</text:p>
          </table:table-cell>
          <table:table-cell office:value-type="float" office:value="5.25413962126607" calcext:value-type="float">
            <text:p>5.2541</text:p>
          </table:table-cell>
          <table:table-cell office:value-type="float" office:value="0.0442495760845975" calcext:value-type="float">
            <text:p>0.0442</text:p>
          </table:table-cell>
          <table:table-cell office:value-type="float" office:value="1.91352471793892" calcext:value-type="float">
            <text:p>1.9135</text:p>
          </table:table-cell>
          <table:table-cell office:value-type="float" office:value="49.4435483728008" calcext:value-type="float">
            <text:p>49.4435</text:p>
          </table:table-cell>
          <table:table-cell office:value-type="float" office:value="6.30686756571099" calcext:value-type="float">
            <text:p>6.3069</text:p>
          </table:table-cell>
          <table:table-cell office:value-type="float" office:value="5.16919731006383" calcext:value-type="float">
            <text:p>5.1692</text:p>
          </table:table-cell>
          <table:table-cell office:value-type="float" office:value="0.556077212592264" calcext:value-type="float">
            <text:p>0.5561</text:p>
          </table:table-cell>
          <table:table-cell office:value-type="float" office:value="1.54038092579097" calcext:value-type="float">
            <text:p>1.5404</text:p>
          </table:table-cell>
          <table:table-cell office:value-type="float" office:value="185.257971903253" calcext:value-type="float">
            <text:p>185.2580</text:p>
          </table:table-cell>
          <table:table-cell office:value-type="float" office:value="2.04572331982729" calcext:value-type="float">
            <text:p>2.0457</text:p>
          </table:table-cell>
          <table:table-cell office:value-type="float" office:value="2.02881910898899" calcext:value-type="float">
            <text:p>2.0288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2.5714730901626" calcext:value-type="float">
            <text:p>22.5715</text:p>
          </table:table-cell>
          <table:table-cell office:value-type="float" office:value="0.00430689784589976" calcext:value-type="float">
            <text:p>0.0043</text:p>
          </table:table-cell>
          <table:table-cell office:value-type="float" office:value="0.00441100465998914" calcext:value-type="float">
            <text:p>0.0044</text:p>
          </table:table-cell>
          <table:table-cell table:number-columns-repeated="1004"/>
        </table:table-row>
        <table:table-row table:style-name="ro1">
          <table:table-cell office:value-type="float" office:value="4.62242072636805" calcext:value-type="float">
            <text:p>4.6224</text:p>
          </table:table-cell>
          <table:table-cell office:value-type="float" office:value="5.08475630106448" calcext:value-type="float">
            <text:p>5.0848</text:p>
          </table:table-cell>
          <table:table-cell office:value-type="float" office:value="4.10650914931868" calcext:value-type="float">
            <text:p>4.1065</text:p>
          </table:table-cell>
          <table:table-cell office:value-type="float" office:value="4.21191685560028" calcext:value-type="float">
            <text:p>4.2119</text:p>
          </table:table-cell>
          <table:table-cell office:value-type="float" office:value="6.61065157525394" calcext:value-type="float">
            <text:p>6.6107</text:p>
          </table:table-cell>
          <table:table-cell office:value-type="float" office:value="0.0302607285502655" calcext:value-type="float">
            <text:p>0.0303</text:p>
          </table:table-cell>
          <table:table-cell office:value-type="float" office:value="1.96683008294485" calcext:value-type="float">
            <text:p>1.9668</text:p>
          </table:table-cell>
          <table:table-cell office:value-type="float" office:value="43.7948830067754" calcext:value-type="float">
            <text:p>43.7949</text:p>
          </table:table-cell>
          <table:table-cell office:value-type="float" office:value="6.04474017006788" calcext:value-type="float">
            <text:p>6.0447</text:p>
          </table:table-cell>
          <table:table-cell office:value-type="float" office:value="5.05778909858303" calcext:value-type="float">
            <text:p>5.0578</text:p>
          </table:table-cell>
          <table:table-cell office:value-type="float" office:value="0.64227303315324" calcext:value-type="float">
            <text:p>0.6423</text:p>
          </table:table-cell>
          <table:table-cell office:value-type="float" office:value="1.72954793470197" calcext:value-type="float">
            <text:p>1.7295</text:p>
          </table:table-cell>
          <table:table-cell office:value-type="float" office:value="199.545286902727" calcext:value-type="float">
            <text:p>199.5453</text:p>
          </table:table-cell>
          <table:table-cell office:value-type="float" office:value="1.98429119494315" calcext:value-type="float">
            <text:p>1.9843</text:p>
          </table:table-cell>
          <table:table-cell office:value-type="float" office:value="1.97492820427283" calcext:value-type="float">
            <text:p>1.9749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6.5955796909222" calcext:value-type="float">
            <text:p>26.5956</text:p>
          </table:table-cell>
          <table:table-cell office:value-type="float" office:value="0.00431230454002188" calcext:value-type="float">
            <text:p>0.0043</text:p>
          </table:table-cell>
          <table:table-cell office:value-type="float" office:value="0.0045987081711509" calcext:value-type="float">
            <text:p>0.0046</text:p>
          </table:table-cell>
          <table:table-cell table:number-columns-repeated="1004"/>
        </table:table-row>
        <table:table-row table:style-name="ro1">
          <table:table-cell office:value-type="float" office:value="4.65269555915578" calcext:value-type="float">
            <text:p>4.6527</text:p>
          </table:table-cell>
          <table:table-cell office:value-type="float" office:value="5.11255124683753" calcext:value-type="float">
            <text:p>5.1126</text:p>
          </table:table-cell>
          <table:table-cell office:value-type="float" office:value="4.14791559062564" calcext:value-type="float">
            <text:p>4.1479</text:p>
          </table:table-cell>
          <table:table-cell office:value-type="float" office:value="4.20134187578326" calcext:value-type="float">
            <text:p>4.2013</text:p>
          </table:table-cell>
          <table:table-cell office:value-type="float" office:value="5.07467814948265" calcext:value-type="float">
            <text:p>5.0747</text:p>
          </table:table-cell>
          <table:table-cell office:value-type="float" office:value="0.0282413244491331" calcext:value-type="float">
            <text:p>0.0282</text:p>
          </table:table-cell>
          <table:table-cell office:value-type="float" office:value="1.97542722225979" calcext:value-type="float">
            <text:p>1.9754</text:p>
          </table:table-cell>
          <table:table-cell office:value-type="float" office:value="53.8351968795895" calcext:value-type="float">
            <text:p>53.8352</text:p>
          </table:table-cell>
          <table:table-cell office:value-type="float" office:value="6.71347050920733" calcext:value-type="float">
            <text:p>6.7135</text:p>
          </table:table-cell>
          <table:table-cell office:value-type="float" office:value="6.12661805944081" calcext:value-type="float">
            <text:p>6.1266</text:p>
          </table:table-cell>
          <table:table-cell office:value-type="float" office:value="0.6583311710411" calcext:value-type="float">
            <text:p>0.6583</text:p>
          </table:table-cell>
          <table:table-cell office:value-type="float" office:value="1.72297339519729" calcext:value-type="float">
            <text:p>1.7230</text:p>
          </table:table-cell>
          <table:table-cell office:value-type="float" office:value="191.116633856038" calcext:value-type="float">
            <text:p>191.1166</text:p>
          </table:table-cell>
          <table:table-cell office:value-type="float" office:value="1.99618377416868" calcext:value-type="float">
            <text:p>1.9962</text:p>
          </table:table-cell>
          <table:table-cell office:value-type="float" office:value="2.08273937029091" calcext:value-type="float">
            <text:p>2.0827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26.3533545552279" calcext:value-type="float">
            <text:p>26.3534</text:p>
          </table:table-cell>
          <table:table-cell office:value-type="float" office:value="0.00432052369056931" calcext:value-type="float">
            <text:p>0.0043</text:p>
          </table:table-cell>
          <table:table-cell office:value-type="float" office:value="0.00449503695237716" calcext:value-type="float">
            <text:p>0.0045</text:p>
          </table:table-cell>
          <table:table-cell table:number-columns-repeated="1004"/>
        </table:table-row>
        <table:table-row table:style-name="ro1">
          <table:table-cell office:value-type="float" office:value="4.1860826144174" calcext:value-type="float">
            <text:p>4.1861</text:p>
          </table:table-cell>
          <table:table-cell office:value-type="float" office:value="4.03763343870552" calcext:value-type="float">
            <text:p>4.0376</text:p>
          </table:table-cell>
          <table:table-cell office:value-type="float" office:value="3.72580190604375" calcext:value-type="float">
            <text:p>3.7258</text:p>
          </table:table-cell>
          <table:table-cell office:value-type="float" office:value="3.72683305024053" calcext:value-type="float">
            <text:p>3.7268</text:p>
          </table:table-cell>
          <table:table-cell office:value-type="float" office:value="7.86106261940338" calcext:value-type="float">
            <text:p>7.8611</text:p>
          </table:table-cell>
          <table:table-cell office:value-type="float" office:value="0.0300769602169859" calcext:value-type="float">
            <text:p>0.0301</text:p>
          </table:table-cell>
          <table:table-cell office:value-type="float" office:value="1.92353846126197" calcext:value-type="float">
            <text:p>1.9235</text:p>
          </table:table-cell>
          <table:table-cell office:value-type="float" office:value="47.9191605038966" calcext:value-type="float">
            <text:p>47.9192</text:p>
          </table:table-cell>
          <table:table-cell office:value-type="float" office:value="6.61433449586922" calcext:value-type="float">
            <text:p>6.6143</text:p>
          </table:table-cell>
          <table:table-cell office:value-type="float" office:value="5.22790858410618" calcext:value-type="float">
            <text:p>5.2279</text:p>
          </table:table-cell>
          <table:table-cell office:value-type="float" office:value="0.624057802744253" calcext:value-type="float">
            <text:p>0.6241</text:p>
          </table:table-cell>
          <table:table-cell office:value-type="float" office:value="1.71331292486717" calcext:value-type="float">
            <text:p>1.7133</text:p>
          </table:table-cell>
          <table:table-cell office:value-type="float" office:value="189.319180911379" calcext:value-type="float">
            <text:p>189.3192</text:p>
          </table:table-cell>
          <table:table-cell office:value-type="float" office:value="1.98088516674076" calcext:value-type="float">
            <text:p>1.9809</text:p>
          </table:table-cell>
          <table:table-cell office:value-type="float" office:value="8.21838768545504" calcext:value-type="float">
            <text:p>8.2184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float" office:value="4.48463962166287" calcext:value-type="float">
            <text:p>4.4846</text:p>
          </table:table-cell>
          <table:table-cell office:value-type="float" office:value="4.1660921021399" calcext:value-type="float">
            <text:p>4.1661</text:p>
          </table:table-cell>
          <table:table-cell office:value-type="float" office:value="4.599443764266" calcext:value-type="float">
            <text:p>4.5994</text:p>
          </table:table-cell>
          <table:table-cell office:value-type="float" office:value="4.65813743564268" calcext:value-type="float">
            <text:p>4.6581</text:p>
          </table:table-cell>
          <table:table-cell office:value-type="float" office:value="5.89709730194656" calcext:value-type="float">
            <text:p>5.8971</text:p>
          </table:table-cell>
          <table:table-cell office:value-type="float" office:value="0.0312855123709202" calcext:value-type="float">
            <text:p>0.0313</text:p>
          </table:table-cell>
          <table:table-cell office:value-type="float" office:value="1.87035771039105" calcext:value-type="float">
            <text:p>1.8704</text:p>
          </table:table-cell>
          <table:table-cell office:value-type="float" office:value="41.5555681494756" calcext:value-type="float">
            <text:p>41.5556</text:p>
          </table:table-cell>
          <table:table-cell office:value-type="float" office:value="5.93923460285162" calcext:value-type="float">
            <text:p>5.9392</text:p>
          </table:table-cell>
          <table:table-cell office:value-type="float" office:value="4.99302504346628" calcext:value-type="float">
            <text:p>4.9930</text:p>
          </table:table-cell>
          <table:table-cell office:value-type="float" office:value="0.560282127123717" calcext:value-type="float">
            <text:p>0.5603</text:p>
          </table:table-cell>
          <table:table-cell office:value-type="float" office:value="1.76728429373937" calcext:value-type="float">
            <text:p>1.7673</text:p>
          </table:table-cell>
          <table:table-cell office:value-type="float" office:value="183.323516889836" calcext:value-type="float">
            <text:p>183.3235</text:p>
          </table:table-cell>
          <table:table-cell office:value-type="float" office:value="2.0013189372063" calcext:value-type="float">
            <text:p>2.0013</text:p>
          </table:table-cell>
          <table:table-cell office:value-type="float" office:value="2.00121708816401" calcext:value-type="float">
            <text:p>2.0012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float" office:value="4.02719583920971" calcext:value-type="float">
            <text:p>4.0272</text:p>
          </table:table-cell>
          <table:table-cell office:value-type="float" office:value="4.12384498903503" calcext:value-type="float">
            <text:p>4.1238</text:p>
          </table:table-cell>
          <table:table-cell office:value-type="float" office:value="4.40290824724739" calcext:value-type="float">
            <text:p>4.4029</text:p>
          </table:table-cell>
          <table:table-cell office:value-type="float" office:value="4.62807503233742" calcext:value-type="float">
            <text:p>4.6281</text:p>
          </table:table-cell>
          <table:table-cell office:value-type="float" office:value="8.66969888202202" calcext:value-type="float">
            <text:p>8.6697</text:p>
          </table:table-cell>
          <table:table-cell office:value-type="float" office:value="0.027993982298355" calcext:value-type="float">
            <text:p>0.0280</text:p>
          </table:table-cell>
          <table:table-cell office:value-type="float" office:value="1.89423438494347" calcext:value-type="float">
            <text:p>1.8942</text:p>
          </table:table-cell>
          <table:table-cell office:value-type="float" office:value="49.2964631229771" calcext:value-type="float">
            <text:p>49.2965</text:p>
          </table:table-cell>
          <table:table-cell office:value-type="float" office:value="7.10516822941761" calcext:value-type="float">
            <text:p>7.1052</text:p>
          </table:table-cell>
          <table:table-cell office:value-type="float" office:value="6.45029181106988" calcext:value-type="float">
            <text:p>6.4503</text:p>
          </table:table-cell>
          <table:table-cell office:value-type="float" office:value="0.476499612105604" calcext:value-type="float">
            <text:p>0.4765</text:p>
          </table:table-cell>
          <table:table-cell office:value-type="float" office:value="1.23111725974662" calcext:value-type="float">
            <text:p>1.2311</text:p>
          </table:table-cell>
          <table:table-cell office:value-type="float" office:value="188.506417748116" calcext:value-type="float">
            <text:p>188.5064</text:p>
          </table:table-cell>
          <table:table-cell office:value-type="float" office:value="0.270895474395014" calcext:value-type="float">
            <text:p>0.2709</text:p>
          </table:table-cell>
          <table:table-cell office:value-type="float" office:value="0.273277036174947" calcext:value-type="float">
            <text:p>0.2733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office:value-type="float" office:value="6.03942209295466" calcext:value-type="float">
            <text:p>6.0394</text:p>
          </table:table-cell>
          <table:table-cell office:value-type="float" office:value="6.39551483214256" calcext:value-type="float">
            <text:p>6.3955</text:p>
          </table:table-cell>
          <table:table-cell office:value-type="float" office:value="5.08051428205547" calcext:value-type="float">
            <text:p>5.0805</text:p>
          </table:table-cell>
          <table:table-cell office:value-type="float" office:value="5.10255984455418" calcext:value-type="float">
            <text:p>5.1026</text:p>
          </table:table-cell>
          <table:table-cell office:value-type="float" office:value="7.71618215547724" calcext:value-type="float">
            <text:p>7.7162</text:p>
          </table:table-cell>
          <table:table-cell office:value-type="float" office:value="0.0296193872408303" calcext:value-type="float">
            <text:p>0.0296</text:p>
          </table:table-cell>
          <table:table-cell office:value-type="float" office:value="1.93828602327588" calcext:value-type="float">
            <text:p>1.9383</text:p>
          </table:table-cell>
          <table:table-cell office:value-type="float" office:value="48.7199371658199" calcext:value-type="float">
            <text:p>48.7199</text:p>
          </table:table-cell>
          <table:table-cell office:value-type="float" office:value="7.06798257438662" calcext:value-type="float">
            <text:p>7.0680</text:p>
          </table:table-cell>
          <table:table-cell office:value-type="float" office:value="6.09404329916202" calcext:value-type="float">
            <text:p>6.0940</text:p>
          </table:table-cell>
          <table:table-cell office:value-type="float" office:value="0.534258245333577" calcext:value-type="float">
            <text:p>0.5343</text:p>
          </table:table-cell>
          <table:table-cell office:value-type="float" office:value="1.37336258538625" calcext:value-type="float">
            <text:p>1.3734</text:p>
          </table:table-cell>
          <table:table-cell office:value-type="float" office:value="179.079623756409" calcext:value-type="float">
            <text:p>179.0796</text:p>
          </table:table-cell>
          <table:table-cell office:value-type="float" office:value="1.62034011748686" calcext:value-type="float">
            <text:p>1.6203</text:p>
          </table:table-cell>
          <table:table-cell office:value-type="float" office:value="1.57823912339356" calcext:value-type="float">
            <text:p>1.5782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2" office:value-type="float" office:value="6.96198062586592" calcext:value-type="float">
            <text:p>6.9620</text:p>
          </table:table-cell>
          <table:table-cell office:value-type="float" office:value="6.94343504346681" calcext:value-type="float">
            <text:p>6.9434</text:p>
          </table:table-cell>
          <table:table-cell office:value-type="float" office:value="6.9599369051784" calcext:value-type="float">
            <text:p>6.9599</text:p>
          </table:table-cell>
          <table:table-cell office:value-type="float" office:value="7.16793097530258" calcext:value-type="float">
            <text:p>7.1679</text:p>
          </table:table-cell>
          <table:table-cell office:value-type="float" office:value="0.0290887146564808" calcext:value-type="float">
            <text:p>0.0291</text:p>
          </table:table-cell>
          <table:table-cell office:value-type="float" office:value="1.94340168455947" calcext:value-type="float">
            <text:p>1.9434</text:p>
          </table:table-cell>
          <table:table-cell office:value-type="float" office:value="55.9471516391118" calcext:value-type="float">
            <text:p>55.9472</text:p>
          </table:table-cell>
          <table:table-cell office:value-type="float" office:value="7.42855861128186" calcext:value-type="float">
            <text:p>7.4286</text:p>
          </table:table-cell>
          <table:table-cell office:value-type="float" office:value="6.49846626301476" calcext:value-type="float">
            <text:p>6.4985</text:p>
          </table:table-cell>
          <table:table-cell office:value-type="float" office:value="0.529456669429982" calcext:value-type="float">
            <text:p>0.5295</text:p>
          </table:table-cell>
          <table:table-cell office:value-type="float" office:value="1.41550638281441" calcext:value-type="float">
            <text:p>1.4155</text:p>
          </table:table-cell>
          <table:table-cell office:value-type="float" office:value="182.000672847469" calcext:value-type="float">
            <text:p>182.0007</text:p>
          </table:table-cell>
          <table:table-cell office:value-type="float" office:value="1.66570380494188" calcext:value-type="float">
            <text:p>1.6657</text:p>
          </table:table-cell>
          <table:table-cell office:value-type="float" office:value="1.65454668726026" calcext:value-type="float">
            <text:p>1.6545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5"/>
          <table:table-cell office:value-type="float" office:value="0.0299594441754053" calcext:value-type="float">
            <text:p>0.0300</text:p>
          </table:table-cell>
          <table:table-cell office:value-type="float" office:value="1.97670550848075" calcext:value-type="float">
            <text:p>1.9767</text:p>
          </table:table-cell>
          <table:table-cell office:value-type="float" office:value="46.8528549987919" calcext:value-type="float">
            <text:p>46.8529</text:p>
          </table:table-cell>
          <table:table-cell office:value-type="float" office:value="6.82282658838347" calcext:value-type="float">
            <text:p>6.8228</text:p>
          </table:table-cell>
          <table:table-cell office:value-type="float" office:value="5.75288879952222" calcext:value-type="float">
            <text:p>5.7529</text:p>
          </table:table-cell>
          <table:table-cell office:value-type="float" office:value="0.529710324802206" calcext:value-type="float">
            <text:p>0.5297</text:p>
          </table:table-cell>
          <table:table-cell office:value-type="float" office:value="1.42125740347704" calcext:value-type="float">
            <text:p>1.4213</text:p>
          </table:table-cell>
          <table:table-cell office:value-type="float" office:value="176.756540695666" calcext:value-type="float">
            <text:p>176.7565</text:p>
          </table:table-cell>
          <table:table-cell office:value-type="float" office:value="1.72412871467978" calcext:value-type="float">
            <text:p>1.7241</text:p>
          </table:table-cell>
          <table:table-cell office:value-type="float" office:value="1.7030373281192" calcext:value-type="float">
            <text:p>1.7030</text:p>
          </table:table-cell>
          <table:table-cell table:style-name="Default" table:number-columns-repeated="5"/>
          <table:table-cell table:number-columns-repeated="1004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06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10"/>
          <table:table-cell table:number-columns-repeated="1004"/>
        </table:table-row>
        <table:table-row table:style-name="ro1"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5"/>
          <table:table-cell table:number-columns-repeated="1004"/>
        </table:table-row>
        <table:table-row table:style-name="ro1" table:number-rows-repeated="5">
          <table:table-cell table:number-columns-repeated="15"/>
          <table:table-cell table:style-name="Default" table:number-columns-repeated="5"/>
          <table:table-cell table:number-columns-repeated="100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time_csv" table:style-name="ta1">
        <table:table-column table:style-name="co1" table:number-columns-repeated="1024" table:default-cell-style-name="ce14"/>
        <table:table-row table:style-name="ro1"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table:number-columns-repeated="1004"/>
        </table:table-row>
        <table:table-row table:style-name="ro1">
          <table:table-cell table:formula="of:=[Runtime.A3]" office:value-type="float" office:value="2.152" calcext:value-type="float">
            <text:p>2.152</text:p>
          </table:table-cell>
          <table:table-cell table:formula="of:=[Runtime.B3]" office:value-type="float" office:value="2.1494" calcext:value-type="float">
            <text:p>2.149</text:p>
          </table:table-cell>
          <table:table-cell table:formula="of:=[Runtime.C3]" office:value-type="float" office:value="2.1744" calcext:value-type="float">
            <text:p>2.174</text:p>
          </table:table-cell>
          <table:table-cell table:formula="of:=[Runtime.D3]" office:value-type="float" office:value="2.1694" calcext:value-type="float">
            <text:p>2.169</text:p>
          </table:table-cell>
          <table:table-cell table:formula="of:=[Runtime.E3]" office:value-type="float" office:value="2.0718" calcext:value-type="float">
            <text:p>2.072</text:p>
          </table:table-cell>
          <table:table-cell table:formula="of:=[Runtime.F3]" office:value-type="float" office:value="986.4208" calcext:value-type="float">
            <text:p>986.421</text:p>
          </table:table-cell>
          <table:table-cell table:formula="of:=[Runtime.G3]" office:value-type="float" office:value="24.866" calcext:value-type="float">
            <text:p>24.866</text:p>
          </table:table-cell>
          <table:table-cell table:formula="of:=[Runtime.H3]" office:value-type="float" office:value="4.851" calcext:value-type="float">
            <text:p>4.851</text:p>
          </table:table-cell>
          <table:table-cell table:formula="of:=[Runtime.I3]" office:value-type="float" office:value="34.8084" calcext:value-type="float">
            <text:p>34.808</text:p>
          </table:table-cell>
          <table:table-cell table:formula="of:=[Runtime.J3]" office:value-type="float" office:value="34.9946" calcext:value-type="float">
            <text:p>34.995</text:p>
          </table:table-cell>
          <table:table-cell table:formula="of:=[Runtime.K3]" office:value-type="float" office:value="2097.5362" calcext:value-type="float">
            <text:p>2097.536</text:p>
          </table:table-cell>
          <table:table-cell table:formula="of:=[Runtime.L3]" office:value-type="float" office:value="551.7838" calcext:value-type="float">
            <text:p>551.784</text:p>
          </table:table-cell>
          <table:table-cell table:formula="of:=[Runtime.M3]" office:value-type="float" office:value="3.8624" calcext:value-type="float">
            <text:p>3.862</text:p>
          </table:table-cell>
          <table:table-cell table:formula="of:=[Runtime.N3]" office:value-type="float" office:value="52.0072" calcext:value-type="float">
            <text:p>52.007</text:p>
          </table:table-cell>
          <table:table-cell table:formula="of:=[Runtime.O3]" office:value-type="float" office:value="53.5674" calcext:value-type="float">
            <text:p>53.567</text:p>
          </table:table-cell>
          <table:table-cell table:formula="of:=[Runtime.P3]" office:value-type="float" office:value="28900" calcext:value-type="float">
            <text:p>28900.000</text:p>
          </table:table-cell>
          <table:table-cell table:formula="of:=[Runtime.Q3]" office:value-type="float" office:value="28900" calcext:value-type="float">
            <text:p>28900.000</text:p>
          </table:table-cell>
          <table:table-cell table:formula="of:=[Runtime.R3]" office:value-type="float" office:value="24.459" calcext:value-type="float">
            <text:p>24.459</text:p>
          </table:table-cell>
          <table:table-cell table:formula="of:=[Runtime.S3]" office:value-type="float" office:value="28897.2136" calcext:value-type="float">
            <text:p>28897.214</text:p>
          </table:table-cell>
          <table:table-cell table:formula="of:=[Runtime.T3]" office:value-type="float" office:value="28817.7768" calcext:value-type="float">
            <text:p>28817.777</text:p>
          </table:table-cell>
          <table:table-cell table:number-columns-repeated="1004"/>
        </table:table-row>
        <table:table-row table:style-name="ro1">
          <table:table-cell table:formula="of:=[Runtime.A4]" office:value-type="float" office:value="2.2014" calcext:value-type="float">
            <text:p>2.201</text:p>
          </table:table-cell>
          <table:table-cell table:formula="of:=[Runtime.B4]" office:value-type="float" office:value="2.1398" calcext:value-type="float">
            <text:p>2.140</text:p>
          </table:table-cell>
          <table:table-cell table:formula="of:=[Runtime.C4]" office:value-type="float" office:value="2.1414" calcext:value-type="float">
            <text:p>2.141</text:p>
          </table:table-cell>
          <table:table-cell table:formula="of:=[Runtime.D4]" office:value-type="float" office:value="2.1308" calcext:value-type="float">
            <text:p>2.131</text:p>
          </table:table-cell>
          <table:table-cell table:formula="of:=[Runtime.E4]" office:value-type="float" office:value="2.0936" calcext:value-type="float">
            <text:p>2.094</text:p>
          </table:table-cell>
          <table:table-cell table:formula="of:=[Runtime.F4]" office:value-type="float" office:value="1153.9836" calcext:value-type="float">
            <text:p>1153.984</text:p>
          </table:table-cell>
          <table:table-cell table:formula="of:=[Runtime.G4]" office:value-type="float" office:value="26.6912" calcext:value-type="float">
            <text:p>26.691</text:p>
          </table:table-cell>
          <table:table-cell table:formula="of:=[Runtime.H4]" office:value-type="float" office:value="3.3436" calcext:value-type="float">
            <text:p>3.344</text:p>
          </table:table-cell>
          <table:table-cell table:formula="of:=[Runtime.I4]" office:value-type="float" office:value="26.0034" calcext:value-type="float">
            <text:p>26.003</text:p>
          </table:table-cell>
          <table:table-cell table:formula="of:=[Runtime.J4]" office:value-type="float" office:value="31.7548" calcext:value-type="float">
            <text:p>31.755</text:p>
          </table:table-cell>
          <table:table-cell table:formula="of:=[Runtime.K4]" office:value-type="float" office:value="5762.3234" calcext:value-type="float">
            <text:p>5762.323</text:p>
          </table:table-cell>
          <table:table-cell table:formula="of:=[Runtime.L4]" office:value-type="float" office:value="2079.5036" calcext:value-type="float">
            <text:p>2079.504</text:p>
          </table:table-cell>
          <table:table-cell table:formula="of:=[Runtime.M4]" office:value-type="float" office:value="17.3478" calcext:value-type="float">
            <text:p>17.348</text:p>
          </table:table-cell>
          <table:table-cell table:formula="of:=[Runtime.N4]" office:value-type="float" office:value="2230.541" calcext:value-type="float">
            <text:p>2230.541</text:p>
          </table:table-cell>
          <table:table-cell table:formula="of:=[Runtime.O4]" office:value-type="float" office:value="2247.9506" calcext:value-type="float">
            <text:p>2247.951</text:p>
          </table:table-cell>
          <table:table-cell table:formula="of:=[Runtime.P4]" office:value-type="float" office:value="28900" calcext:value-type="float">
            <text:p>28900.000</text:p>
          </table:table-cell>
          <table:table-cell table:formula="of:=[Runtime.Q4]" office:value-type="float" office:value="28900" calcext:value-type="float">
            <text:p>28900.000</text:p>
          </table:table-cell>
          <table:table-cell table:formula="of:=[Runtime.R4]" office:value-type="float" office:value="5.5264" calcext:value-type="float">
            <text:p>5.526</text:p>
          </table:table-cell>
          <table:table-cell table:formula="of:=[Runtime.S4]" office:value-type="float" office:value="28979.3394" calcext:value-type="float">
            <text:p>28979.339</text:p>
          </table:table-cell>
          <table:table-cell table:formula="of:=[Runtime.T4]" office:value-type="float" office:value="29018.334" calcext:value-type="float">
            <text:p>29018.334</text:p>
          </table:table-cell>
          <table:table-cell table:number-columns-repeated="1004"/>
        </table:table-row>
        <table:table-row table:style-name="ro1">
          <table:table-cell table:formula="of:=[Runtime.A5]" office:value-type="float" office:value="2.1648" calcext:value-type="float">
            <text:p>2.165</text:p>
          </table:table-cell>
          <table:table-cell table:formula="of:=[Runtime.B5]" office:value-type="float" office:value="2.1654" calcext:value-type="float">
            <text:p>2.165</text:p>
          </table:table-cell>
          <table:table-cell table:formula="of:=[Runtime.C5]" office:value-type="float" office:value="2.1966" calcext:value-type="float">
            <text:p>2.197</text:p>
          </table:table-cell>
          <table:table-cell table:formula="of:=[Runtime.D5]" office:value-type="float" office:value="2.1368" calcext:value-type="float">
            <text:p>2.137</text:p>
          </table:table-cell>
          <table:table-cell table:formula="of:=[Runtime.E5]" office:value-type="float" office:value="2.1178" calcext:value-type="float">
            <text:p>2.118</text:p>
          </table:table-cell>
          <table:table-cell table:formula="of:=[Runtime.F5]" office:value-type="float" office:value="1685.6418" calcext:value-type="float">
            <text:p>1685.642</text:p>
          </table:table-cell>
          <table:table-cell table:formula="of:=[Runtime.G5]" office:value-type="float" office:value="26.6784" calcext:value-type="float">
            <text:p>26.678</text:p>
          </table:table-cell>
          <table:table-cell table:formula="of:=[Runtime.H5]" office:value-type="float" office:value="3.046" calcext:value-type="float">
            <text:p>3.046</text:p>
          </table:table-cell>
          <table:table-cell table:formula="of:=[Runtime.I5]" office:value-type="float" office:value="22.0026" calcext:value-type="float">
            <text:p>22.003</text:p>
          </table:table-cell>
          <table:table-cell table:formula="of:=[Runtime.J5]" office:value-type="float" office:value="26.3414" calcext:value-type="float">
            <text:p>26.341</text:p>
          </table:table-cell>
          <table:table-cell table:formula="of:=[Runtime.K5]" office:value-type="float" office:value="4973.7618" calcext:value-type="float">
            <text:p>4973.762</text:p>
          </table:table-cell>
          <table:table-cell table:formula="of:=[Runtime.L5]" office:value-type="float" office:value="1848.4906" calcext:value-type="float">
            <text:p>1848.491</text:p>
          </table:table-cell>
          <table:table-cell table:formula="of:=[Runtime.M5]" office:value-type="float" office:value="16.0384" calcext:value-type="float">
            <text:p>16.038</text:p>
          </table:table-cell>
          <table:table-cell table:formula="of:=[Runtime.N5]" office:value-type="float" office:value="2300.4016" calcext:value-type="float">
            <text:p>2300.402</text:p>
          </table:table-cell>
          <table:table-cell table:formula="of:=[Runtime.O5]" office:value-type="float" office:value="2310.8428" calcext:value-type="float">
            <text:p>2310.843</text:p>
          </table:table-cell>
          <table:table-cell table:formula="of:=[Runtime.P5]" office:value-type="float" office:value="28900" calcext:value-type="float">
            <text:p>28900.000</text:p>
          </table:table-cell>
          <table:table-cell table:formula="of:=[Runtime.Q5]" office:value-type="float" office:value="28900" calcext:value-type="float">
            <text:p>28900.000</text:p>
          </table:table-cell>
          <table:table-cell table:formula="of:=[Runtime.R5]" office:value-type="float" office:value="4.7206" calcext:value-type="float">
            <text:p>4.721</text:p>
          </table:table-cell>
          <table:table-cell table:formula="of:=[Runtime.S5]" office:value-type="float" office:value="28986.7734" calcext:value-type="float">
            <text:p>28986.773</text:p>
          </table:table-cell>
          <table:table-cell table:formula="of:=[Runtime.T5]" office:value-type="float" office:value="28921.1662" calcext:value-type="float">
            <text:p>28921.166</text:p>
          </table:table-cell>
          <table:table-cell table:number-columns-repeated="1004"/>
        </table:table-row>
        <table:table-row table:style-name="ro1">
          <table:table-cell table:formula="of:=[Runtime.A6]" office:value-type="float" office:value="2.1494" calcext:value-type="float">
            <text:p>2.149</text:p>
          </table:table-cell>
          <table:table-cell table:formula="of:=[Runtime.B6]" office:value-type="float" office:value="2.1516" calcext:value-type="float">
            <text:p>2.152</text:p>
          </table:table-cell>
          <table:table-cell table:formula="of:=[Runtime.C6]" office:value-type="float" office:value="2.1716" calcext:value-type="float">
            <text:p>2.172</text:p>
          </table:table-cell>
          <table:table-cell table:formula="of:=[Runtime.D6]" office:value-type="float" office:value="2.1422" calcext:value-type="float">
            <text:p>2.142</text:p>
          </table:table-cell>
          <table:table-cell table:formula="of:=[Runtime.E6]" office:value-type="float" office:value="4.1382" calcext:value-type="float">
            <text:p>4.138</text:p>
          </table:table-cell>
          <table:table-cell table:formula="of:=[Runtime.F6]" office:value-type="float" office:value="1699.699" calcext:value-type="float">
            <text:p>1699.699</text:p>
          </table:table-cell>
          <table:table-cell table:formula="of:=[Runtime.G6]" office:value-type="float" office:value="26.0216" calcext:value-type="float">
            <text:p>26.022</text:p>
          </table:table-cell>
          <table:table-cell table:formula="of:=[Runtime.H6]" office:value-type="float" office:value="3.4946" calcext:value-type="float">
            <text:p>3.495</text:p>
          </table:table-cell>
          <table:table-cell table:formula="of:=[Runtime.I6]" office:value-type="float" office:value="28.0034" calcext:value-type="float">
            <text:p>28.003</text:p>
          </table:table-cell>
          <table:table-cell table:formula="of:=[Runtime.J6]" office:value-type="float" office:value="30.6884" calcext:value-type="float">
            <text:p>30.688</text:p>
          </table:table-cell>
          <table:table-cell table:formula="of:=[Runtime.K6]" office:value-type="float" office:value="4845.9492" calcext:value-type="float">
            <text:p>4845.949</text:p>
          </table:table-cell>
          <table:table-cell table:formula="of:=[Runtime.L6]" office:value-type="float" office:value="1851.5982" calcext:value-type="float">
            <text:p>1851.598</text:p>
          </table:table-cell>
          <table:table-cell table:formula="of:=[Runtime.M6]" office:value-type="float" office:value="16.693" calcext:value-type="float">
            <text:p>16.693</text:p>
          </table:table-cell>
          <table:table-cell table:formula="of:=[Runtime.N6]" office:value-type="float" office:value="2281.7288" calcext:value-type="float">
            <text:p>2281.729</text:p>
          </table:table-cell>
          <table:table-cell table:formula="of:=[Runtime.O6]" office:value-type="float" office:value="2193.97" calcext:value-type="float">
            <text:p>2193.970</text:p>
          </table:table-cell>
          <table:table-cell table:formula="of:=[Runtime.P6]" office:value-type="float" office:value="28900" calcext:value-type="float">
            <text:p>28900.000</text:p>
          </table:table-cell>
          <table:table-cell table:formula="of:=[Runtime.Q6]" office:value-type="float" office:value="28900" calcext:value-type="float">
            <text:p>28900.000</text:p>
          </table:table-cell>
          <table:table-cell table:formula="of:=[Runtime.R6]" office:value-type="float" office:value="4.7746" calcext:value-type="float">
            <text:p>4.775</text:p>
          </table:table-cell>
          <table:table-cell table:formula="of:=[Runtime.S6]" office:value-type="float" office:value="28977.7632" calcext:value-type="float">
            <text:p>28977.763</text:p>
          </table:table-cell>
          <table:table-cell table:formula="of:=[Runtime.T6]" office:value-type="float" office:value="28920.7864" calcext:value-type="float">
            <text:p>28920.786</text:p>
          </table:table-cell>
          <table:table-cell table:number-columns-repeated="1004"/>
        </table:table-row>
        <table:table-row table:style-name="ro1">
          <table:table-cell table:formula="of:=[Runtime.A7]" office:value-type="float" office:value="2.15" calcext:value-type="float">
            <text:p>2.150</text:p>
          </table:table-cell>
          <table:table-cell table:formula="of:=[Runtime.B7]" office:value-type="float" office:value="2.2358" calcext:value-type="float">
            <text:p>2.236</text:p>
          </table:table-cell>
          <table:table-cell table:formula="of:=[Runtime.C7]" office:value-type="float" office:value="2.1472" calcext:value-type="float">
            <text:p>2.147</text:p>
          </table:table-cell>
          <table:table-cell table:formula="of:=[Runtime.D7]" office:value-type="float" office:value="2.1466" calcext:value-type="float">
            <text:p>2.147</text:p>
          </table:table-cell>
          <table:table-cell table:formula="of:=[Runtime.E7]" office:value-type="float" office:value="2.2898" calcext:value-type="float">
            <text:p>2.290</text:p>
          </table:table-cell>
          <table:table-cell table:formula="of:=[Runtime.F7]" office:value-type="float" office:value="1729.244" calcext:value-type="float">
            <text:p>1729.244</text:p>
          </table:table-cell>
          <table:table-cell table:formula="of:=[Runtime.G7]" office:value-type="float" office:value="28.2846" calcext:value-type="float">
            <text:p>28.285</text:p>
          </table:table-cell>
          <table:table-cell table:formula="of:=[Runtime.H7]" office:value-type="float" office:value="3.099" calcext:value-type="float">
            <text:p>3.099</text:p>
          </table:table-cell>
          <table:table-cell table:formula="of:=[Runtime.I7]" office:value-type="float" office:value="22.4028" calcext:value-type="float">
            <text:p>22.403</text:p>
          </table:table-cell>
          <table:table-cell table:formula="of:=[Runtime.J7]" office:value-type="float" office:value="28.3904" calcext:value-type="float">
            <text:p>28.390</text:p>
          </table:table-cell>
          <table:table-cell table:formula="of:=[Runtime.K7]" office:value-type="float" office:value="5122.057" calcext:value-type="float">
            <text:p>5122.057</text:p>
          </table:table-cell>
          <table:table-cell table:formula="of:=[Runtime.L7]" office:value-type="float" office:value="1863.7512" calcext:value-type="float">
            <text:p>1863.751</text:p>
          </table:table-cell>
          <table:table-cell table:formula="of:=[Runtime.M7]" office:value-type="float" office:value="16.871" calcext:value-type="float">
            <text:p>16.871</text:p>
          </table:table-cell>
          <table:table-cell table:formula="of:=[Runtime.N7]" office:value-type="float" office:value="2295.3462" calcext:value-type="float">
            <text:p>2295.346</text:p>
          </table:table-cell>
          <table:table-cell table:formula="of:=[Runtime.O7]" office:value-type="float" office:value="552.3656" calcext:value-type="float">
            <text:p>552.366</text:p>
          </table:table-cell>
          <table:table-cell table:number-columns-repeated="1009"/>
        </table:table-row>
        <table:table-row table:style-name="ro1">
          <table:table-cell table:formula="of:=[Runtime.A8]" office:value-type="float" office:value="2.2358" calcext:value-type="float">
            <text:p>2.236</text:p>
          </table:table-cell>
          <table:table-cell table:formula="of:=[Runtime.B8]" office:value-type="float" office:value="2.1606" calcext:value-type="float">
            <text:p>2.161</text:p>
          </table:table-cell>
          <table:table-cell table:formula="of:=[Runtime.C8]" office:value-type="float" office:value="2.1758" calcext:value-type="float">
            <text:p>2.176</text:p>
          </table:table-cell>
          <table:table-cell table:formula="of:=[Runtime.D8]" office:value-type="float" office:value="2.1468" calcext:value-type="float">
            <text:p>2.147</text:p>
          </table:table-cell>
          <table:table-cell table:formula="of:=[Runtime.E8]" office:value-type="float" office:value="4.2394" calcext:value-type="float">
            <text:p>4.239</text:p>
          </table:table-cell>
          <table:table-cell table:formula="of:=[Runtime.F8]" office:value-type="float" office:value="1758.0936" calcext:value-type="float">
            <text:p>1758.094</text:p>
          </table:table-cell>
          <table:table-cell table:formula="of:=[Runtime.G8]" office:value-type="float" office:value="28.7558" calcext:value-type="float">
            <text:p>28.756</text:p>
          </table:table-cell>
          <table:table-cell table:formula="of:=[Runtime.H8]" office:value-type="float" office:value="2.9164" calcext:value-type="float">
            <text:p>2.916</text:p>
          </table:table-cell>
          <table:table-cell table:formula="of:=[Runtime.I8]" office:value-type="float" office:value="20.4026" calcext:value-type="float">
            <text:p>20.403</text:p>
          </table:table-cell>
          <table:table-cell table:formula="of:=[Runtime.J8]" office:value-type="float" office:value="24.3148" calcext:value-type="float">
            <text:p>24.315</text:p>
          </table:table-cell>
          <table:table-cell table:formula="of:=[Runtime.K8]" office:value-type="float" office:value="5692.3268" calcext:value-type="float">
            <text:p>5692.327</text:p>
          </table:table-cell>
          <table:table-cell table:formula="of:=[Runtime.L8]" office:value-type="float" office:value="1805.0548" calcext:value-type="float">
            <text:p>1805.055</text:p>
          </table:table-cell>
          <table:table-cell table:formula="of:=[Runtime.M8]" office:value-type="float" office:value="17.414" calcext:value-type="float">
            <text:p>17.414</text:p>
          </table:table-cell>
          <table:table-cell table:formula="of:=[Runtime.N8]" office:value-type="float" office:value="2270.7244" calcext:value-type="float">
            <text:p>2270.724</text:p>
          </table:table-cell>
          <table:table-cell table:formula="of:=[Runtime.O8]" office:value-type="float" office:value="2269.9188" calcext:value-type="float">
            <text:p>2269.919</text:p>
          </table:table-cell>
          <table:table-cell table:number-columns-repeated="1009"/>
        </table:table-row>
        <table:table-row table:style-name="ro1">
          <table:table-cell table:formula="of:=[Runtime.A9]" office:value-type="float" office:value="2.2474" calcext:value-type="float">
            <text:p>2.247</text:p>
          </table:table-cell>
          <table:table-cell table:formula="of:=[Runtime.B9]" office:value-type="float" office:value="2.184" calcext:value-type="float">
            <text:p>2.184</text:p>
          </table:table-cell>
          <table:table-cell table:formula="of:=[Runtime.C9]" office:value-type="float" office:value="2.2826" calcext:value-type="float">
            <text:p>2.283</text:p>
          </table:table-cell>
          <table:table-cell table:formula="of:=[Runtime.D9]" office:value-type="float" office:value="2.1608" calcext:value-type="float">
            <text:p>2.161</text:p>
          </table:table-cell>
          <table:table-cell table:formula="of:=[Runtime.E9]" office:value-type="float" office:value="6.4594" calcext:value-type="float">
            <text:p>6.459</text:p>
          </table:table-cell>
          <table:table-cell table:formula="of:=[Runtime.F9]" office:value-type="float" office:value="1678.946" calcext:value-type="float">
            <text:p>1678.946</text:p>
          </table:table-cell>
          <table:table-cell table:formula="of:=[Runtime.G9]" office:value-type="float" office:value="25.4474" calcext:value-type="float">
            <text:p>25.447</text:p>
          </table:table-cell>
          <table:table-cell table:formula="of:=[Runtime.H9]" office:value-type="float" office:value="3.2386" calcext:value-type="float">
            <text:p>3.239</text:p>
          </table:table-cell>
          <table:table-cell table:formula="of:=[Runtime.I9]" office:value-type="float" office:value="22.4056" calcext:value-type="float">
            <text:p>22.406</text:p>
          </table:table-cell>
          <table:table-cell table:formula="of:=[Runtime.J9]" office:value-type="float" office:value="26.7538" calcext:value-type="float">
            <text:p>26.754</text:p>
          </table:table-cell>
          <table:table-cell table:formula="of:=[Runtime.K9]" office:value-type="float" office:value="7622.7476" calcext:value-type="float">
            <text:p>7622.748</text:p>
          </table:table-cell>
          <table:table-cell table:formula="of:=[Runtime.L9]" office:value-type="float" office:value="2955.0628" calcext:value-type="float">
            <text:p>2955.063</text:p>
          </table:table-cell>
          <table:table-cell table:formula="of:=[Runtime.M9]" office:value-type="float" office:value="19.3292" calcext:value-type="float">
            <text:p>19.329</text:p>
          </table:table-cell>
          <table:table-cell table:formula="of:=[Runtime.N9]" office:value-type="float" office:value="28802.2556" calcext:value-type="float">
            <text:p>28802.256</text:p>
          </table:table-cell>
          <table:table-cell table:formula="of:=[Runtime.O9]" office:value-type="float" office:value="28852.923" calcext:value-type="float">
            <text:p>28852.923</text:p>
          </table:table-cell>
          <table:table-cell table:number-columns-repeated="1009"/>
        </table:table-row>
        <table:table-row table:style-name="ro1">
          <table:table-cell table:formula="of:=[Runtime.A10]" office:value-type="float" office:value="2.1526" calcext:value-type="float">
            <text:p>2.153</text:p>
          </table:table-cell>
          <table:table-cell table:formula="of:=[Runtime.B10]" office:value-type="float" office:value="2.1904" calcext:value-type="float">
            <text:p>2.190</text:p>
          </table:table-cell>
          <table:table-cell table:formula="of:=[Runtime.C10]" office:value-type="float" office:value="2.1652" calcext:value-type="float">
            <text:p>2.165</text:p>
          </table:table-cell>
          <table:table-cell table:formula="of:=[Runtime.D10]" office:value-type="float" office:value="2.1558" calcext:value-type="float">
            <text:p>2.156</text:p>
          </table:table-cell>
          <table:table-cell table:formula="of:=[Runtime.E10]" office:value-type="float" office:value="8.8128" calcext:value-type="float">
            <text:p>8.813</text:p>
          </table:table-cell>
          <table:table-cell table:formula="of:=[Runtime.F10]" office:value-type="float" office:value="1654.4726" calcext:value-type="float">
            <text:p>1654.473</text:p>
          </table:table-cell>
          <table:table-cell table:formula="of:=[Runtime.G10]" office:value-type="float" office:value="24.5834" calcext:value-type="float">
            <text:p>24.583</text:p>
          </table:table-cell>
          <table:table-cell table:formula="of:=[Runtime.H10]" office:value-type="float" office:value="3.1886" calcext:value-type="float">
            <text:p>3.189</text:p>
          </table:table-cell>
          <table:table-cell table:formula="of:=[Runtime.I10]" office:value-type="float" office:value="22.003" calcext:value-type="float">
            <text:p>22.003</text:p>
          </table:table-cell>
          <table:table-cell table:formula="of:=[Runtime.J10]" office:value-type="float" office:value="25.4504" calcext:value-type="float">
            <text:p>25.450</text:p>
          </table:table-cell>
          <table:table-cell table:formula="of:=[Runtime.K10]" office:value-type="float" office:value="6646.8418" calcext:value-type="float">
            <text:p>6646.842</text:p>
          </table:table-cell>
          <table:table-cell table:formula="of:=[Runtime.L10]" office:value-type="float" office:value="2588.573" calcext:value-type="float">
            <text:p>2588.573</text:p>
          </table:table-cell>
          <table:table-cell table:formula="of:=[Runtime.M10]" office:value-type="float" office:value="19.8624" calcext:value-type="float">
            <text:p>19.862</text:p>
          </table:table-cell>
          <table:table-cell table:formula="of:=[Runtime.N10]" office:value-type="float" office:value="3070.844" calcext:value-type="float">
            <text:p>3070.844</text:p>
          </table:table-cell>
          <table:table-cell table:formula="of:=[Runtime.O10]" office:value-type="float" office:value="3153.1204" calcext:value-type="float">
            <text:p>3153.120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formula="of:=[Runtime.A11]" office:value-type="float" office:value="2.1546" calcext:value-type="float">
            <text:p>2.155</text:p>
          </table:table-cell>
          <table:table-cell table:formula="of:=[Runtime.B11]" office:value-type="float" office:value="2.1546" calcext:value-type="float">
            <text:p>2.155</text:p>
          </table:table-cell>
          <table:table-cell table:formula="of:=[Runtime.C11]" office:value-type="float" office:value="2.1604" calcext:value-type="float">
            <text:p>2.160</text:p>
          </table:table-cell>
          <table:table-cell table:formula="of:=[Runtime.D11]" office:value-type="float" office:value="2.1552" calcext:value-type="float">
            <text:p>2.155</text:p>
          </table:table-cell>
          <table:table-cell table:formula="of:=[Runtime.E11]" office:value-type="float" office:value="9.0684" calcext:value-type="float">
            <text:p>9.068</text:p>
          </table:table-cell>
          <table:table-cell table:formula="of:=[Runtime.F11]" office:value-type="float" office:value="1684.5826" calcext:value-type="float">
            <text:p>1684.583</text:p>
          </table:table-cell>
          <table:table-cell table:formula="of:=[Runtime.G11]" office:value-type="float" office:value="25.5444" calcext:value-type="float">
            <text:p>25.544</text:p>
          </table:table-cell>
          <table:table-cell table:formula="of:=[Runtime.H11]" office:value-type="float" office:value="3.4142" calcext:value-type="float">
            <text:p>3.414</text:p>
          </table:table-cell>
          <table:table-cell table:formula="of:=[Runtime.I11]" office:value-type="float" office:value="25.6032" calcext:value-type="float">
            <text:p>25.603</text:p>
          </table:table-cell>
          <table:table-cell table:formula="of:=[Runtime.J11]" office:value-type="float" office:value="29.257" calcext:value-type="float">
            <text:p>29.257</text:p>
          </table:table-cell>
          <table:table-cell table:formula="of:=[Runtime.K11]" office:value-type="float" office:value="8374.8428" calcext:value-type="float">
            <text:p>8374.843</text:p>
          </table:table-cell>
          <table:table-cell table:formula="of:=[Runtime.L11]" office:value-type="float" office:value="3136.8578" calcext:value-type="float">
            <text:p>3136.858</text:p>
          </table:table-cell>
          <table:table-cell table:formula="of:=[Runtime.M11]" office:value-type="float" office:value="24.4214" calcext:value-type="float">
            <text:p>24.421</text:p>
          </table:table-cell>
          <table:table-cell table:formula="of:=[Runtime.N11]" office:value-type="float" office:value="3838.3234" calcext:value-type="float">
            <text:p>3838.323</text:p>
          </table:table-cell>
          <table:table-cell table:formula="of:=[Runtime.O11]" office:value-type="float" office:value="3863.7316" calcext:value-type="float">
            <text:p>3863.732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formula="of:=[Runtime.F12]" office:value-type="float" office:value="1702.4114" calcext:value-type="float">
            <text:p>1702.411</text:p>
          </table:table-cell>
          <table:table-cell table:formula="of:=[Runtime.G12]" office:value-type="float" office:value="24.7962" calcext:value-type="float">
            <text:p>24.796</text:p>
          </table:table-cell>
          <table:table-cell table:formula="of:=[Runtime.H12]" office:value-type="float" office:value="2.9742" calcext:value-type="float">
            <text:p>2.974</text:p>
          </table:table-cell>
          <table:table-cell table:formula="of:=[Runtime.I12]" office:value-type="float" office:value="20.4024" calcext:value-type="float">
            <text:p>20.402</text:p>
          </table:table-cell>
          <table:table-cell table:formula="of:=[Runtime.J12]" office:value-type="float" office:value="24.2496" calcext:value-type="float">
            <text:p>24.250</text:p>
          </table:table-cell>
          <table:table-cell table:formula="of:=[Runtime.K12]" office:value-type="float" office:value="8359.5518" calcext:value-type="float">
            <text:p>8359.552</text:p>
          </table:table-cell>
          <table:table-cell table:formula="of:=[Runtime.L12]" office:value-type="float" office:value="3109.3568" calcext:value-type="float">
            <text:p>3109.357</text:p>
          </table:table-cell>
          <table:table-cell table:formula="of:=[Runtime.M12]" office:value-type="float" office:value="25.0386" calcext:value-type="float">
            <text:p>25.039</text:p>
          </table:table-cell>
          <table:table-cell table:formula="of:=[Runtime.N12]" office:value-type="float" office:value="3623.2974" calcext:value-type="float">
            <text:p>3623.297</text:p>
          </table:table-cell>
          <table:table-cell table:formula="of:=[Runtime.O12]" office:value-type="float" office:value="3668.4602" calcext:value-type="float">
            <text:p>3668.460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17"/>
          <table:table-cell table:style-name="Default"/>
          <table:table-cell table:number-columns-repeated="1006"/>
        </table:table-row>
        <table:table-row table:style-name="ro1">
          <table:table-cell table:number-columns-repeated="12"/>
          <table:table-cell table:style-name="Default"/>
          <table:table-cell table:number-columns-repeated="4"/>
          <table:table-cell table:style-name="Default"/>
          <table:table-cell table:number-columns-repeated="1006"/>
        </table:table-row>
        <table:table-row table:style-name="ro1" table:number-rows-repeated="10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tions_csv" table:style-name="ta1">
        <table:table-column table:style-name="co1" table:number-columns-repeated="1024" table:default-cell-style-name="ce8"/>
        <table:table-row table:style-name="ro1"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table:number-columns-repeated="1004"/>
        </table:table-row>
        <table:table-row table:style-name="ro1">
          <table:table-cell table:formula="of:=[Configurations.A3]" office:value-type="float" office:value="7" calcext:value-type="float">
            <text:p>7</text:p>
          </table:table-cell>
          <table:table-cell table:formula="of:=[Configurations.B3]" office:value-type="float" office:value="7" calcext:value-type="float">
            <text:p>7</text:p>
          </table:table-cell>
          <table:table-cell table:formula="of:=[Configurations.C3]" office:value-type="float" office:value="6" calcext:value-type="float">
            <text:p>6</text:p>
          </table:table-cell>
          <table:table-cell table:formula="of:=[Configurations.D3]" office:value-type="float" office:value="6" calcext:value-type="float">
            <text:p>6</text:p>
          </table:table-cell>
          <table:table-cell table:formula="of:=[Configurations.E3]" office:value-type="float" office:value="6" calcext:value-type="float">
            <text:p>6</text:p>
          </table:table-cell>
          <table:table-cell table:formula="of:=[Configurations.F3]" office:value-type="float" office:value="51" calcext:value-type="float">
            <text:p>51</text:p>
          </table:table-cell>
          <table:table-cell table:formula="of:=[Configurations.G3]" office:value-type="float" office:value="52.6" calcext:value-type="float">
            <text:p>53</text:p>
          </table:table-cell>
          <table:table-cell table:formula="of:=[Configurations.H3]" office:value-type="float" office:value="239" calcext:value-type="float">
            <text:p>239</text:p>
          </table:table-cell>
          <table:table-cell table:formula="of:=[Configurations.I3]" office:value-type="float" office:value="239" calcext:value-type="float">
            <text:p>239</text:p>
          </table:table-cell>
          <table:table-cell table:formula="of:=[Configurations.J3]" office:value-type="float" office:value="239" calcext:value-type="float">
            <text:p>239</text:p>
          </table:table-cell>
          <table:table-cell table:formula="of:=[Configurations.K3]" office:value-type="float" office:value="404" calcext:value-type="float">
            <text:p>404</text:p>
          </table:table-cell>
          <table:table-cell table:formula="of:=[Configurations.L3]" office:value-type="float" office:value="403" calcext:value-type="float">
            <text:p>403</text:p>
          </table:table-cell>
          <table:table-cell table:formula="of:=[Configurations.M3]" office:value-type="float" office:value="399" calcext:value-type="float">
            <text:p>399</text:p>
          </table:table-cell>
          <table:table-cell table:formula="of:=[Configurations.N3]" office:value-type="float" office:value="399" calcext:value-type="float">
            <text:p>399</text:p>
          </table:table-cell>
          <table:table-cell table:formula="of:=[Configurations.O3]" office:value-type="float" office:value="399" calcext:value-type="float">
            <text:p>399</text:p>
          </table:table-cell>
          <table:table-cell table:formula="of:=[Configurations.P3]" office:value-type="float" office:value="0" calcext:value-type="float">
            <text:p>0</text:p>
          </table:table-cell>
          <table:table-cell table:formula="of:=[Configurations.Q3]" office:value-type="float" office:value="0" calcext:value-type="float">
            <text:p>0</text:p>
          </table:table-cell>
          <table:table-cell table:formula="of:=[Configurations.R3]" office:value-type="float" office:value="175" calcext:value-type="float">
            <text:p>175</text:p>
          </table:table-cell>
          <table:table-cell table:formula="of:=[Configurations.S3]" office:value-type="float" office:value="175.2" calcext:value-type="float">
            <text:p>175</text:p>
          </table:table-cell>
          <table:table-cell table:formula="of:=[Configurations.T3]" office:value-type="float" office:value="177" calcext:value-type="float">
            <text:p>177</text:p>
          </table:table-cell>
          <table:table-cell table:number-columns-repeated="1004"/>
        </table:table-row>
        <table:table-row table:style-name="ro1">
          <table:table-cell table:formula="of:=[Configurations.A4]" office:value-type="float" office:value="8" calcext:value-type="float">
            <text:p>8</text:p>
          </table:table-cell>
          <table:table-cell table:formula="of:=[Configurations.B4]" office:value-type="float" office:value="9" calcext:value-type="float">
            <text:p>9</text:p>
          </table:table-cell>
          <table:table-cell table:formula="of:=[Configurations.C4]" office:value-type="float" office:value="8" calcext:value-type="float">
            <text:p>8</text:p>
          </table:table-cell>
          <table:table-cell table:formula="of:=[Configurations.D4]" office:value-type="float" office:value="8" calcext:value-type="float">
            <text:p>8</text:p>
          </table:table-cell>
          <table:table-cell table:formula="of:=[Configurations.E4]" office:value-type="float" office:value="11" calcext:value-type="float">
            <text:p>11</text:p>
          </table:table-cell>
          <table:table-cell table:formula="of:=[Configurations.F4]" office:value-type="float" office:value="49" calcext:value-type="float">
            <text:p>49</text:p>
          </table:table-cell>
          <table:table-cell table:formula="of:=[Configurations.G4]" office:value-type="float" office:value="51" calcext:value-type="float">
            <text:p>51</text:p>
          </table:table-cell>
          <table:table-cell table:formula="of:=[Configurations.H4]" office:value-type="float" office:value="164" calcext:value-type="float">
            <text:p>164</text:p>
          </table:table-cell>
          <table:table-cell table:formula="of:=[Configurations.I4]" office:value-type="float" office:value="164" calcext:value-type="float">
            <text:p>164</text:p>
          </table:table-cell>
          <table:table-cell table:formula="of:=[Configurations.J4]" office:value-type="float" office:value="164" calcext:value-type="float">
            <text:p>164</text:p>
          </table:table-cell>
          <table:table-cell table:formula="of:=[Configurations.K4]" office:value-type="float" office:value="3199" calcext:value-type="float">
            <text:p>3199</text:p>
          </table:table-cell>
          <table:table-cell table:formula="of:=[Configurations.L4]" office:value-type="float" office:value="3203" calcext:value-type="float">
            <text:p>3203</text:p>
          </table:table-cell>
          <table:table-cell table:formula="of:=[Configurations.M4]" office:value-type="float" office:value="4560" calcext:value-type="float">
            <text:p>4560</text:p>
          </table:table-cell>
          <table:table-cell table:formula="of:=[Configurations.N4]" office:value-type="float" office:value="4560" calcext:value-type="float">
            <text:p>4560</text:p>
          </table:table-cell>
          <table:table-cell table:formula="of:=[Configurations.O4]" office:value-type="float" office:value="4560" calcext:value-type="float">
            <text:p>4560</text:p>
          </table:table-cell>
          <table:table-cell table:formula="of:=[Configurations.P4]" office:value-type="float" office:value="0" calcext:value-type="float">
            <text:p>0</text:p>
          </table:table-cell>
          <table:table-cell table:formula="of:=[Configurations.Q4]" office:value-type="float" office:value="0" calcext:value-type="float">
            <text:p>0</text:p>
          </table:table-cell>
          <table:table-cell table:formula="of:=[Configurations.R4]" office:value-type="float" office:value="124" calcext:value-type="float">
            <text:p>124</text:p>
          </table:table-cell>
          <table:table-cell table:formula="of:=[Configurations.S4]" office:value-type="float" office:value="124.8" calcext:value-type="float">
            <text:p>125</text:p>
          </table:table-cell>
          <table:table-cell table:formula="of:=[Configurations.T4]" office:value-type="float" office:value="128" calcext:value-type="float">
            <text:p>128</text:p>
          </table:table-cell>
          <table:table-cell table:number-columns-repeated="1004"/>
        </table:table-row>
        <table:table-row table:style-name="ro1">
          <table:table-cell table:formula="of:=[Configurations.A5]" office:value-type="float" office:value="10" calcext:value-type="float">
            <text:p>10</text:p>
          </table:table-cell>
          <table:table-cell table:formula="of:=[Configurations.B5]" office:value-type="float" office:value="11" calcext:value-type="float">
            <text:p>11</text:p>
          </table:table-cell>
          <table:table-cell table:formula="of:=[Configurations.C5]" office:value-type="float" office:value="9" calcext:value-type="float">
            <text:p>9</text:p>
          </table:table-cell>
          <table:table-cell table:formula="of:=[Configurations.D5]" office:value-type="float" office:value="9" calcext:value-type="float">
            <text:p>9</text:p>
          </table:table-cell>
          <table:table-cell table:formula="of:=[Configurations.E5]" office:value-type="float" office:value="14" calcext:value-type="float">
            <text:p>14</text:p>
          </table:table-cell>
          <table:table-cell table:formula="of:=[Configurations.F5]" office:value-type="float" office:value="51" calcext:value-type="float">
            <text:p>51</text:p>
          </table:table-cell>
          <table:table-cell table:formula="of:=[Configurations.G5]" office:value-type="float" office:value="52.4" calcext:value-type="float">
            <text:p>52</text:p>
          </table:table-cell>
          <table:table-cell table:formula="of:=[Configurations.H5]" office:value-type="float" office:value="133" calcext:value-type="float">
            <text:p>133</text:p>
          </table:table-cell>
          <table:table-cell table:formula="of:=[Configurations.I5]" office:value-type="float" office:value="133" calcext:value-type="float">
            <text:p>133</text:p>
          </table:table-cell>
          <table:table-cell table:formula="of:=[Configurations.J5]" office:value-type="float" office:value="133" calcext:value-type="float">
            <text:p>133</text:p>
          </table:table-cell>
          <table:table-cell table:formula="of:=[Configurations.K5]" office:value-type="float" office:value="3194" calcext:value-type="float">
            <text:p>3194</text:p>
          </table:table-cell>
          <table:table-cell table:formula="of:=[Configurations.L5]" office:value-type="float" office:value="3197" calcext:value-type="float">
            <text:p>3197</text:p>
          </table:table-cell>
          <table:table-cell table:formula="of:=[Configurations.M5]" office:value-type="float" office:value="4563" calcext:value-type="float">
            <text:p>4563</text:p>
          </table:table-cell>
          <table:table-cell table:formula="of:=[Configurations.N5]" office:value-type="float" office:value="4563" calcext:value-type="float">
            <text:p>4563</text:p>
          </table:table-cell>
          <table:table-cell table:formula="of:=[Configurations.O5]" office:value-type="float" office:value="4563" calcext:value-type="float">
            <text:p>4563</text:p>
          </table:table-cell>
          <table:table-cell table:formula="of:=[Configurations.P5]" office:value-type="float" office:value="0" calcext:value-type="float">
            <text:p>0</text:p>
          </table:table-cell>
          <table:table-cell table:formula="of:=[Configurations.Q5]" office:value-type="float" office:value="0" calcext:value-type="float">
            <text:p>0</text:p>
          </table:table-cell>
          <table:table-cell table:formula="of:=[Configurations.R5]" office:value-type="float" office:value="125" calcext:value-type="float">
            <text:p>125</text:p>
          </table:table-cell>
          <table:table-cell table:formula="of:=[Configurations.S5]" office:value-type="float" office:value="125" calcext:value-type="float">
            <text:p>125</text:p>
          </table:table-cell>
          <table:table-cell table:formula="of:=[Configurations.T5]" office:value-type="float" office:value="133" calcext:value-type="float">
            <text:p>133</text:p>
          </table:table-cell>
          <table:table-cell table:number-columns-repeated="1004"/>
        </table:table-row>
        <table:table-row table:style-name="ro1">
          <table:table-cell table:formula="of:=[Configurations.A6]" office:value-type="float" office:value="10" calcext:value-type="float">
            <text:p>10</text:p>
          </table:table-cell>
          <table:table-cell table:formula="of:=[Configurations.B6]" office:value-type="float" office:value="11" calcext:value-type="float">
            <text:p>11</text:p>
          </table:table-cell>
          <table:table-cell table:formula="of:=[Configurations.C6]" office:value-type="float" office:value="9" calcext:value-type="float">
            <text:p>9</text:p>
          </table:table-cell>
          <table:table-cell table:formula="of:=[Configurations.D6]" office:value-type="float" office:value="9" calcext:value-type="float">
            <text:p>9</text:p>
          </table:table-cell>
          <table:table-cell table:formula="of:=[Configurations.E6]" office:value-type="float" office:value="21" calcext:value-type="float">
            <text:p>21</text:p>
          </table:table-cell>
          <table:table-cell table:formula="of:=[Configurations.F6]" office:value-type="float" office:value="48" calcext:value-type="float">
            <text:p>48</text:p>
          </table:table-cell>
          <table:table-cell table:formula="of:=[Configurations.G6]" office:value-type="float" office:value="51.4" calcext:value-type="float">
            <text:p>51</text:p>
          </table:table-cell>
          <table:table-cell table:formula="of:=[Configurations.H6]" office:value-type="float" office:value="188" calcext:value-type="float">
            <text:p>188</text:p>
          </table:table-cell>
          <table:table-cell table:formula="of:=[Configurations.I6]" office:value-type="float" office:value="188" calcext:value-type="float">
            <text:p>188</text:p>
          </table:table-cell>
          <table:table-cell table:formula="of:=[Configurations.J6]" office:value-type="float" office:value="188" calcext:value-type="float">
            <text:p>188</text:p>
          </table:table-cell>
          <table:table-cell table:formula="of:=[Configurations.K6]" office:value-type="float" office:value="3190" calcext:value-type="float">
            <text:p>3190</text:p>
          </table:table-cell>
          <table:table-cell table:formula="of:=[Configurations.L6]" office:value-type="float" office:value="3190" calcext:value-type="float">
            <text:p>3190</text:p>
          </table:table-cell>
          <table:table-cell table:formula="of:=[Configurations.M6]" office:value-type="float" office:value="4550" calcext:value-type="float">
            <text:p>4550</text:p>
          </table:table-cell>
          <table:table-cell table:formula="of:=[Configurations.N6]" office:value-type="float" office:value="4550" calcext:value-type="float">
            <text:p>4550</text:p>
          </table:table-cell>
          <table:table-cell table:formula="of:=[Configurations.O6]" office:value-type="float" office:value="4568" calcext:value-type="float">
            <text:p>4568</text:p>
          </table:table-cell>
          <table:table-cell table:formula="of:=[Configurations.P6]" office:value-type="float" office:value="0" calcext:value-type="float">
            <text:p>0</text:p>
          </table:table-cell>
          <table:table-cell table:formula="of:=[Configurations.Q6]" office:value-type="float" office:value="0" calcext:value-type="float">
            <text:p>0</text:p>
          </table:table-cell>
          <table:table-cell table:formula="of:=[Configurations.R6]" office:value-type="float" office:value="125" calcext:value-type="float">
            <text:p>125</text:p>
          </table:table-cell>
          <table:table-cell table:formula="of:=[Configurations.S6]" office:value-type="float" office:value="125.2" calcext:value-type="float">
            <text:p>125</text:p>
          </table:table-cell>
          <table:table-cell table:formula="of:=[Configurations.T6]" office:value-type="float" office:value="130" calcext:value-type="float">
            <text:p>130</text:p>
          </table:table-cell>
          <table:table-cell table:number-columns-repeated="1004"/>
        </table:table-row>
        <table:table-row table:style-name="ro1">
          <table:table-cell table:formula="of:=[Configurations.A7]" office:value-type="float" office:value="9" calcext:value-type="float">
            <text:p>9</text:p>
          </table:table-cell>
          <table:table-cell table:formula="of:=[Configurations.B7]" office:value-type="float" office:value="9" calcext:value-type="float">
            <text:p>9</text:p>
          </table:table-cell>
          <table:table-cell table:formula="of:=[Configurations.C7]" office:value-type="float" office:value="8" calcext:value-type="float">
            <text:p>8</text:p>
          </table:table-cell>
          <table:table-cell table:formula="of:=[Configurations.D7]" office:value-type="float" office:value="8" calcext:value-type="float">
            <text:p>8</text:p>
          </table:table-cell>
          <table:table-cell table:formula="of:=[Configurations.E7]" office:value-type="float" office:value="18" calcext:value-type="float">
            <text:p>18</text:p>
          </table:table-cell>
          <table:table-cell table:formula="of:=[Configurations.F7]" office:value-type="float" office:value="52" calcext:value-type="float">
            <text:p>52</text:p>
          </table:table-cell>
          <table:table-cell table:formula="of:=[Configurations.G7]" office:value-type="float" office:value="54.4" calcext:value-type="float">
            <text:p>54</text:p>
          </table:table-cell>
          <table:table-cell table:formula="of:=[Configurations.H7]" office:value-type="float" office:value="148" calcext:value-type="float">
            <text:p>148</text:p>
          </table:table-cell>
          <table:table-cell table:formula="of:=[Configurations.I7]" office:value-type="float" office:value="148" calcext:value-type="float">
            <text:p>148</text:p>
          </table:table-cell>
          <table:table-cell table:formula="of:=[Configurations.J7]" office:value-type="float" office:value="148" calcext:value-type="float">
            <text:p>148</text:p>
          </table:table-cell>
          <table:table-cell table:formula="of:=[Configurations.K7]" office:value-type="float" office:value="3196" calcext:value-type="float">
            <text:p>3196</text:p>
          </table:table-cell>
          <table:table-cell table:formula="of:=[Configurations.L7]" office:value-type="float" office:value="3193" calcext:value-type="float">
            <text:p>3193</text:p>
          </table:table-cell>
          <table:table-cell table:formula="of:=[Configurations.M7]" office:value-type="float" office:value="4546" calcext:value-type="float">
            <text:p>4546</text:p>
          </table:table-cell>
          <table:table-cell table:formula="of:=[Configurations.N7]" office:value-type="float" office:value="4546" calcext:value-type="float">
            <text:p>4546</text:p>
          </table:table-cell>
          <table:table-cell table:formula="of:=[Configurations.O7]" office:value-type="float" office:value="4539" calcext:value-type="float">
            <text:p>4539</text:p>
          </table:table-cell>
          <table:table-cell table:number-columns-repeated="1009"/>
        </table:table-row>
        <table:table-row table:style-name="ro1">
          <table:table-cell table:formula="of:=[Configurations.A8]" office:value-type="float" office:value="10" calcext:value-type="float">
            <text:p>10</text:p>
          </table:table-cell>
          <table:table-cell table:formula="of:=[Configurations.B8]" office:value-type="float" office:value="9" calcext:value-type="float">
            <text:p>9</text:p>
          </table:table-cell>
          <table:table-cell table:formula="of:=[Configurations.C8]" office:value-type="float" office:value="10" calcext:value-type="float">
            <text:p>10</text:p>
          </table:table-cell>
          <table:table-cell table:formula="of:=[Configurations.D8]" office:value-type="float" office:value="10" calcext:value-type="float">
            <text:p>10</text:p>
          </table:table-cell>
          <table:table-cell table:formula="of:=[Configurations.E8]" office:value-type="float" office:value="25" calcext:value-type="float">
            <text:p>25</text:p>
          </table:table-cell>
          <table:table-cell table:formula="of:=[Configurations.F8]" office:value-type="float" office:value="55" calcext:value-type="float">
            <text:p>55</text:p>
          </table:table-cell>
          <table:table-cell table:formula="of:=[Configurations.G8]" office:value-type="float" office:value="53.6" calcext:value-type="float">
            <text:p>54</text:p>
          </table:table-cell>
          <table:table-cell table:formula="of:=[Configurations.H8]" office:value-type="float" office:value="121" calcext:value-type="float">
            <text:p>121</text:p>
          </table:table-cell>
          <table:table-cell table:formula="of:=[Configurations.I8]" office:value-type="float" office:value="121" calcext:value-type="float">
            <text:p>121</text:p>
          </table:table-cell>
          <table:table-cell table:formula="of:=[Configurations.J8]" office:value-type="float" office:value="121" calcext:value-type="float">
            <text:p>121</text:p>
          </table:table-cell>
          <table:table-cell table:formula="of:=[Configurations.K8]" office:value-type="float" office:value="3189" calcext:value-type="float">
            <text:p>3189</text:p>
          </table:table-cell>
          <table:table-cell table:formula="of:=[Configurations.L8]" office:value-type="float" office:value="3190" calcext:value-type="float">
            <text:p>3190</text:p>
          </table:table-cell>
          <table:table-cell table:formula="of:=[Configurations.M8]" office:value-type="float" office:value="4542" calcext:value-type="float">
            <text:p>4542</text:p>
          </table:table-cell>
          <table:table-cell table:formula="of:=[Configurations.N8]" office:value-type="float" office:value="4542" calcext:value-type="float">
            <text:p>4542</text:p>
          </table:table-cell>
          <table:table-cell table:formula="of:=[Configurations.O8]" office:value-type="float" office:value="4542" calcext:value-type="float">
            <text:p>4542</text:p>
          </table:table-cell>
          <table:table-cell table:number-columns-repeated="1009"/>
        </table:table-row>
        <table:table-row table:style-name="ro1">
          <table:table-cell table:formula="of:=[Configurations.A9]" office:value-type="float" office:value="9" calcext:value-type="float">
            <text:p>9</text:p>
          </table:table-cell>
          <table:table-cell table:formula="of:=[Configurations.B9]" office:value-type="float" office:value="9" calcext:value-type="float">
            <text:p>9</text:p>
          </table:table-cell>
          <table:table-cell table:formula="of:=[Configurations.C9]" office:value-type="float" office:value="10" calcext:value-type="float">
            <text:p>10</text:p>
          </table:table-cell>
          <table:table-cell table:formula="of:=[Configurations.D9]" office:value-type="float" office:value="10" calcext:value-type="float">
            <text:p>10</text:p>
          </table:table-cell>
          <table:table-cell table:formula="of:=[Configurations.E9]" office:value-type="float" office:value="56" calcext:value-type="float">
            <text:p>56</text:p>
          </table:table-cell>
          <table:table-cell table:formula="of:=[Configurations.F9]" office:value-type="float" office:value="47" calcext:value-type="float">
            <text:p>47</text:p>
          </table:table-cell>
          <table:table-cell table:formula="of:=[Configurations.G9]" office:value-type="float" office:value="48.2" calcext:value-type="float">
            <text:p>48</text:p>
          </table:table-cell>
          <table:table-cell table:formula="of:=[Configurations.H9]" office:value-type="float" office:value="159" calcext:value-type="float">
            <text:p>159</text:p>
          </table:table-cell>
          <table:table-cell table:formula="of:=[Configurations.I9]" office:value-type="float" office:value="159" calcext:value-type="float">
            <text:p>159</text:p>
          </table:table-cell>
          <table:table-cell table:formula="of:=[Configurations.J9]" office:value-type="float" office:value="172" calcext:value-type="float">
            <text:p>172</text:p>
          </table:table-cell>
          <table:table-cell table:formula="of:=[Configurations.K9]" office:value-type="float" office:value="3632" calcext:value-type="float">
            <text:p>3632</text:p>
          </table:table-cell>
          <table:table-cell table:formula="of:=[Configurations.L9]" office:value-type="float" office:value="3638" calcext:value-type="float">
            <text:p>3638</text:p>
          </table:table-cell>
          <table:table-cell table:formula="of:=[Configurations.M9]" office:value-type="float" office:value="7802.4" calcext:value-type="float">
            <text:p>7802</text:p>
          </table:table-cell>
          <table:table-cell table:formula="of:=[Configurations.N9]" office:value-type="float" office:value="7802.4" calcext:value-type="float">
            <text:p>7802</text:p>
          </table:table-cell>
          <table:table-cell table:formula="of:=[Configurations.O9]" office:value-type="float" office:value="7884.8" calcext:value-type="float">
            <text:p>7885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formula="of:=[Configurations.A10]" office:value-type="float" office:value="13" calcext:value-type="float">
            <text:p>13</text:p>
          </table:table-cell>
          <table:table-cell table:formula="of:=[Configurations.B10]" office:value-type="float" office:value="14" calcext:value-type="float">
            <text:p>14</text:p>
          </table:table-cell>
          <table:table-cell table:formula="of:=[Configurations.C10]" office:value-type="float" office:value="11" calcext:value-type="float">
            <text:p>11</text:p>
          </table:table-cell>
          <table:table-cell table:formula="of:=[Configurations.D10]" office:value-type="float" office:value="11" calcext:value-type="float">
            <text:p>11</text:p>
          </table:table-cell>
          <table:table-cell table:formula="of:=[Configurations.E10]" office:value-type="float" office:value="68" calcext:value-type="float">
            <text:p>68</text:p>
          </table:table-cell>
          <table:table-cell table:formula="of:=[Configurations.F10]" office:value-type="float" office:value="49" calcext:value-type="float">
            <text:p>49</text:p>
          </table:table-cell>
          <table:table-cell table:formula="of:=[Configurations.G10]" office:value-type="float" office:value="47.6" calcext:value-type="float">
            <text:p>48</text:p>
          </table:table-cell>
          <table:table-cell table:formula="of:=[Configurations.H10]" office:value-type="float" office:value="155" calcext:value-type="float">
            <text:p>155</text:p>
          </table:table-cell>
          <table:table-cell table:formula="of:=[Configurations.I10]" office:value-type="float" office:value="155" calcext:value-type="float">
            <text:p>155</text:p>
          </table:table-cell>
          <table:table-cell table:formula="of:=[Configurations.J10]" office:value-type="float" office:value="155" calcext:value-type="float">
            <text:p>155</text:p>
          </table:table-cell>
          <table:table-cell table:formula="of:=[Configurations.K10]" office:value-type="float" office:value="3551" calcext:value-type="float">
            <text:p>3551</text:p>
          </table:table-cell>
          <table:table-cell table:formula="of:=[Configurations.L10]" office:value-type="float" office:value="3555" calcext:value-type="float">
            <text:p>3555</text:p>
          </table:table-cell>
          <table:table-cell table:formula="of:=[Configurations.M10]" office:value-type="float" office:value="4975" calcext:value-type="float">
            <text:p>4975</text:p>
          </table:table-cell>
          <table:table-cell table:formula="of:=[Configurations.N10]" office:value-type="float" office:value="4975" calcext:value-type="float">
            <text:p>4975</text:p>
          </table:table-cell>
          <table:table-cell table:formula="of:=[Configurations.O10]" office:value-type="float" office:value="4975" calcext:value-type="float">
            <text:p>4975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formula="of:=[Configurations.A11]" office:value-type="float" office:value="15" calcext:value-type="float">
            <text:p>15</text:p>
          </table:table-cell>
          <table:table-cell table:formula="of:=[Configurations.B11]" office:value-type="float" office:value="15" calcext:value-type="float">
            <text:p>15</text:p>
          </table:table-cell>
          <table:table-cell table:formula="of:=[Configurations.C11]" office:value-type="float" office:value="15" calcext:value-type="float">
            <text:p>15</text:p>
          </table:table-cell>
          <table:table-cell table:formula="of:=[Configurations.D11]" office:value-type="float" office:value="15" calcext:value-type="float">
            <text:p>15</text:p>
          </table:table-cell>
          <table:table-cell table:formula="of:=[Configurations.E11]" office:value-type="float" office:value="65" calcext:value-type="float">
            <text:p>65</text:p>
          </table:table-cell>
          <table:table-cell table:formula="of:=[Configurations.F11]" office:value-type="float" office:value="49" calcext:value-type="float">
            <text:p>49</text:p>
          </table:table-cell>
          <table:table-cell table:formula="of:=[Configurations.G11]" office:value-type="float" office:value="49.6" calcext:value-type="float">
            <text:p>50</text:p>
          </table:table-cell>
          <table:table-cell table:formula="of:=[Configurations.H11]" office:value-type="float" office:value="190" calcext:value-type="float">
            <text:p>190</text:p>
          </table:table-cell>
          <table:table-cell table:formula="of:=[Configurations.I11]" office:value-type="float" office:value="190" calcext:value-type="float">
            <text:p>190</text:p>
          </table:table-cell>
          <table:table-cell table:formula="of:=[Configurations.J11]" office:value-type="float" office:value="190" calcext:value-type="float">
            <text:p>190</text:p>
          </table:table-cell>
          <table:table-cell table:formula="of:=[Configurations.K11]" office:value-type="float" office:value="4434" calcext:value-type="float">
            <text:p>4434</text:p>
          </table:table-cell>
          <table:table-cell table:formula="of:=[Configurations.L11]" office:value-type="float" office:value="4440" calcext:value-type="float">
            <text:p>4440</text:p>
          </table:table-cell>
          <table:table-cell table:formula="of:=[Configurations.M11]" office:value-type="float" office:value="6392" calcext:value-type="float">
            <text:p>6392</text:p>
          </table:table-cell>
          <table:table-cell table:formula="of:=[Configurations.N11]" office:value-type="float" office:value="6392" calcext:value-type="float">
            <text:p>6392</text:p>
          </table:table-cell>
          <table:table-cell table:formula="of:=[Configurations.O11]" office:value-type="float" office:value="6392" calcext:value-type="float">
            <text:p>6392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formula="of:=[Configurations.F12]" office:value-type="float" office:value="51" calcext:value-type="float">
            <text:p>51</text:p>
          </table:table-cell>
          <table:table-cell table:formula="of:=[Configurations.G12]" office:value-type="float" office:value="49" calcext:value-type="float">
            <text:p>49</text:p>
          </table:table-cell>
          <table:table-cell table:formula="of:=[Configurations.H12]" office:value-type="float" office:value="139" calcext:value-type="float">
            <text:p>139</text:p>
          </table:table-cell>
          <table:table-cell table:formula="of:=[Configurations.I12]" office:value-type="float" office:value="139" calcext:value-type="float">
            <text:p>139</text:p>
          </table:table-cell>
          <table:table-cell table:formula="of:=[Configurations.J12]" office:value-type="float" office:value="139" calcext:value-type="float">
            <text:p>139</text:p>
          </table:table-cell>
          <table:table-cell table:formula="of:=[Configurations.K12]" office:value-type="float" office:value="4427" calcext:value-type="float">
            <text:p>4427</text:p>
          </table:table-cell>
          <table:table-cell table:formula="of:=[Configurations.L12]" office:value-type="float" office:value="4419" calcext:value-type="float">
            <text:p>4419</text:p>
          </table:table-cell>
          <table:table-cell table:formula="of:=[Configurations.M12]" office:value-type="float" office:value="6245" calcext:value-type="float">
            <text:p>6245</text:p>
          </table:table-cell>
          <table:table-cell table:formula="of:=[Configurations.N12]" office:value-type="float" office:value="6245" calcext:value-type="float">
            <text:p>6245</text:p>
          </table:table-cell>
          <table:table-cell table:formula="of:=[Configurations.O12]" office:value-type="float" office:value="6245" calcext:value-type="float">
            <text:p>6245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011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ficiency_csv" table:style-name="ta1">
        <table:table-column table:style-name="co1" table:number-columns-repeated="1024" table:default-cell-style-name="ce5"/>
        <table:table-row table:style-name="ro1"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table:number-columns-repeated="1004"/>
        </table:table-row>
        <table:table-row table:style-name="ro1">
          <table:table-cell table:formula="of:=[Efficiency.A3]" office:value-type="float" office:value="3.25278810408922" calcext:value-type="float">
            <text:p>3.253</text:p>
          </table:table-cell>
          <table:table-cell table:formula="of:=[Efficiency.B3]" office:value-type="float" office:value="3.25673875210513" calcext:value-type="float">
            <text:p>3.257</text:p>
          </table:table-cell>
          <table:table-cell table:formula="of:=[Efficiency.C3]" office:value-type="float" office:value="2.76150796967584" calcext:value-type="float">
            <text:p>2.762</text:p>
          </table:table-cell>
          <table:table-cell table:formula="of:=[Efficiency.D3]" office:value-type="float" office:value="2.76814393144792" calcext:value-type="float">
            <text:p>2.768</text:p>
          </table:table-cell>
          <table:table-cell table:formula="of:=[Efficiency.E3]" office:value-type="float" office:value="2.89619889703282" calcext:value-type="float">
            <text:p>2.896</text:p>
          </table:table-cell>
          <table:table-cell table:formula="of:=[Efficiency.F3]" office:value-type="float" office:value="0.0517037836940557" calcext:value-type="float">
            <text:p>0.052</text:p>
          </table:table-cell>
          <table:table-cell table:formula="of:=[Efficiency.G3]" office:value-type="float" office:value="2.11770651631506" calcext:value-type="float">
            <text:p>2.118</text:p>
          </table:table-cell>
          <table:table-cell table:formula="of:=[Efficiency.I3]" office:value-type="float" office:value="6.87150692893318" calcext:value-type="float">
            <text:p>6.872</text:p>
          </table:table-cell>
          <table:table-cell table:formula="of:=[Efficiency.I3]" office:value-type="float" office:value="6.87150692893318" calcext:value-type="float">
            <text:p>6.872</text:p>
          </table:table-cell>
          <table:table-cell table:formula="of:=[Efficiency.J3]" office:value-type="float" office:value="6.8347872792688" calcext:value-type="float">
            <text:p>6.835</text:p>
          </table:table-cell>
          <table:table-cell table:formula="of:=[Efficiency.K3]" office:value-type="float" office:value="0.192636347457286" calcext:value-type="float">
            <text:p>0.193</text:p>
          </table:table-cell>
          <table:table-cell table:formula="of:=[Efficiency.L3]" office:value-type="float" office:value="0.730396760819491" calcext:value-type="float">
            <text:p>0.730</text:p>
          </table:table-cell>
          <table:table-cell table:formula="of:=[Efficiency.M3]" office:value-type="float" office:value="104.449466974943" calcext:value-type="float">
            <text:p>104.449</text:p>
          </table:table-cell>
          <table:table-cell table:formula="of:=[Efficiency.N3]" office:value-type="float" office:value="7.67201466273383" calcext:value-type="float">
            <text:p>7.672</text:p>
          </table:table-cell>
          <table:table-cell table:formula="of:=[Efficiency.O3]" office:value-type="float" office:value="7.45819795670802" calcext:value-type="float">
            <text:p>7.458</text:p>
          </table:table-cell>
          <table:table-cell table:formula="of:=[Efficiency.P3]" office:value-type="float" office:value="0" calcext:value-type="float">
            <text:p>0.000</text:p>
          </table:table-cell>
          <table:table-cell table:formula="of:=[Efficiency.Q3]" office:value-type="float" office:value="0" calcext:value-type="float">
            <text:p>0.000</text:p>
          </table:table-cell>
          <table:table-cell table:formula="of:=[Efficiency.R3]" office:value-type="float" office:value="7.15769307504842" calcext:value-type="float">
            <text:p>7.158</text:p>
          </table:table-cell>
          <table:table-cell table:formula="of:=[Efficiency.S3]" office:value-type="float" office:value="0.00606287198926693" calcext:value-type="float">
            <text:p>0.006</text:p>
          </table:table-cell>
          <table:table-cell table:formula="of:=[Efficiency.T3]" office:value-type="float" office:value="0.00614204216682646" calcext:value-type="float">
            <text:p>0.006</text:p>
          </table:table-cell>
          <table:table-cell table:number-columns-repeated="1004"/>
        </table:table-row>
        <table:table-row table:style-name="ro1">
          <table:table-cell table:formula="of:=[Efficiency.A4]" office:value-type="float" office:value="3.64421657581142" calcext:value-type="float">
            <text:p>3.644</text:p>
          </table:table-cell>
          <table:table-cell table:formula="of:=[Efficiency.B4]" office:value-type="float" office:value="4.20601320497633" calcext:value-type="float">
            <text:p>4.206</text:p>
          </table:table-cell>
          <table:table-cell table:formula="of:=[Efficiency.C4]" office:value-type="float" office:value="3.73588692996319" calcext:value-type="float">
            <text:p>3.736</text:p>
          </table:table-cell>
          <table:table-cell table:formula="of:=[Efficiency.D4]" office:value-type="float" office:value="3.75453073832576" calcext:value-type="float">
            <text:p>3.755</text:p>
          </table:table-cell>
          <table:table-cell table:formula="of:=[Efficiency.E4]" office:value-type="float" office:value="5.25413962126607" calcext:value-type="float">
            <text:p>5.254</text:p>
          </table:table-cell>
          <table:table-cell table:formula="of:=[Efficiency.F4]" office:value-type="float" office:value="0.0442495760845975" calcext:value-type="float">
            <text:p>0.044</text:p>
          </table:table-cell>
          <table:table-cell table:formula="of:=[Efficiency.G4]" office:value-type="float" office:value="1.91352471793892" calcext:value-type="float">
            <text:p>1.914</text:p>
          </table:table-cell>
          <table:table-cell table:formula="of:=[Efficiency.I4]" office:value-type="float" office:value="6.30686756571099" calcext:value-type="float">
            <text:p>6.307</text:p>
          </table:table-cell>
          <table:table-cell table:formula="of:=[Efficiency.I4]" office:value-type="float" office:value="6.30686756571099" calcext:value-type="float">
            <text:p>6.307</text:p>
          </table:table-cell>
          <table:table-cell table:formula="of:=[Efficiency.J4]" office:value-type="float" office:value="5.16919731006383" calcext:value-type="float">
            <text:p>5.169</text:p>
          </table:table-cell>
          <table:table-cell table:formula="of:=[Efficiency.K4]" office:value-type="float" office:value="0.556077212592264" calcext:value-type="float">
            <text:p>0.556</text:p>
          </table:table-cell>
          <table:table-cell table:formula="of:=[Efficiency.L4]" office:value-type="float" office:value="1.54038092579097" calcext:value-type="float">
            <text:p>1.540</text:p>
          </table:table-cell>
          <table:table-cell table:formula="of:=[Efficiency.M4]" office:value-type="float" office:value="185.257971903253" calcext:value-type="float">
            <text:p>185.258</text:p>
          </table:table-cell>
          <table:table-cell table:formula="of:=[Efficiency.N4]" office:value-type="float" office:value="2.04572331982729" calcext:value-type="float">
            <text:p>2.046</text:p>
          </table:table-cell>
          <table:table-cell table:formula="of:=[Efficiency.O4]" office:value-type="float" office:value="2.02881910898899" calcext:value-type="float">
            <text:p>2.029</text:p>
          </table:table-cell>
          <table:table-cell table:formula="of:=[Efficiency.P4]" office:value-type="float" office:value="0" calcext:value-type="float">
            <text:p>0.000</text:p>
          </table:table-cell>
          <table:table-cell table:formula="of:=[Efficiency.Q4]" office:value-type="float" office:value="0" calcext:value-type="float">
            <text:p>0.000</text:p>
          </table:table-cell>
          <table:table-cell table:formula="of:=[Efficiency.R4]" office:value-type="float" office:value="22.5714730901626" calcext:value-type="float">
            <text:p>22.571</text:p>
          </table:table-cell>
          <table:table-cell table:formula="of:=[Efficiency.S4]" office:value-type="float" office:value="0.00430689784589976" calcext:value-type="float">
            <text:p>0.004</text:p>
          </table:table-cell>
          <table:table-cell table:formula="of:=[Efficiency.T4]" office:value-type="float" office:value="0.00441100465998914" calcext:value-type="float">
            <text:p>0.004</text:p>
          </table:table-cell>
          <table:table-cell table:number-columns-repeated="1004"/>
        </table:table-row>
        <table:table-row table:style-name="ro1">
          <table:table-cell table:formula="of:=[Efficiency.A5]" office:value-type="float" office:value="4.62242072636805" calcext:value-type="float">
            <text:p>4.622</text:p>
          </table:table-cell>
          <table:table-cell table:formula="of:=[Efficiency.B5]" office:value-type="float" office:value="5.08475630106448" calcext:value-type="float">
            <text:p>5.085</text:p>
          </table:table-cell>
          <table:table-cell table:formula="of:=[Efficiency.C5]" office:value-type="float" office:value="4.10650914931868" calcext:value-type="float">
            <text:p>4.107</text:p>
          </table:table-cell>
          <table:table-cell table:formula="of:=[Efficiency.D5]" office:value-type="float" office:value="4.21191685560028" calcext:value-type="float">
            <text:p>4.212</text:p>
          </table:table-cell>
          <table:table-cell table:formula="of:=[Efficiency.E5]" office:value-type="float" office:value="6.61065157525394" calcext:value-type="float">
            <text:p>6.611</text:p>
          </table:table-cell>
          <table:table-cell table:formula="of:=[Efficiency.F5]" office:value-type="float" office:value="0.0302607285502655" calcext:value-type="float">
            <text:p>0.030</text:p>
          </table:table-cell>
          <table:table-cell table:formula="of:=[Efficiency.G5]" office:value-type="float" office:value="1.96683008294485" calcext:value-type="float">
            <text:p>1.967</text:p>
          </table:table-cell>
          <table:table-cell table:formula="of:=[Efficiency.I5]" office:value-type="float" office:value="6.04474017006788" calcext:value-type="float">
            <text:p>6.045</text:p>
          </table:table-cell>
          <table:table-cell table:formula="of:=[Efficiency.I5]" office:value-type="float" office:value="6.04474017006788" calcext:value-type="float">
            <text:p>6.045</text:p>
          </table:table-cell>
          <table:table-cell table:formula="of:=[Efficiency.J5]" office:value-type="float" office:value="5.05778909858303" calcext:value-type="float">
            <text:p>5.058</text:p>
          </table:table-cell>
          <table:table-cell table:formula="of:=[Efficiency.K5]" office:value-type="float" office:value="0.64227303315324" calcext:value-type="float">
            <text:p>0.642</text:p>
          </table:table-cell>
          <table:table-cell table:formula="of:=[Efficiency.L5]" office:value-type="float" office:value="1.72954793470197" calcext:value-type="float">
            <text:p>1.730</text:p>
          </table:table-cell>
          <table:table-cell table:formula="of:=[Efficiency.M5]" office:value-type="float" office:value="199.545286902727" calcext:value-type="float">
            <text:p>199.545</text:p>
          </table:table-cell>
          <table:table-cell table:formula="of:=[Efficiency.N5]" office:value-type="float" office:value="1.98429119494315" calcext:value-type="float">
            <text:p>1.984</text:p>
          </table:table-cell>
          <table:table-cell table:formula="of:=[Efficiency.O5]" office:value-type="float" office:value="1.97492820427283" calcext:value-type="float">
            <text:p>1.975</text:p>
          </table:table-cell>
          <table:table-cell table:formula="of:=[Efficiency.P5]" office:value-type="float" office:value="0" calcext:value-type="float">
            <text:p>0.000</text:p>
          </table:table-cell>
          <table:table-cell table:formula="of:=[Efficiency.Q5]" office:value-type="float" office:value="0" calcext:value-type="float">
            <text:p>0.000</text:p>
          </table:table-cell>
          <table:table-cell table:formula="of:=[Efficiency.R5]" office:value-type="float" office:value="26.5955796909222" calcext:value-type="float">
            <text:p>26.596</text:p>
          </table:table-cell>
          <table:table-cell table:formula="of:=[Efficiency.S5]" office:value-type="float" office:value="0.00431230454002188" calcext:value-type="float">
            <text:p>0.004</text:p>
          </table:table-cell>
          <table:table-cell table:formula="of:=[Efficiency.T5]" office:value-type="float" office:value="0.0045987081711509" calcext:value-type="float">
            <text:p>0.005</text:p>
          </table:table-cell>
          <table:table-cell table:number-columns-repeated="1004"/>
        </table:table-row>
        <table:table-row table:style-name="ro1">
          <table:table-cell table:formula="of:=[Efficiency.A6]" office:value-type="float" office:value="4.65269555915578" calcext:value-type="float">
            <text:p>4.653</text:p>
          </table:table-cell>
          <table:table-cell table:formula="of:=[Efficiency.B6]" office:value-type="float" office:value="5.11255124683753" calcext:value-type="float">
            <text:p>5.113</text:p>
          </table:table-cell>
          <table:table-cell table:formula="of:=[Efficiency.C6]" office:value-type="float" office:value="4.14791559062564" calcext:value-type="float">
            <text:p>4.148</text:p>
          </table:table-cell>
          <table:table-cell table:formula="of:=[Efficiency.D6]" office:value-type="float" office:value="4.20134187578326" calcext:value-type="float">
            <text:p>4.201</text:p>
          </table:table-cell>
          <table:table-cell table:formula="of:=[Efficiency.E6]" office:value-type="float" office:value="5.07467814948265" calcext:value-type="float">
            <text:p>5.075</text:p>
          </table:table-cell>
          <table:table-cell table:formula="of:=[Efficiency.F6]" office:value-type="float" office:value="0.0282413244491331" calcext:value-type="float">
            <text:p>0.028</text:p>
          </table:table-cell>
          <table:table-cell table:formula="of:=[Efficiency.G6]" office:value-type="float" office:value="1.97542722225979" calcext:value-type="float">
            <text:p>1.975</text:p>
          </table:table-cell>
          <table:table-cell table:formula="of:=[Efficiency.I6]" office:value-type="float" office:value="6.71347050920733" calcext:value-type="float">
            <text:p>6.713</text:p>
          </table:table-cell>
          <table:table-cell table:formula="of:=[Efficiency.I6]" office:value-type="float" office:value="6.71347050920733" calcext:value-type="float">
            <text:p>6.713</text:p>
          </table:table-cell>
          <table:table-cell table:formula="of:=[Efficiency.J6]" office:value-type="float" office:value="6.12661805944081" calcext:value-type="float">
            <text:p>6.127</text:p>
          </table:table-cell>
          <table:table-cell table:formula="of:=[Efficiency.K6]" office:value-type="float" office:value="0.6583311710411" calcext:value-type="float">
            <text:p>0.658</text:p>
          </table:table-cell>
          <table:table-cell table:formula="of:=[Efficiency.L6]" office:value-type="float" office:value="1.72297339519729" calcext:value-type="float">
            <text:p>1.723</text:p>
          </table:table-cell>
          <table:table-cell table:formula="of:=[Efficiency.M6]" office:value-type="float" office:value="191.116633856038" calcext:value-type="float">
            <text:p>191.117</text:p>
          </table:table-cell>
          <table:table-cell table:formula="of:=[Efficiency.N6]" office:value-type="float" office:value="1.99618377416868" calcext:value-type="float">
            <text:p>1.996</text:p>
          </table:table-cell>
          <table:table-cell table:formula="of:=[Efficiency.O6]" office:value-type="float" office:value="2.08273937029091" calcext:value-type="float">
            <text:p>2.083</text:p>
          </table:table-cell>
          <table:table-cell table:formula="of:=[Efficiency.P6]" office:value-type="float" office:value="0" calcext:value-type="float">
            <text:p>0.000</text:p>
          </table:table-cell>
          <table:table-cell table:formula="of:=[Efficiency.Q6]" office:value-type="float" office:value="0" calcext:value-type="float">
            <text:p>0.000</text:p>
          </table:table-cell>
          <table:table-cell table:formula="of:=[Efficiency.R6]" office:value-type="float" office:value="26.3533545552279" calcext:value-type="float">
            <text:p>26.353</text:p>
          </table:table-cell>
          <table:table-cell table:formula="of:=[Efficiency.S6]" office:value-type="float" office:value="0.00432052369056931" calcext:value-type="float">
            <text:p>0.004</text:p>
          </table:table-cell>
          <table:table-cell table:formula="of:=[Efficiency.T6]" office:value-type="float" office:value="0.00449503695237716" calcext:value-type="float">
            <text:p>0.004</text:p>
          </table:table-cell>
          <table:table-cell table:number-columns-repeated="1004"/>
        </table:table-row>
        <table:table-row table:style-name="ro1">
          <table:table-cell table:formula="of:=[Efficiency.A7]" office:value-type="float" office:value="4.1860826144174" calcext:value-type="float">
            <text:p>4.186</text:p>
          </table:table-cell>
          <table:table-cell table:formula="of:=[Efficiency.B7]" office:value-type="float" office:value="4.03763343870552" calcext:value-type="float">
            <text:p>4.038</text:p>
          </table:table-cell>
          <table:table-cell table:formula="of:=[Efficiency.C7]" office:value-type="float" office:value="3.72580190604375" calcext:value-type="float">
            <text:p>3.726</text:p>
          </table:table-cell>
          <table:table-cell table:formula="of:=[Efficiency.D7]" office:value-type="float" office:value="3.72683305024053" calcext:value-type="float">
            <text:p>3.727</text:p>
          </table:table-cell>
          <table:table-cell table:formula="of:=[Efficiency.E7]" office:value-type="float" office:value="7.86106261940338" calcext:value-type="float">
            <text:p>7.861</text:p>
          </table:table-cell>
          <table:table-cell table:formula="of:=[Efficiency.F7]" office:value-type="float" office:value="0.0300769602169859" calcext:value-type="float">
            <text:p>0.030</text:p>
          </table:table-cell>
          <table:table-cell table:formula="of:=[Efficiency.G7]" office:value-type="float" office:value="1.92353846126197" calcext:value-type="float">
            <text:p>1.924</text:p>
          </table:table-cell>
          <table:table-cell table:formula="of:=[Efficiency.I7]" office:value-type="float" office:value="6.61433449586922" calcext:value-type="float">
            <text:p>6.614</text:p>
          </table:table-cell>
          <table:table-cell table:formula="of:=[Efficiency.I7]" office:value-type="float" office:value="6.61433449586922" calcext:value-type="float">
            <text:p>6.614</text:p>
          </table:table-cell>
          <table:table-cell table:formula="of:=[Efficiency.J7]" office:value-type="float" office:value="5.22790858410618" calcext:value-type="float">
            <text:p>5.228</text:p>
          </table:table-cell>
          <table:table-cell table:formula="of:=[Efficiency.K7]" office:value-type="float" office:value="0.624057802744253" calcext:value-type="float">
            <text:p>0.624</text:p>
          </table:table-cell>
          <table:table-cell table:formula="of:=[Efficiency.L7]" office:value-type="float" office:value="1.71331292486717" calcext:value-type="float">
            <text:p>1.713</text:p>
          </table:table-cell>
          <table:table-cell table:formula="of:=[Efficiency.M7]" office:value-type="float" office:value="189.319180911379" calcext:value-type="float">
            <text:p>189.319</text:p>
          </table:table-cell>
          <table:table-cell table:formula="of:=[Efficiency.N7]" office:value-type="float" office:value="1.98088516674076" calcext:value-type="float">
            <text:p>1.981</text:p>
          </table:table-cell>
          <table:table-cell table:formula="of:=[Efficiency.O7]" office:value-type="float" office:value="8.21838768545504" calcext:value-type="float">
            <text:p>8.218</text:p>
          </table:table-cell>
          <table:table-cell table:number-columns-repeated="1009"/>
        </table:table-row>
        <table:table-row table:style-name="ro1">
          <table:table-cell table:formula="of:=[Efficiency.A8]" office:value-type="float" office:value="4.48463962166287" calcext:value-type="float">
            <text:p>4.485</text:p>
          </table:table-cell>
          <table:table-cell table:formula="of:=[Efficiency.B8]" office:value-type="float" office:value="4.1660921021399" calcext:value-type="float">
            <text:p>4.166</text:p>
          </table:table-cell>
          <table:table-cell table:formula="of:=[Efficiency.C8]" office:value-type="float" office:value="4.599443764266" calcext:value-type="float">
            <text:p>4.599</text:p>
          </table:table-cell>
          <table:table-cell table:formula="of:=[Efficiency.D8]" office:value-type="float" office:value="4.65813743564268" calcext:value-type="float">
            <text:p>4.658</text:p>
          </table:table-cell>
          <table:table-cell table:formula="of:=[Efficiency.E8]" office:value-type="float" office:value="5.89709730194656" calcext:value-type="float">
            <text:p>5.897</text:p>
          </table:table-cell>
          <table:table-cell table:formula="of:=[Efficiency.F8]" office:value-type="float" office:value="0.0312855123709202" calcext:value-type="float">
            <text:p>0.031</text:p>
          </table:table-cell>
          <table:table-cell table:formula="of:=[Efficiency.G8]" office:value-type="float" office:value="1.87035771039105" calcext:value-type="float">
            <text:p>1.870</text:p>
          </table:table-cell>
          <table:table-cell table:formula="of:=[Efficiency.I8]" office:value-type="float" office:value="5.93923460285162" calcext:value-type="float">
            <text:p>5.939</text:p>
          </table:table-cell>
          <table:table-cell table:formula="of:=[Efficiency.I8]" office:value-type="float" office:value="5.93923460285162" calcext:value-type="float">
            <text:p>5.939</text:p>
          </table:table-cell>
          <table:table-cell table:formula="of:=[Efficiency.J8]" office:value-type="float" office:value="4.99302504346628" calcext:value-type="float">
            <text:p>4.993</text:p>
          </table:table-cell>
          <table:table-cell table:formula="of:=[Efficiency.K8]" office:value-type="float" office:value="0.560282127123717" calcext:value-type="float">
            <text:p>0.560</text:p>
          </table:table-cell>
          <table:table-cell table:formula="of:=[Efficiency.L8]" office:value-type="float" office:value="1.76728429373937" calcext:value-type="float">
            <text:p>1.767</text:p>
          </table:table-cell>
          <table:table-cell table:formula="of:=[Efficiency.M8]" office:value-type="float" office:value="183.323516889836" calcext:value-type="float">
            <text:p>183.324</text:p>
          </table:table-cell>
          <table:table-cell table:formula="of:=[Efficiency.N8]" office:value-type="float" office:value="2.0013189372063" calcext:value-type="float">
            <text:p>2.001</text:p>
          </table:table-cell>
          <table:table-cell table:formula="of:=[Efficiency.O8]" office:value-type="float" office:value="2.00121708816401" calcext:value-type="float">
            <text:p>2.001</text:p>
          </table:table-cell>
          <table:table-cell table:number-columns-repeated="1009"/>
        </table:table-row>
        <table:table-row table:style-name="ro1">
          <table:table-cell table:formula="of:=[Efficiency.A9]" office:value-type="float" office:value="4.02719583920971" calcext:value-type="float">
            <text:p>4.027</text:p>
          </table:table-cell>
          <table:table-cell table:formula="of:=[Efficiency.B9]" office:value-type="float" office:value="4.12384498903503" calcext:value-type="float">
            <text:p>4.124</text:p>
          </table:table-cell>
          <table:table-cell table:formula="of:=[Efficiency.C9]" office:value-type="float" office:value="4.40290824724739" calcext:value-type="float">
            <text:p>4.403</text:p>
          </table:table-cell>
          <table:table-cell table:formula="of:=[Efficiency.D9]" office:value-type="float" office:value="4.62807503233742" calcext:value-type="float">
            <text:p>4.628</text:p>
          </table:table-cell>
          <table:table-cell table:formula="of:=[Efficiency.E9]" office:value-type="float" office:value="8.66969888202202" calcext:value-type="float">
            <text:p>8.670</text:p>
          </table:table-cell>
          <table:table-cell table:formula="of:=[Efficiency.F9]" office:value-type="float" office:value="0.027993982298355" calcext:value-type="float">
            <text:p>0.028</text:p>
          </table:table-cell>
          <table:table-cell table:formula="of:=[Efficiency.G9]" office:value-type="float" office:value="1.89423438494347" calcext:value-type="float">
            <text:p>1.894</text:p>
          </table:table-cell>
          <table:table-cell table:formula="of:=[Efficiency.I9]" office:value-type="float" office:value="7.10516822941761" calcext:value-type="float">
            <text:p>7.105</text:p>
          </table:table-cell>
          <table:table-cell table:formula="of:=[Efficiency.I9]" office:value-type="float" office:value="7.10516822941761" calcext:value-type="float">
            <text:p>7.105</text:p>
          </table:table-cell>
          <table:table-cell table:formula="of:=[Efficiency.J9]" office:value-type="float" office:value="6.45029181106988" calcext:value-type="float">
            <text:p>6.450</text:p>
          </table:table-cell>
          <table:table-cell table:formula="of:=[Efficiency.K9]" office:value-type="float" office:value="0.476499612105604" calcext:value-type="float">
            <text:p>0.476</text:p>
          </table:table-cell>
          <table:table-cell table:formula="of:=[Efficiency.L9]" office:value-type="float" office:value="1.23111725974662" calcext:value-type="float">
            <text:p>1.231</text:p>
          </table:table-cell>
          <table:table-cell table:formula="of:=[Efficiency.M9]" office:value-type="float" office:value="188.506417748116" calcext:value-type="float">
            <text:p>188.506</text:p>
          </table:table-cell>
          <table:table-cell table:formula="of:=[Efficiency.N9]" office:value-type="float" office:value="0.270895474395014" calcext:value-type="float">
            <text:p>0.271</text:p>
          </table:table-cell>
          <table:table-cell table:formula="of:=[Efficiency.O9]" office:value-type="float" office:value="0.273277036174947" calcext:value-type="float">
            <text:p>0.273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formula="of:=[Efficiency.A10]" office:value-type="float" office:value="6.03942209295466" calcext:value-type="float">
            <text:p>6.039</text:p>
          </table:table-cell>
          <table:table-cell table:formula="of:=[Efficiency.B10]" office:value-type="float" office:value="6.39551483214256" calcext:value-type="float">
            <text:p>6.396</text:p>
          </table:table-cell>
          <table:table-cell table:formula="of:=[Efficiency.C10]" office:value-type="float" office:value="5.08051428205547" calcext:value-type="float">
            <text:p>5.081</text:p>
          </table:table-cell>
          <table:table-cell table:formula="of:=[Efficiency.D10]" office:value-type="float" office:value="5.10255984455418" calcext:value-type="float">
            <text:p>5.103</text:p>
          </table:table-cell>
          <table:table-cell table:formula="of:=[Efficiency.E10]" office:value-type="float" office:value="7.71618215547724" calcext:value-type="float">
            <text:p>7.716</text:p>
          </table:table-cell>
          <table:table-cell table:formula="of:=[Efficiency.F10]" office:value-type="float" office:value="0.0296193872408303" calcext:value-type="float">
            <text:p>0.030</text:p>
          </table:table-cell>
          <table:table-cell table:formula="of:=[Efficiency.G10]" office:value-type="float" office:value="1.93828602327588" calcext:value-type="float">
            <text:p>1.938</text:p>
          </table:table-cell>
          <table:table-cell table:formula="of:=[Efficiency.I10]" office:value-type="float" office:value="7.06798257438662" calcext:value-type="float">
            <text:p>7.068</text:p>
          </table:table-cell>
          <table:table-cell table:formula="of:=[Efficiency.I10]" office:value-type="float" office:value="7.06798257438662" calcext:value-type="float">
            <text:p>7.068</text:p>
          </table:table-cell>
          <table:table-cell table:formula="of:=[Efficiency.J10]" office:value-type="float" office:value="6.09404329916202" calcext:value-type="float">
            <text:p>6.094</text:p>
          </table:table-cell>
          <table:table-cell table:formula="of:=[Efficiency.K10]" office:value-type="float" office:value="0.534258245333577" calcext:value-type="float">
            <text:p>0.534</text:p>
          </table:table-cell>
          <table:table-cell table:formula="of:=[Efficiency.L10]" office:value-type="float" office:value="1.37336258538625" calcext:value-type="float">
            <text:p>1.373</text:p>
          </table:table-cell>
          <table:table-cell table:formula="of:=[Efficiency.M10]" office:value-type="float" office:value="179.079623756409" calcext:value-type="float">
            <text:p>179.080</text:p>
          </table:table-cell>
          <table:table-cell table:formula="of:=[Efficiency.N10]" office:value-type="float" office:value="1.62034011748686" calcext:value-type="float">
            <text:p>1.620</text:p>
          </table:table-cell>
          <table:table-cell table:formula="of:=[Efficiency.O10]" office:value-type="float" office:value="1.57823912339356" calcext:value-type="float">
            <text:p>1.578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formula="of:=[Efficiency.A11]" office:value-type="float" office:value="6.96198062586592" calcext:value-type="float">
            <text:p>6.962</text:p>
          </table:table-cell>
          <table:table-cell table:formula="of:=[Efficiency.B11]" office:value-type="float" office:value="6.96198062586592" calcext:value-type="float">
            <text:p>6.962</text:p>
          </table:table-cell>
          <table:table-cell table:formula="of:=[Efficiency.C11]" office:value-type="float" office:value="6.94343504346681" calcext:value-type="float">
            <text:p>6.943</text:p>
          </table:table-cell>
          <table:table-cell table:formula="of:=[Efficiency.D11]" office:value-type="float" office:value="6.9599369051784" calcext:value-type="float">
            <text:p>6.960</text:p>
          </table:table-cell>
          <table:table-cell table:formula="of:=[Efficiency.E11]" office:value-type="float" office:value="7.16793097530258" calcext:value-type="float">
            <text:p>7.168</text:p>
          </table:table-cell>
          <table:table-cell table:formula="of:=[Efficiency.F11]" office:value-type="float" office:value="0.0290887146564808" calcext:value-type="float">
            <text:p>0.029</text:p>
          </table:table-cell>
          <table:table-cell table:formula="of:=[Efficiency.G11]" office:value-type="float" office:value="1.94340168455947" calcext:value-type="float">
            <text:p>1.943</text:p>
          </table:table-cell>
          <table:table-cell table:formula="of:=[Efficiency.I11]" office:value-type="float" office:value="7.42855861128186" calcext:value-type="float">
            <text:p>7.429</text:p>
          </table:table-cell>
          <table:table-cell table:formula="of:=[Efficiency.I11]" office:value-type="float" office:value="7.42855861128186" calcext:value-type="float">
            <text:p>7.429</text:p>
          </table:table-cell>
          <table:table-cell table:formula="of:=[Efficiency.J11]" office:value-type="float" office:value="6.49846626301476" calcext:value-type="float">
            <text:p>6.498</text:p>
          </table:table-cell>
          <table:table-cell table:formula="of:=[Efficiency.K11]" office:value-type="float" office:value="0.529456669429982" calcext:value-type="float">
            <text:p>0.529</text:p>
          </table:table-cell>
          <table:table-cell table:formula="of:=[Efficiency.L11]" office:value-type="float" office:value="1.41550638281441" calcext:value-type="float">
            <text:p>1.416</text:p>
          </table:table-cell>
          <table:table-cell table:formula="of:=[Efficiency.M11]" office:value-type="float" office:value="182.000672847469" calcext:value-type="float">
            <text:p>182.001</text:p>
          </table:table-cell>
          <table:table-cell table:formula="of:=[Efficiency.N11]" office:value-type="float" office:value="1.66570380494188" calcext:value-type="float">
            <text:p>1.666</text:p>
          </table:table-cell>
          <table:table-cell table:formula="of:=[Efficiency.O11]" office:value-type="float" office:value="1.65454668726026" calcext:value-type="float">
            <text:p>1.655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5"/>
          <table:table-cell table:formula="of:=[Efficiency.F12]" office:value-type="float" office:value="0.0299594441754053" calcext:value-type="float">
            <text:p>0.030</text:p>
          </table:table-cell>
          <table:table-cell table:formula="of:=[Efficiency.G12]" office:value-type="float" office:value="1.97670550848075" calcext:value-type="float">
            <text:p>1.977</text:p>
          </table:table-cell>
          <table:table-cell table:formula="of:=[Efficiency.I12]" office:value-type="float" office:value="6.82282658838347" calcext:value-type="float">
            <text:p>6.823</text:p>
          </table:table-cell>
          <table:table-cell table:formula="of:=[Efficiency.I12]" office:value-type="float" office:value="6.82282658838347" calcext:value-type="float">
            <text:p>6.823</text:p>
          </table:table-cell>
          <table:table-cell table:formula="of:=[Efficiency.J12]" office:value-type="float" office:value="5.75288879952222" calcext:value-type="float">
            <text:p>5.753</text:p>
          </table:table-cell>
          <table:table-cell table:formula="of:=[Efficiency.K12]" office:value-type="float" office:value="0.529710324802206" calcext:value-type="float">
            <text:p>0.530</text:p>
          </table:table-cell>
          <table:table-cell table:formula="of:=[Efficiency.L12]" office:value-type="float" office:value="1.42125740347704" calcext:value-type="float">
            <text:p>1.421</text:p>
          </table:table-cell>
          <table:table-cell table:formula="of:=[Efficiency.M12]" office:value-type="float" office:value="176.756540695666" calcext:value-type="float">
            <text:p>176.757</text:p>
          </table:table-cell>
          <table:table-cell table:formula="of:=[Efficiency.N12]" office:value-type="float" office:value="1.72412871467978" calcext:value-type="float">
            <text:p>1.724</text:p>
          </table:table-cell>
          <table:table-cell table:formula="of:=[Efficiency.O12]" office:value-type="float" office:value="1.7030373281192" calcext:value-type="float">
            <text:p>1.703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011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time_Minute_csv" table:style-name="ta1">
        <table:table-column table:style-name="co1" table:number-columns-repeated="1024" table:default-cell-style-name="ce14"/>
        <table:table-row table:style-name="ro1"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table:number-columns-repeated="1004"/>
        </table:table-row>
        <table:table-row table:style-name="ro1">
          <table:table-cell table:formula="of:=[Runtime.A3]/60" office:value-type="float" office:value="0.0358666666666667" calcext:value-type="float">
            <text:p>0.036</text:p>
          </table:table-cell>
          <table:table-cell table:formula="of:=[Runtime.B3]/60" office:value-type="float" office:value="0.0358233333333333" calcext:value-type="float">
            <text:p>0.036</text:p>
          </table:table-cell>
          <table:table-cell table:formula="of:=[Runtime.C3]/60" office:value-type="float" office:value="0.03624" calcext:value-type="float">
            <text:p>0.036</text:p>
          </table:table-cell>
          <table:table-cell table:formula="of:=[Runtime.D3]/60" office:value-type="float" office:value="0.0361566666666667" calcext:value-type="float">
            <text:p>0.036</text:p>
          </table:table-cell>
          <table:table-cell table:formula="of:=[Runtime.E3]/60" office:value-type="float" office:value="0.03453" calcext:value-type="float">
            <text:p>0.035</text:p>
          </table:table-cell>
          <table:table-cell table:formula="of:=[Runtime.F3]/60" office:value-type="float" office:value="16.4403466666667" calcext:value-type="float">
            <text:p>16.440</text:p>
          </table:table-cell>
          <table:table-cell table:formula="of:=[Runtime.G3]/60" office:value-type="float" office:value="0.414433333333333" calcext:value-type="float">
            <text:p>0.414</text:p>
          </table:table-cell>
          <table:table-cell table:formula="of:=[Runtime.H3]/60" office:value-type="float" office:value="0.08085" calcext:value-type="float">
            <text:p>0.081</text:p>
          </table:table-cell>
          <table:table-cell table:formula="of:=[Runtime.I3]/60" office:value-type="float" office:value="0.58014" calcext:value-type="float">
            <text:p>0.580</text:p>
          </table:table-cell>
          <table:table-cell table:formula="of:=[Runtime.J3]/60" office:value-type="float" office:value="0.583243333333333" calcext:value-type="float">
            <text:p>0.583</text:p>
          </table:table-cell>
          <table:table-cell table:formula="of:=[Runtime.K3]/60" office:value-type="float" office:value="34.9589366666667" calcext:value-type="float">
            <text:p>34.959</text:p>
          </table:table-cell>
          <table:table-cell table:formula="of:=[Runtime.L3]/60" office:value-type="float" office:value="9.19639666666667" calcext:value-type="float">
            <text:p>9.196</text:p>
          </table:table-cell>
          <table:table-cell table:formula="of:=[Runtime.M3]/60" office:value-type="float" office:value="0.0643733333333333" calcext:value-type="float">
            <text:p>0.064</text:p>
          </table:table-cell>
          <table:table-cell table:formula="of:=[Runtime.N3]/60" office:value-type="float" office:value="0.866786666666667" calcext:value-type="float">
            <text:p>0.867</text:p>
          </table:table-cell>
          <table:table-cell table:formula="of:=[Runtime.O3]/60" office:value-type="float" office:value="0.89279" calcext:value-type="float">
            <text:p>0.893</text:p>
          </table:table-cell>
          <table:table-cell table:formula="of:=[Runtime.P3]/60" office:value-type="float" office:value="481.666666666667" calcext:value-type="float">
            <text:p>481.667</text:p>
          </table:table-cell>
          <table:table-cell table:formula="of:=[Runtime.Q3]/60" office:value-type="float" office:value="481.666666666667" calcext:value-type="float">
            <text:p>481.667</text:p>
          </table:table-cell>
          <table:table-cell table:formula="of:=[Runtime.R3]/60" office:value-type="float" office:value="0.40765" calcext:value-type="float">
            <text:p>0.408</text:p>
          </table:table-cell>
          <table:table-cell table:formula="of:=[Runtime.S3]/60" office:value-type="float" office:value="481.620226666667" calcext:value-type="float">
            <text:p>481.620</text:p>
          </table:table-cell>
          <table:table-cell table:formula="of:=[Runtime.T3]/60" office:value-type="float" office:value="480.29628" calcext:value-type="float">
            <text:p>480.296</text:p>
          </table:table-cell>
          <table:table-cell table:number-columns-repeated="1004"/>
        </table:table-row>
        <table:table-row table:style-name="ro1">
          <table:table-cell table:formula="of:=[Runtime.A4]/60" office:value-type="float" office:value="0.03669" calcext:value-type="float">
            <text:p>0.037</text:p>
          </table:table-cell>
          <table:table-cell table:formula="of:=[Runtime.B4]/60" office:value-type="float" office:value="0.0356633333333333" calcext:value-type="float">
            <text:p>0.036</text:p>
          </table:table-cell>
          <table:table-cell table:formula="of:=[Runtime.C4]/60" office:value-type="float" office:value="0.03569" calcext:value-type="float">
            <text:p>0.036</text:p>
          </table:table-cell>
          <table:table-cell table:formula="of:=[Runtime.D4]/60" office:value-type="float" office:value="0.0355133333333333" calcext:value-type="float">
            <text:p>0.036</text:p>
          </table:table-cell>
          <table:table-cell table:formula="of:=[Runtime.E4]/60" office:value-type="float" office:value="0.0348933333333333" calcext:value-type="float">
            <text:p>0.035</text:p>
          </table:table-cell>
          <table:table-cell table:formula="of:=[Runtime.F4]/60" office:value-type="float" office:value="19.23306" calcext:value-type="float">
            <text:p>19.233</text:p>
          </table:table-cell>
          <table:table-cell table:formula="of:=[Runtime.G4]/60" office:value-type="float" office:value="0.444853333333333" calcext:value-type="float">
            <text:p>0.445</text:p>
          </table:table-cell>
          <table:table-cell table:formula="of:=[Runtime.H4]/60" office:value-type="float" office:value="0.0557266666666667" calcext:value-type="float">
            <text:p>0.056</text:p>
          </table:table-cell>
          <table:table-cell table:formula="of:=[Runtime.I4]/60" office:value-type="float" office:value="0.43339" calcext:value-type="float">
            <text:p>0.433</text:p>
          </table:table-cell>
          <table:table-cell table:formula="of:=[Runtime.J4]/60" office:value-type="float" office:value="0.529246666666667" calcext:value-type="float">
            <text:p>0.529</text:p>
          </table:table-cell>
          <table:table-cell table:formula="of:=[Runtime.K4]/60" office:value-type="float" office:value="96.0387233333333" calcext:value-type="float">
            <text:p>96.039</text:p>
          </table:table-cell>
          <table:table-cell table:formula="of:=[Runtime.L4]/60" office:value-type="float" office:value="34.6583933333333" calcext:value-type="float">
            <text:p>34.658</text:p>
          </table:table-cell>
          <table:table-cell table:formula="of:=[Runtime.M4]/60" office:value-type="float" office:value="0.28913" calcext:value-type="float">
            <text:p>0.289</text:p>
          </table:table-cell>
          <table:table-cell table:formula="of:=[Runtime.N4]/60" office:value-type="float" office:value="37.1756833333333" calcext:value-type="float">
            <text:p>37.176</text:p>
          </table:table-cell>
          <table:table-cell table:formula="of:=[Runtime.O4]/60" office:value-type="float" office:value="37.4658433333333" calcext:value-type="float">
            <text:p>37.466</text:p>
          </table:table-cell>
          <table:table-cell table:formula="of:=[Runtime.P4]/60" office:value-type="float" office:value="481.666666666667" calcext:value-type="float">
            <text:p>481.667</text:p>
          </table:table-cell>
          <table:table-cell table:formula="of:=[Runtime.Q4]/60" office:value-type="float" office:value="481.666666666667" calcext:value-type="float">
            <text:p>481.667</text:p>
          </table:table-cell>
          <table:table-cell table:formula="of:=[Runtime.R4]/60" office:value-type="float" office:value="0.0921066666666667" calcext:value-type="float">
            <text:p>0.092</text:p>
          </table:table-cell>
          <table:table-cell table:formula="of:=[Runtime.S4]/60" office:value-type="float" office:value="482.98899" calcext:value-type="float">
            <text:p>482.989</text:p>
          </table:table-cell>
          <table:table-cell table:formula="of:=[Runtime.T4]/60" office:value-type="float" office:value="483.6389" calcext:value-type="float">
            <text:p>483.639</text:p>
          </table:table-cell>
          <table:table-cell table:number-columns-repeated="1004"/>
        </table:table-row>
        <table:table-row table:style-name="ro1">
          <table:table-cell table:formula="of:=[Runtime.A5]/60" office:value-type="float" office:value="0.03608" calcext:value-type="float">
            <text:p>0.036</text:p>
          </table:table-cell>
          <table:table-cell table:formula="of:=[Runtime.B5]/60" office:value-type="float" office:value="0.03609" calcext:value-type="float">
            <text:p>0.036</text:p>
          </table:table-cell>
          <table:table-cell table:formula="of:=[Runtime.C5]/60" office:value-type="float" office:value="0.03661" calcext:value-type="float">
            <text:p>0.037</text:p>
          </table:table-cell>
          <table:table-cell table:formula="of:=[Runtime.D5]/60" office:value-type="float" office:value="0.0356133333333333" calcext:value-type="float">
            <text:p>0.036</text:p>
          </table:table-cell>
          <table:table-cell table:formula="of:=[Runtime.E5]/60" office:value-type="float" office:value="0.0352966666666667" calcext:value-type="float">
            <text:p>0.035</text:p>
          </table:table-cell>
          <table:table-cell table:formula="of:=[Runtime.F5]/60" office:value-type="float" office:value="28.09403" calcext:value-type="float">
            <text:p>28.094</text:p>
          </table:table-cell>
          <table:table-cell table:formula="of:=[Runtime.G5]/60" office:value-type="float" office:value="0.44464" calcext:value-type="float">
            <text:p>0.445</text:p>
          </table:table-cell>
          <table:table-cell table:formula="of:=[Runtime.H5]/60" office:value-type="float" office:value="0.0507666666666667" calcext:value-type="float">
            <text:p>0.051</text:p>
          </table:table-cell>
          <table:table-cell table:formula="of:=[Runtime.I5]/60" office:value-type="float" office:value="0.36671" calcext:value-type="float">
            <text:p>0.367</text:p>
          </table:table-cell>
          <table:table-cell table:formula="of:=[Runtime.J5]/60" office:value-type="float" office:value="0.439023333333333" calcext:value-type="float">
            <text:p>0.439</text:p>
          </table:table-cell>
          <table:table-cell table:formula="of:=[Runtime.K5]/60" office:value-type="float" office:value="82.89603" calcext:value-type="float">
            <text:p>82.896</text:p>
          </table:table-cell>
          <table:table-cell table:formula="of:=[Runtime.L5]/60" office:value-type="float" office:value="30.8081766666667" calcext:value-type="float">
            <text:p>30.808</text:p>
          </table:table-cell>
          <table:table-cell table:formula="of:=[Runtime.M5]/60" office:value-type="float" office:value="0.267306666666667" calcext:value-type="float">
            <text:p>0.267</text:p>
          </table:table-cell>
          <table:table-cell table:formula="of:=[Runtime.N5]/60" office:value-type="float" office:value="38.3400266666667" calcext:value-type="float">
            <text:p>38.340</text:p>
          </table:table-cell>
          <table:table-cell table:formula="of:=[Runtime.O5]/60" office:value-type="float" office:value="38.5140466666667" calcext:value-type="float">
            <text:p>38.514</text:p>
          </table:table-cell>
          <table:table-cell table:formula="of:=[Runtime.P5]/60" office:value-type="float" office:value="481.666666666667" calcext:value-type="float">
            <text:p>481.667</text:p>
          </table:table-cell>
          <table:table-cell table:formula="of:=[Runtime.Q5]/60" office:value-type="float" office:value="481.666666666667" calcext:value-type="float">
            <text:p>481.667</text:p>
          </table:table-cell>
          <table:table-cell table:formula="of:=[Runtime.R5]/60" office:value-type="float" office:value="0.0786766666666667" calcext:value-type="float">
            <text:p>0.079</text:p>
          </table:table-cell>
          <table:table-cell table:formula="of:=[Runtime.S5]/60" office:value-type="float" office:value="483.11289" calcext:value-type="float">
            <text:p>483.113</text:p>
          </table:table-cell>
          <table:table-cell table:formula="of:=[Runtime.T5]/60" office:value-type="float" office:value="482.019436666667" calcext:value-type="float">
            <text:p>482.019</text:p>
          </table:table-cell>
          <table:table-cell table:number-columns-repeated="1004"/>
        </table:table-row>
        <table:table-row table:style-name="ro1">
          <table:table-cell table:formula="of:=[Runtime.A6]/60" office:value-type="float" office:value="0.0358233333333333" calcext:value-type="float">
            <text:p>0.036</text:p>
          </table:table-cell>
          <table:table-cell table:formula="of:=[Runtime.B6]/60" office:value-type="float" office:value="0.03586" calcext:value-type="float">
            <text:p>0.036</text:p>
          </table:table-cell>
          <table:table-cell table:formula="of:=[Runtime.C6]/60" office:value-type="float" office:value="0.0361933333333333" calcext:value-type="float">
            <text:p>0.036</text:p>
          </table:table-cell>
          <table:table-cell table:formula="of:=[Runtime.D6]/60" office:value-type="float" office:value="0.0357033333333333" calcext:value-type="float">
            <text:p>0.036</text:p>
          </table:table-cell>
          <table:table-cell table:formula="of:=[Runtime.E6]/60" office:value-type="float" office:value="0.06897" calcext:value-type="float">
            <text:p>0.069</text:p>
          </table:table-cell>
          <table:table-cell table:formula="of:=[Runtime.F6]/60" office:value-type="float" office:value="28.3283166666667" calcext:value-type="float">
            <text:p>28.328</text:p>
          </table:table-cell>
          <table:table-cell table:formula="of:=[Runtime.G6]/60" office:value-type="float" office:value="0.433693333333333" calcext:value-type="float">
            <text:p>0.434</text:p>
          </table:table-cell>
          <table:table-cell table:formula="of:=[Runtime.H6]/60" office:value-type="float" office:value="0.0582433333333333" calcext:value-type="float">
            <text:p>0.058</text:p>
          </table:table-cell>
          <table:table-cell table:formula="of:=[Runtime.I6]/60" office:value-type="float" office:value="0.466723333333333" calcext:value-type="float">
            <text:p>0.467</text:p>
          </table:table-cell>
          <table:table-cell table:formula="of:=[Runtime.J6]/60" office:value-type="float" office:value="0.511473333333333" calcext:value-type="float">
            <text:p>0.511</text:p>
          </table:table-cell>
          <table:table-cell table:formula="of:=[Runtime.K6]/60" office:value-type="float" office:value="80.76582" calcext:value-type="float">
            <text:p>80.766</text:p>
          </table:table-cell>
          <table:table-cell table:formula="of:=[Runtime.L6]/60" office:value-type="float" office:value="30.85997" calcext:value-type="float">
            <text:p>30.860</text:p>
          </table:table-cell>
          <table:table-cell table:formula="of:=[Runtime.M6]/60" office:value-type="float" office:value="0.278216666666667" calcext:value-type="float">
            <text:p>0.278</text:p>
          </table:table-cell>
          <table:table-cell table:formula="of:=[Runtime.N6]/60" office:value-type="float" office:value="38.0288133333333" calcext:value-type="float">
            <text:p>38.029</text:p>
          </table:table-cell>
          <table:table-cell table:formula="of:=[Runtime.O6]/60" office:value-type="float" office:value="36.5661666666667" calcext:value-type="float">
            <text:p>36.566</text:p>
          </table:table-cell>
          <table:table-cell table:formula="of:=[Runtime.P6]/60" office:value-type="float" office:value="481.666666666667" calcext:value-type="float">
            <text:p>481.667</text:p>
          </table:table-cell>
          <table:table-cell table:formula="of:=[Runtime.Q6]/60" office:value-type="float" office:value="481.666666666667" calcext:value-type="float">
            <text:p>481.667</text:p>
          </table:table-cell>
          <table:table-cell table:formula="of:=[Runtime.R6]/60" office:value-type="float" office:value="0.0795766666666667" calcext:value-type="float">
            <text:p>0.080</text:p>
          </table:table-cell>
          <table:table-cell table:formula="of:=[Runtime.S6]/60" office:value-type="float" office:value="482.96272" calcext:value-type="float">
            <text:p>482.963</text:p>
          </table:table-cell>
          <table:table-cell table:formula="of:=[Runtime.T6]/60" office:value-type="float" office:value="482.013106666667" calcext:value-type="float">
            <text:p>482.013</text:p>
          </table:table-cell>
          <table:table-cell table:number-columns-repeated="1004"/>
        </table:table-row>
        <table:table-row table:style-name="ro1">
          <table:table-cell table:formula="of:=[Runtime.A7]/60" office:value-type="float" office:value="0.0358333333333333" calcext:value-type="float">
            <text:p>0.036</text:p>
          </table:table-cell>
          <table:table-cell table:formula="of:=[Runtime.B7]/60" office:value-type="float" office:value="0.0372633333333333" calcext:value-type="float">
            <text:p>0.037</text:p>
          </table:table-cell>
          <table:table-cell table:formula="of:=[Runtime.C7]/60" office:value-type="float" office:value="0.0357866666666667" calcext:value-type="float">
            <text:p>0.036</text:p>
          </table:table-cell>
          <table:table-cell table:formula="of:=[Runtime.D7]/60" office:value-type="float" office:value="0.0357766666666667" calcext:value-type="float">
            <text:p>0.036</text:p>
          </table:table-cell>
          <table:table-cell table:formula="of:=[Runtime.E7]/60" office:value-type="float" office:value="0.0381633333333333" calcext:value-type="float">
            <text:p>0.038</text:p>
          </table:table-cell>
          <table:table-cell table:formula="of:=[Runtime.F7]/60" office:value-type="float" office:value="28.8207333333333" calcext:value-type="float">
            <text:p>28.821</text:p>
          </table:table-cell>
          <table:table-cell table:formula="of:=[Runtime.G7]/60" office:value-type="float" office:value="0.47141" calcext:value-type="float">
            <text:p>0.471</text:p>
          </table:table-cell>
          <table:table-cell table:formula="of:=[Runtime.H7]/60" office:value-type="float" office:value="0.05165" calcext:value-type="float">
            <text:p>0.052</text:p>
          </table:table-cell>
          <table:table-cell table:formula="of:=[Runtime.I7]/60" office:value-type="float" office:value="0.37338" calcext:value-type="float">
            <text:p>0.373</text:p>
          </table:table-cell>
          <table:table-cell table:formula="of:=[Runtime.J7]/60" office:value-type="float" office:value="0.473173333333333" calcext:value-type="float">
            <text:p>0.473</text:p>
          </table:table-cell>
          <table:table-cell table:formula="of:=[Runtime.K7]/60" office:value-type="float" office:value="85.3676166666667" calcext:value-type="float">
            <text:p>85.368</text:p>
          </table:table-cell>
          <table:table-cell table:formula="of:=[Runtime.L7]/60" office:value-type="float" office:value="31.06252" calcext:value-type="float">
            <text:p>31.063</text:p>
          </table:table-cell>
          <table:table-cell table:formula="of:=[Runtime.M7]/60" office:value-type="float" office:value="0.281183333333333" calcext:value-type="float">
            <text:p>0.281</text:p>
          </table:table-cell>
          <table:table-cell table:formula="of:=[Runtime.N7]/60" office:value-type="float" office:value="38.25577" calcext:value-type="float">
            <text:p>38.256</text:p>
          </table:table-cell>
          <table:table-cell table:formula="of:=[Runtime.O7]/60" office:value-type="float" office:value="9.20609333333333" calcext:value-type="float">
            <text:p>9.206</text:p>
          </table:table-cell>
          <table:table-cell table:number-columns-repeated="1009"/>
        </table:table-row>
        <table:table-row table:style-name="ro1">
          <table:table-cell table:formula="of:=[Runtime.A8]/60" office:value-type="float" office:value="0.0372633333333333" calcext:value-type="float">
            <text:p>0.037</text:p>
          </table:table-cell>
          <table:table-cell table:formula="of:=[Runtime.B8]/60" office:value-type="float" office:value="0.03601" calcext:value-type="float">
            <text:p>0.036</text:p>
          </table:table-cell>
          <table:table-cell table:formula="of:=[Runtime.C8]/60" office:value-type="float" office:value="0.0362633333333333" calcext:value-type="float">
            <text:p>0.036</text:p>
          </table:table-cell>
          <table:table-cell table:formula="of:=[Runtime.D8]/60" office:value-type="float" office:value="0.03578" calcext:value-type="float">
            <text:p>0.036</text:p>
          </table:table-cell>
          <table:table-cell table:formula="of:=[Runtime.E8]/60" office:value-type="float" office:value="0.0706566666666667" calcext:value-type="float">
            <text:p>0.071</text:p>
          </table:table-cell>
          <table:table-cell table:formula="of:=[Runtime.F8]/60" office:value-type="float" office:value="29.30156" calcext:value-type="float">
            <text:p>29.302</text:p>
          </table:table-cell>
          <table:table-cell table:formula="of:=[Runtime.G8]/60" office:value-type="float" office:value="0.479263333333333" calcext:value-type="float">
            <text:p>0.479</text:p>
          </table:table-cell>
          <table:table-cell table:formula="of:=[Runtime.H8]/60" office:value-type="float" office:value="0.0486066666666667" calcext:value-type="float">
            <text:p>0.049</text:p>
          </table:table-cell>
          <table:table-cell table:formula="of:=[Runtime.I8]/60" office:value-type="float" office:value="0.340043333333333" calcext:value-type="float">
            <text:p>0.340</text:p>
          </table:table-cell>
          <table:table-cell table:formula="of:=[Runtime.J8]/60" office:value-type="float" office:value="0.405246666666667" calcext:value-type="float">
            <text:p>0.405</text:p>
          </table:table-cell>
          <table:table-cell table:formula="of:=[Runtime.K8]/60" office:value-type="float" office:value="94.8721133333333" calcext:value-type="float">
            <text:p>94.872</text:p>
          </table:table-cell>
          <table:table-cell table:formula="of:=[Runtime.L8]/60" office:value-type="float" office:value="30.0842466666667" calcext:value-type="float">
            <text:p>30.084</text:p>
          </table:table-cell>
          <table:table-cell table:formula="of:=[Runtime.M8]/60" office:value-type="float" office:value="0.290233333333333" calcext:value-type="float">
            <text:p>0.290</text:p>
          </table:table-cell>
          <table:table-cell table:formula="of:=[Runtime.N8]/60" office:value-type="float" office:value="37.8454066666667" calcext:value-type="float">
            <text:p>37.845</text:p>
          </table:table-cell>
          <table:table-cell table:formula="of:=[Runtime.O8]/60" office:value-type="float" office:value="37.83198" calcext:value-type="float">
            <text:p>37.832</text:p>
          </table:table-cell>
          <table:table-cell table:number-columns-repeated="1009"/>
        </table:table-row>
        <table:table-row table:style-name="ro1">
          <table:table-cell table:formula="of:=[Runtime.A9]/60" office:value-type="float" office:value="0.0374566666666667" calcext:value-type="float">
            <text:p>0.037</text:p>
          </table:table-cell>
          <table:table-cell table:formula="of:=[Runtime.B9]/60" office:value-type="float" office:value="0.0364" calcext:value-type="float">
            <text:p>0.036</text:p>
          </table:table-cell>
          <table:table-cell table:formula="of:=[Runtime.C9]/60" office:value-type="float" office:value="0.0380433333333333" calcext:value-type="float">
            <text:p>0.038</text:p>
          </table:table-cell>
          <table:table-cell table:formula="of:=[Runtime.D9]/60" office:value-type="float" office:value="0.0360133333333333" calcext:value-type="float">
            <text:p>0.036</text:p>
          </table:table-cell>
          <table:table-cell table:formula="of:=[Runtime.E9]/60" office:value-type="float" office:value="0.107656666666667" calcext:value-type="float">
            <text:p>0.108</text:p>
          </table:table-cell>
          <table:table-cell table:formula="of:=[Runtime.F9]/60" office:value-type="float" office:value="27.9824333333333" calcext:value-type="float">
            <text:p>27.982</text:p>
          </table:table-cell>
          <table:table-cell table:formula="of:=[Runtime.G9]/60" office:value-type="float" office:value="0.424123333333333" calcext:value-type="float">
            <text:p>0.424</text:p>
          </table:table-cell>
          <table:table-cell table:formula="of:=[Runtime.H9]/60" office:value-type="float" office:value="0.0539766666666667" calcext:value-type="float">
            <text:p>0.054</text:p>
          </table:table-cell>
          <table:table-cell table:formula="of:=[Runtime.I9]/60" office:value-type="float" office:value="0.373426666666667" calcext:value-type="float">
            <text:p>0.373</text:p>
          </table:table-cell>
          <table:table-cell table:formula="of:=[Runtime.J9]/60" office:value-type="float" office:value="0.445896666666667" calcext:value-type="float">
            <text:p>0.446</text:p>
          </table:table-cell>
          <table:table-cell table:formula="of:=[Runtime.K9]/60" office:value-type="float" office:value="127.045793333333" calcext:value-type="float">
            <text:p>127.046</text:p>
          </table:table-cell>
          <table:table-cell table:formula="of:=[Runtime.L9]/60" office:value-type="float" office:value="49.2510466666667" calcext:value-type="float">
            <text:p>49.251</text:p>
          </table:table-cell>
          <table:table-cell table:formula="of:=[Runtime.M9]/60" office:value-type="float" office:value="0.322153333333333" calcext:value-type="float">
            <text:p>0.322</text:p>
          </table:table-cell>
          <table:table-cell table:formula="of:=[Runtime.N9]/60" office:value-type="float" office:value="480.037593333333" calcext:value-type="float">
            <text:p>480.038</text:p>
          </table:table-cell>
          <table:table-cell table:formula="of:=[Runtime.O9]/60" office:value-type="float" office:value="480.88205" calcext:value-type="float">
            <text:p>480.882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formula="of:=[Runtime.A10]/60" office:value-type="float" office:value="0.0358766666666667" calcext:value-type="float">
            <text:p>0.036</text:p>
          </table:table-cell>
          <table:table-cell table:formula="of:=[Runtime.B10]/60" office:value-type="float" office:value="0.0365066666666667" calcext:value-type="float">
            <text:p>0.037</text:p>
          </table:table-cell>
          <table:table-cell table:formula="of:=[Runtime.C10]/60" office:value-type="float" office:value="0.0360866666666667" calcext:value-type="float">
            <text:p>0.036</text:p>
          </table:table-cell>
          <table:table-cell table:formula="of:=[Runtime.D10]/60" office:value-type="float" office:value="0.03593" calcext:value-type="float">
            <text:p>0.036</text:p>
          </table:table-cell>
          <table:table-cell table:formula="of:=[Runtime.E10]/60" office:value-type="float" office:value="0.14688" calcext:value-type="float">
            <text:p>0.147</text:p>
          </table:table-cell>
          <table:table-cell table:formula="of:=[Runtime.F10]/60" office:value-type="float" office:value="27.5745433333333" calcext:value-type="float">
            <text:p>27.575</text:p>
          </table:table-cell>
          <table:table-cell table:formula="of:=[Runtime.G10]/60" office:value-type="float" office:value="0.409723333333333" calcext:value-type="float">
            <text:p>0.410</text:p>
          </table:table-cell>
          <table:table-cell table:formula="of:=[Runtime.H10]/60" office:value-type="float" office:value="0.0531433333333333" calcext:value-type="float">
            <text:p>0.053</text:p>
          </table:table-cell>
          <table:table-cell table:formula="of:=[Runtime.I10]/60" office:value-type="float" office:value="0.366716666666667" calcext:value-type="float">
            <text:p>0.367</text:p>
          </table:table-cell>
          <table:table-cell table:formula="of:=[Runtime.J10]/60" office:value-type="float" office:value="0.424173333333333" calcext:value-type="float">
            <text:p>0.424</text:p>
          </table:table-cell>
          <table:table-cell table:formula="of:=[Runtime.K10]/60" office:value-type="float" office:value="110.780696666667" calcext:value-type="float">
            <text:p>110.781</text:p>
          </table:table-cell>
          <table:table-cell table:formula="of:=[Runtime.L10]/60" office:value-type="float" office:value="43.1428833333333" calcext:value-type="float">
            <text:p>43.143</text:p>
          </table:table-cell>
          <table:table-cell table:formula="of:=[Runtime.M10]/60" office:value-type="float" office:value="0.33104" calcext:value-type="float">
            <text:p>0.331</text:p>
          </table:table-cell>
          <table:table-cell table:formula="of:=[Runtime.N10]/60" office:value-type="float" office:value="51.1807333333333" calcext:value-type="float">
            <text:p>51.181</text:p>
          </table:table-cell>
          <table:table-cell table:formula="of:=[Runtime.O10]/60" office:value-type="float" office:value="52.5520066666667" calcext:value-type="float">
            <text:p>52.552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formula="of:=[Runtime.A11]/60" office:value-type="float" office:value="0.03591" calcext:value-type="float">
            <text:p>0.036</text:p>
          </table:table-cell>
          <table:table-cell table:formula="of:=[Runtime.B11]/60" office:value-type="float" office:value="0.03591" calcext:value-type="float">
            <text:p>0.036</text:p>
          </table:table-cell>
          <table:table-cell table:formula="of:=[Runtime.C11]/60" office:value-type="float" office:value="0.0360066666666667" calcext:value-type="float">
            <text:p>0.036</text:p>
          </table:table-cell>
          <table:table-cell table:formula="of:=[Runtime.D11]/60" office:value-type="float" office:value="0.03592" calcext:value-type="float">
            <text:p>0.036</text:p>
          </table:table-cell>
          <table:table-cell table:formula="of:=[Runtime.E11]/60" office:value-type="float" office:value="0.15114" calcext:value-type="float">
            <text:p>0.151</text:p>
          </table:table-cell>
          <table:table-cell table:formula="of:=[Runtime.F11]/60" office:value-type="float" office:value="28.0763766666667" calcext:value-type="float">
            <text:p>28.076</text:p>
          </table:table-cell>
          <table:table-cell table:formula="of:=[Runtime.G11]/60" office:value-type="float" office:value="0.42574" calcext:value-type="float">
            <text:p>0.426</text:p>
          </table:table-cell>
          <table:table-cell table:formula="of:=[Runtime.H11]/60" office:value-type="float" office:value="0.0569033333333333" calcext:value-type="float">
            <text:p>0.057</text:p>
          </table:table-cell>
          <table:table-cell table:formula="of:=[Runtime.I11]/60" office:value-type="float" office:value="0.42672" calcext:value-type="float">
            <text:p>0.427</text:p>
          </table:table-cell>
          <table:table-cell table:formula="of:=[Runtime.J11]/60" office:value-type="float" office:value="0.487616666666667" calcext:value-type="float">
            <text:p>0.488</text:p>
          </table:table-cell>
          <table:table-cell table:formula="of:=[Runtime.K11]/60" office:value-type="float" office:value="139.580713333333" calcext:value-type="float">
            <text:p>139.581</text:p>
          </table:table-cell>
          <table:table-cell table:formula="of:=[Runtime.L11]/60" office:value-type="float" office:value="52.2809633333333" calcext:value-type="float">
            <text:p>52.281</text:p>
          </table:table-cell>
          <table:table-cell table:formula="of:=[Runtime.M11]/60" office:value-type="float" office:value="0.407023333333333" calcext:value-type="float">
            <text:p>0.407</text:p>
          </table:table-cell>
          <table:table-cell table:formula="of:=[Runtime.N11]/60" office:value-type="float" office:value="63.9720566666667" calcext:value-type="float">
            <text:p>63.972</text:p>
          </table:table-cell>
          <table:table-cell table:formula="of:=[Runtime.O11]/60" office:value-type="float" office:value="64.3955266666667" calcext:value-type="float">
            <text:p>64.396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5"/>
          <table:table-cell table:formula="of:=[Runtime.F12]/60" office:value-type="float" office:value="28.3735233333333" calcext:value-type="float">
            <text:p>28.374</text:p>
          </table:table-cell>
          <table:table-cell table:formula="of:=[Runtime.G12]/60" office:value-type="float" office:value="0.41327" calcext:value-type="float">
            <text:p>0.413</text:p>
          </table:table-cell>
          <table:table-cell table:formula="of:=[Runtime.H12]/60" office:value-type="float" office:value="0.04957" calcext:value-type="float">
            <text:p>0.050</text:p>
          </table:table-cell>
          <table:table-cell table:formula="of:=[Runtime.I12]/60" office:value-type="float" office:value="0.34004" calcext:value-type="float">
            <text:p>0.340</text:p>
          </table:table-cell>
          <table:table-cell table:formula="of:=[Runtime.J12]/60" office:value-type="float" office:value="0.40416" calcext:value-type="float">
            <text:p>0.404</text:p>
          </table:table-cell>
          <table:table-cell table:formula="of:=[Runtime.K12]/60" office:value-type="float" office:value="139.325863333333" calcext:value-type="float">
            <text:p>139.326</text:p>
          </table:table-cell>
          <table:table-cell table:formula="of:=[Runtime.L12]/60" office:value-type="float" office:value="51.8226133333333" calcext:value-type="float">
            <text:p>51.823</text:p>
          </table:table-cell>
          <table:table-cell table:formula="of:=[Runtime.M12]/60" office:value-type="float" office:value="0.41731" calcext:value-type="float">
            <text:p>0.417</text:p>
          </table:table-cell>
          <table:table-cell table:formula="of:=[Runtime.N12]/60" office:value-type="float" office:value="60.38829" calcext:value-type="float">
            <text:p>60.388</text:p>
          </table:table-cell>
          <table:table-cell table:formula="of:=[Runtime.O12]/60" office:value-type="float" office:value="61.1410033333333" calcext:value-type="float">
            <text:p>61.141</text:p>
          </table:table-cell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14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9"/>
          <table:table-cell table:style-name="Default"/>
          <table:table-cell table:number-columns-repeated="1011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time_gpl" table:style-name="ta1">
        <table:table-column table:style-name="co1" table:number-columns-repeated="1024" table:default-cell-style-name="ce5"/>
        <table:table-row table:style-name="ro1"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table:number-columns-repeated="1019"/>
        </table:table-row>
        <table:table-row table:style-name="ro1">
          <table:table-cell office:value-type="float" office:value="0.0358666666666667" calcext:value-type="float">
            <text:p>0.036</text:p>
          </table:table-cell>
          <table:table-cell office:value-type="float" office:value="0.0358233333333333" calcext:value-type="float">
            <text:p>0.036</text:p>
          </table:table-cell>
          <table:table-cell office:value-type="float" office:value="0.03624" calcext:value-type="float">
            <text:p>0.036</text:p>
          </table:table-cell>
          <table:table-cell office:value-type="float" office:value="0.0361566666666667" calcext:value-type="float">
            <text:p>0.036</text:p>
          </table:table-cell>
          <table:table-cell table:style-name="ce9" office:value-type="float" office:value="0.03453" calcext:value-type="float">
            <text:p>0.035</text:p>
          </table:table-cell>
          <table:table-cell table:number-columns-repeated="1019"/>
        </table:table-row>
        <table:table-row table:style-name="ro1">
          <table:table-cell office:value-type="float" office:value="0.03669" calcext:value-type="float">
            <text:p>0.037</text:p>
          </table:table-cell>
          <table:table-cell office:value-type="float" office:value="0.0356633333333333" calcext:value-type="float">
            <text:p>0.036</text:p>
          </table:table-cell>
          <table:table-cell office:value-type="float" office:value="0.03569" calcext:value-type="float">
            <text:p>0.036</text:p>
          </table:table-cell>
          <table:table-cell office:value-type="float" office:value="0.0355133333333333" calcext:value-type="float">
            <text:p>0.036</text:p>
          </table:table-cell>
          <table:table-cell table:style-name="ce9" office:value-type="float" office:value="0.0348933333333333" calcext:value-type="float">
            <text:p>0.035</text:p>
          </table:table-cell>
          <table:table-cell table:number-columns-repeated="1019"/>
        </table:table-row>
        <table:table-row table:style-name="ro1">
          <table:table-cell office:value-type="float" office:value="0.03608" calcext:value-type="float">
            <text:p>0.036</text:p>
          </table:table-cell>
          <table:table-cell office:value-type="float" office:value="0.03609" calcext:value-type="float">
            <text:p>0.036</text:p>
          </table:table-cell>
          <table:table-cell office:value-type="float" office:value="0.03661" calcext:value-type="float">
            <text:p>0.037</text:p>
          </table:table-cell>
          <table:table-cell office:value-type="float" office:value="0.0356133333333333" calcext:value-type="float">
            <text:p>0.036</text:p>
          </table:table-cell>
          <table:table-cell table:style-name="ce9" office:value-type="float" office:value="0.0352966666666667" calcext:value-type="float">
            <text:p>0.035</text:p>
          </table:table-cell>
          <table:table-cell table:number-columns-repeated="1019"/>
        </table:table-row>
        <table:table-row table:style-name="ro1">
          <table:table-cell office:value-type="float" office:value="0.0358233333333333" calcext:value-type="float">
            <text:p>0.036</text:p>
          </table:table-cell>
          <table:table-cell office:value-type="float" office:value="0.03586" calcext:value-type="float">
            <text:p>0.036</text:p>
          </table:table-cell>
          <table:table-cell office:value-type="float" office:value="0.0361933333333333" calcext:value-type="float">
            <text:p>0.036</text:p>
          </table:table-cell>
          <table:table-cell office:value-type="float" office:value="0.0357033333333333" calcext:value-type="float">
            <text:p>0.036</text:p>
          </table:table-cell>
          <table:table-cell table:style-name="ce9" office:value-type="float" office:value="0.06897" calcext:value-type="float">
            <text:p>0.069</text:p>
          </table:table-cell>
          <table:table-cell table:number-columns-repeated="1019"/>
        </table:table-row>
        <table:table-row table:style-name="ro1">
          <table:table-cell office:value-type="float" office:value="0.0358333333333333" calcext:value-type="float">
            <text:p>0.036</text:p>
          </table:table-cell>
          <table:table-cell office:value-type="float" office:value="0.0372633333333333" calcext:value-type="float">
            <text:p>0.037</text:p>
          </table:table-cell>
          <table:table-cell office:value-type="float" office:value="0.0357866666666667" calcext:value-type="float">
            <text:p>0.036</text:p>
          </table:table-cell>
          <table:table-cell office:value-type="float" office:value="0.0357766666666667" calcext:value-type="float">
            <text:p>0.036</text:p>
          </table:table-cell>
          <table:table-cell table:style-name="ce9" office:value-type="float" office:value="0.0381633333333333" calcext:value-type="float">
            <text:p>0.038</text:p>
          </table:table-cell>
          <table:table-cell table:number-columns-repeated="1019"/>
        </table:table-row>
        <table:table-row table:style-name="ro1">
          <table:table-cell office:value-type="float" office:value="0.0372633333333333" calcext:value-type="float">
            <text:p>0.037</text:p>
          </table:table-cell>
          <table:table-cell office:value-type="float" office:value="0.03601" calcext:value-type="float">
            <text:p>0.036</text:p>
          </table:table-cell>
          <table:table-cell office:value-type="float" office:value="0.0362633333333333" calcext:value-type="float">
            <text:p>0.036</text:p>
          </table:table-cell>
          <table:table-cell office:value-type="float" office:value="0.03578" calcext:value-type="float">
            <text:p>0.036</text:p>
          </table:table-cell>
          <table:table-cell table:style-name="ce9" office:value-type="float" office:value="0.0706566666666667" calcext:value-type="float">
            <text:p>0.071</text:p>
          </table:table-cell>
          <table:table-cell table:number-columns-repeated="1019"/>
        </table:table-row>
        <table:table-row table:style-name="ro1">
          <table:table-cell office:value-type="float" office:value="0.0374566666666667" calcext:value-type="float">
            <text:p>0.037</text:p>
          </table:table-cell>
          <table:table-cell office:value-type="float" office:value="0.0364" calcext:value-type="float">
            <text:p>0.036</text:p>
          </table:table-cell>
          <table:table-cell office:value-type="float" office:value="0.0380433333333333" calcext:value-type="float">
            <text:p>0.038</text:p>
          </table:table-cell>
          <table:table-cell office:value-type="float" office:value="0.0360133333333333" calcext:value-type="float">
            <text:p>0.036</text:p>
          </table:table-cell>
          <table:table-cell table:style-name="ce9" office:value-type="float" office:value="0.107656666666667" calcext:value-type="float">
            <text:p>0.108</text:p>
          </table:table-cell>
          <table:table-cell table:number-columns-repeated="1019"/>
        </table:table-row>
        <table:table-row table:style-name="ro1">
          <table:table-cell office:value-type="float" office:value="0.0358766666666667" calcext:value-type="float">
            <text:p>0.036</text:p>
          </table:table-cell>
          <table:table-cell office:value-type="float" office:value="0.0365066666666667" calcext:value-type="float">
            <text:p>0.037</text:p>
          </table:table-cell>
          <table:table-cell office:value-type="float" office:value="0.0360866666666667" calcext:value-type="float">
            <text:p>0.036</text:p>
          </table:table-cell>
          <table:table-cell office:value-type="float" office:value="0.03593" calcext:value-type="float">
            <text:p>0.036</text:p>
          </table:table-cell>
          <table:table-cell table:style-name="ce9" office:value-type="float" office:value="0.14688" calcext:value-type="float">
            <text:p>0.147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.03591" calcext:value-type="float">
            <text:p>0.036</text:p>
          </table:table-cell>
          <table:table-cell office:value-type="float" office:value="0.0360066666666667" calcext:value-type="float">
            <text:p>0.036</text:p>
          </table:table-cell>
          <table:table-cell office:value-type="float" office:value="0.03592" calcext:value-type="float">
            <text:p>0.036</text:p>
          </table:table-cell>
          <table:table-cell table:style-name="ce9" office:value-type="float" office:value="0.15114" calcext:value-type="float">
            <text:p>0.151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ing_gpl" table:style-name="ta1">
        <table:table-column table:style-name="co1" table:number-columns-repeated="1024" table:default-cell-style-name="ce8"/>
        <table:table-row table:style-name="ro1"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number-columns-repeated="4"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tim_linux" table:style-name="ta1">
        <table:table-column table:style-name="co1" table:number-columns-repeated="1024" table:default-cell-style-name="ce5"/>
        <table:table-row table:style-name="ro1"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table:number-columns-repeated="1019"/>
        </table:table-row>
        <table:table-row table:style-name="ro1">
          <table:table-cell office:value-type="float" office:value="16.4403466666667" calcext:value-type="float">
            <text:p>16.440</text:p>
          </table:table-cell>
          <table:table-cell office:value-type="float" office:value="0.414433333333333" calcext:value-type="float">
            <text:p>0.414</text:p>
          </table:table-cell>
          <table:table-cell office:value-type="float" office:value="0.08085" calcext:value-type="float">
            <text:p>0.081</text:p>
          </table:table-cell>
          <table:table-cell office:value-type="float" office:value="0.58014" calcext:value-type="float">
            <text:p>0.580</text:p>
          </table:table-cell>
          <table:table-cell office:value-type="float" office:value="0.583243333333333" calcext:value-type="float">
            <text:p>0.583</text:p>
          </table:table-cell>
          <table:table-cell table:number-columns-repeated="1019"/>
        </table:table-row>
        <table:table-row table:style-name="ro1">
          <table:table-cell office:value-type="float" office:value="19.23306" calcext:value-type="float">
            <text:p>19.233</text:p>
          </table:table-cell>
          <table:table-cell office:value-type="float" office:value="0.444853333333333" calcext:value-type="float">
            <text:p>0.445</text:p>
          </table:table-cell>
          <table:table-cell office:value-type="float" office:value="0.0557266666666667" calcext:value-type="float">
            <text:p>0.056</text:p>
          </table:table-cell>
          <table:table-cell office:value-type="float" office:value="0.43339" calcext:value-type="float">
            <text:p>0.433</text:p>
          </table:table-cell>
          <table:table-cell office:value-type="float" office:value="0.529246666666667" calcext:value-type="float">
            <text:p>0.529</text:p>
          </table:table-cell>
          <table:table-cell table:number-columns-repeated="1019"/>
        </table:table-row>
        <table:table-row table:style-name="ro1">
          <table:table-cell office:value-type="float" office:value="28.09403" calcext:value-type="float">
            <text:p>28.094</text:p>
          </table:table-cell>
          <table:table-cell office:value-type="float" office:value="0.44464" calcext:value-type="float">
            <text:p>0.445</text:p>
          </table:table-cell>
          <table:table-cell office:value-type="float" office:value="0.0507666666666667" calcext:value-type="float">
            <text:p>0.051</text:p>
          </table:table-cell>
          <table:table-cell office:value-type="float" office:value="0.36671" calcext:value-type="float">
            <text:p>0.367</text:p>
          </table:table-cell>
          <table:table-cell office:value-type="float" office:value="0.439023333333333" calcext:value-type="float">
            <text:p>0.439</text:p>
          </table:table-cell>
          <table:table-cell table:number-columns-repeated="1019"/>
        </table:table-row>
        <table:table-row table:style-name="ro1">
          <table:table-cell office:value-type="float" office:value="28.3283166666667" calcext:value-type="float">
            <text:p>28.328</text:p>
          </table:table-cell>
          <table:table-cell office:value-type="float" office:value="0.433693333333333" calcext:value-type="float">
            <text:p>0.434</text:p>
          </table:table-cell>
          <table:table-cell office:value-type="float" office:value="0.0582433333333333" calcext:value-type="float">
            <text:p>0.058</text:p>
          </table:table-cell>
          <table:table-cell office:value-type="float" office:value="0.466723333333333" calcext:value-type="float">
            <text:p>0.467</text:p>
          </table:table-cell>
          <table:table-cell office:value-type="float" office:value="0.511473333333333" calcext:value-type="float">
            <text:p>0.511</text:p>
          </table:table-cell>
          <table:table-cell table:number-columns-repeated="1019"/>
        </table:table-row>
        <table:table-row table:style-name="ro1">
          <table:table-cell office:value-type="float" office:value="28.8207333333333" calcext:value-type="float">
            <text:p>28.821</text:p>
          </table:table-cell>
          <table:table-cell office:value-type="float" office:value="0.47141" calcext:value-type="float">
            <text:p>0.471</text:p>
          </table:table-cell>
          <table:table-cell office:value-type="float" office:value="0.05165" calcext:value-type="float">
            <text:p>0.052</text:p>
          </table:table-cell>
          <table:table-cell office:value-type="float" office:value="0.37338" calcext:value-type="float">
            <text:p>0.373</text:p>
          </table:table-cell>
          <table:table-cell office:value-type="float" office:value="0.473173333333333" calcext:value-type="float">
            <text:p>0.473</text:p>
          </table:table-cell>
          <table:table-cell table:number-columns-repeated="1019"/>
        </table:table-row>
        <table:table-row table:style-name="ro1">
          <table:table-cell office:value-type="float" office:value="29.30156" calcext:value-type="float">
            <text:p>29.302</text:p>
          </table:table-cell>
          <table:table-cell office:value-type="float" office:value="0.479263333333333" calcext:value-type="float">
            <text:p>0.479</text:p>
          </table:table-cell>
          <table:table-cell office:value-type="float" office:value="0.0486066666666667" calcext:value-type="float">
            <text:p>0.049</text:p>
          </table:table-cell>
          <table:table-cell office:value-type="float" office:value="0.340043333333333" calcext:value-type="float">
            <text:p>0.340</text:p>
          </table:table-cell>
          <table:table-cell office:value-type="float" office:value="0.405246666666667" calcext:value-type="float">
            <text:p>0.405</text:p>
          </table:table-cell>
          <table:table-cell table:number-columns-repeated="1019"/>
        </table:table-row>
        <table:table-row table:style-name="ro1">
          <table:table-cell office:value-type="float" office:value="27.9824333333333" calcext:value-type="float">
            <text:p>27.982</text:p>
          </table:table-cell>
          <table:table-cell office:value-type="float" office:value="0.424123333333333" calcext:value-type="float">
            <text:p>0.424</text:p>
          </table:table-cell>
          <table:table-cell office:value-type="float" office:value="0.0539766666666667" calcext:value-type="float">
            <text:p>0.054</text:p>
          </table:table-cell>
          <table:table-cell office:value-type="float" office:value="0.373426666666667" calcext:value-type="float">
            <text:p>0.373</text:p>
          </table:table-cell>
          <table:table-cell office:value-type="float" office:value="0.445896666666667" calcext:value-type="float">
            <text:p>0.446</text:p>
          </table:table-cell>
          <table:table-cell table:number-columns-repeated="1019"/>
        </table:table-row>
        <table:table-row table:style-name="ro1">
          <table:table-cell office:value-type="float" office:value="27.5745433333333" calcext:value-type="float">
            <text:p>27.575</text:p>
          </table:table-cell>
          <table:table-cell office:value-type="float" office:value="0.409723333333333" calcext:value-type="float">
            <text:p>0.410</text:p>
          </table:table-cell>
          <table:table-cell office:value-type="float" office:value="0.0531433333333333" calcext:value-type="float">
            <text:p>0.053</text:p>
          </table:table-cell>
          <table:table-cell office:value-type="float" office:value="0.366716666666667" calcext:value-type="float">
            <text:p>0.367</text:p>
          </table:table-cell>
          <table:table-cell office:value-type="float" office:value="0.424173333333333" calcext:value-type="float">
            <text:p>0.424</text:p>
          </table:table-cell>
          <table:table-cell table:number-columns-repeated="1019"/>
        </table:table-row>
        <table:table-row table:style-name="ro1">
          <table:table-cell office:value-type="float" office:value="28.0763766666667" calcext:value-type="float">
            <text:p>28.076</text:p>
          </table:table-cell>
          <table:table-cell office:value-type="float" office:value="0.42574" calcext:value-type="float">
            <text:p>0.426</text:p>
          </table:table-cell>
          <table:table-cell office:value-type="float" office:value="0.0569033333333333" calcext:value-type="float">
            <text:p>0.057</text:p>
          </table:table-cell>
          <table:table-cell office:value-type="float" office:value="0.42672" calcext:value-type="float">
            <text:p>0.427</text:p>
          </table:table-cell>
          <table:table-cell office:value-type="float" office:value="0.487616666666667" calcext:value-type="float">
            <text:p>0.488</text:p>
          </table:table-cell>
          <table:table-cell table:number-columns-repeated="1019"/>
        </table:table-row>
        <table:table-row table:style-name="ro1">
          <table:table-cell office:value-type="float" office:value="28.3735233333333" calcext:value-type="float">
            <text:p>28.374</text:p>
          </table:table-cell>
          <table:table-cell office:value-type="float" office:value="0.41327" calcext:value-type="float">
            <text:p>0.413</text:p>
          </table:table-cell>
          <table:table-cell office:value-type="float" office:value="0.04957" calcext:value-type="float">
            <text:p>0.050</text:p>
          </table:table-cell>
          <table:table-cell office:value-type="float" office:value="0.34004" calcext:value-type="float">
            <text:p>0.340</text:p>
          </table:table-cell>
          <table:table-cell office:value-type="float" office:value="0.40416" calcext:value-type="float">
            <text:p>0.404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ing_linux" table:style-name="ta1">
        <table:table-column table:style-name="co1" table:number-columns-repeated="1024" table:default-cell-style-name="ce8"/>
        <table:table-row table:style-name="ro1"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.6" calcext:value-type="float">
            <text:p>53</text:p>
          </table:table-cell>
          <table:table-cell table:number-columns-repeated="3" office:value-type="float" office:value="239" calcext:value-type="float">
            <text:p>239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164" calcext:value-type="float">
            <text:p>164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.4" calcext:value-type="float">
            <text:p>52</text:p>
          </table:table-cell>
          <table:table-cell table:number-columns-repeated="3"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1.4" calcext:value-type="float">
            <text:p>51</text:p>
          </table:table-cell>
          <table:table-cell table:number-columns-repeated="3" office:value-type="float" office:value="188" calcext:value-type="float">
            <text:p>188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4.4" calcext:value-type="float">
            <text:p>54</text:p>
          </table:table-cell>
          <table:table-cell table:number-columns-repeated="3" office:value-type="float" office:value="148" calcext:value-type="float">
            <text:p>148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3.6" calcext:value-type="float">
            <text:p>54</text:p>
          </table:table-cell>
          <table:table-cell table:number-columns-repeated="3" office:value-type="float" office:value="121" calcext:value-type="float">
            <text:p>121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.2" calcext:value-type="float">
            <text:p>48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float" office:value="172" calcext:value-type="float">
            <text:p>172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7.6" calcext:value-type="float">
            <text:p>48</text:p>
          </table:table-cell>
          <table:table-cell table:number-columns-repeated="3" office:value-type="float" office:value="155" calcext:value-type="float">
            <text:p>155</text:p>
          </table:table-cell>
          <table:table-cell table:number-columns-repeated="101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9.6" calcext:value-type="float">
            <text:p>50</text:p>
          </table:table-cell>
          <table:table-cell table:number-columns-repeated="3" office:value-type="float" office:value="190" calcext:value-type="float">
            <text:p>190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139" calcext:value-type="float">
            <text:p>139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time_financialservices" table:style-name="ta1">
        <table:table-column table:style-name="co1" table:number-columns-repeated="1024" table:default-cell-style-name="ce14"/>
        <table:table-row table:style-name="ro1"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/>
          <table:table-cell table:style-name="ce17" table:number-columns-repeated="5"/>
          <table:table-cell table:number-columns-repeated="1013"/>
        </table:table-row>
        <table:table-row table:style-name="ro1">
          <table:table-cell office:value-type="float" office:value="34.9589366666667" calcext:value-type="float">
            <text:p>34.959</text:p>
          </table:table-cell>
          <table:table-cell office:value-type="float" office:value="9.19639666666667" calcext:value-type="float">
            <text:p>9.196</text:p>
          </table:table-cell>
          <table:table-cell office:value-type="float" office:value="0.0643733333333333" calcext:value-type="float">
            <text:p>0.064</text:p>
          </table:table-cell>
          <table:table-cell office:value-type="float" office:value="0.866786666666667" calcext:value-type="float">
            <text:p>0.867</text:p>
          </table:table-cell>
          <table:table-cell office:value-type="float" office:value="0.89279" calcext:value-type="float">
            <text:p>0.893</text:p>
          </table:table-cell>
          <table:table-cell/>
          <table:table-cell table:style-name="ce17" table:number-columns-repeated="5"/>
          <table:table-cell table:number-columns-repeated="1013"/>
        </table:table-row>
        <table:table-row table:style-name="ro1">
          <table:table-cell office:value-type="float" office:value="96.0387233333333" calcext:value-type="float">
            <text:p>96.039</text:p>
          </table:table-cell>
          <table:table-cell office:value-type="float" office:value="34.6583933333333" calcext:value-type="float">
            <text:p>34.658</text:p>
          </table:table-cell>
          <table:table-cell office:value-type="float" office:value="0.28913" calcext:value-type="float">
            <text:p>0.289</text:p>
          </table:table-cell>
          <table:table-cell office:value-type="float" office:value="37.1756833333333" calcext:value-type="float">
            <text:p>37.176</text:p>
          </table:table-cell>
          <table:table-cell office:value-type="float" office:value="37.4658433333333" calcext:value-type="float">
            <text:p>37.466</text:p>
          </table:table-cell>
          <table:table-cell/>
          <table:table-cell table:style-name="ce17" table:number-columns-repeated="5"/>
          <table:table-cell table:number-columns-repeated="1013"/>
        </table:table-row>
        <table:table-row table:style-name="ro1">
          <table:table-cell office:value-type="float" office:value="82.89603" calcext:value-type="float">
            <text:p>82.896</text:p>
          </table:table-cell>
          <table:table-cell office:value-type="float" office:value="30.8081766666667" calcext:value-type="float">
            <text:p>30.808</text:p>
          </table:table-cell>
          <table:table-cell office:value-type="float" office:value="0.267306666666667" calcext:value-type="float">
            <text:p>0.267</text:p>
          </table:table-cell>
          <table:table-cell office:value-type="float" office:value="38.3400266666667" calcext:value-type="float">
            <text:p>38.340</text:p>
          </table:table-cell>
          <table:table-cell office:value-type="float" office:value="38.5140466666667" calcext:value-type="float">
            <text:p>38.514</text:p>
          </table:table-cell>
          <table:table-cell/>
          <table:table-cell table:style-name="ce17" table:number-columns-repeated="5"/>
          <table:table-cell table:number-columns-repeated="1013"/>
        </table:table-row>
        <table:table-row table:style-name="ro1">
          <table:table-cell office:value-type="float" office:value="80.76582" calcext:value-type="float">
            <text:p>80.766</text:p>
          </table:table-cell>
          <table:table-cell office:value-type="float" office:value="30.85997" calcext:value-type="float">
            <text:p>30.860</text:p>
          </table:table-cell>
          <table:table-cell office:value-type="float" office:value="0.278216666666667" calcext:value-type="float">
            <text:p>0.278</text:p>
          </table:table-cell>
          <table:table-cell office:value-type="float" office:value="38.0288133333333" calcext:value-type="float">
            <text:p>38.029</text:p>
          </table:table-cell>
          <table:table-cell office:value-type="float" office:value="36.5661666666667" calcext:value-type="float">
            <text:p>36.566</text:p>
          </table:table-cell>
          <table:table-cell/>
          <table:table-cell table:style-name="ce17" table:number-columns-repeated="5"/>
          <table:table-cell table:number-columns-repeated="1013"/>
        </table:table-row>
        <table:table-row table:style-name="ro1">
          <table:table-cell office:value-type="float" office:value="85.3676166666667" calcext:value-type="float">
            <text:p>85.368</text:p>
          </table:table-cell>
          <table:table-cell office:value-type="float" office:value="31.06252" calcext:value-type="float">
            <text:p>31.063</text:p>
          </table:table-cell>
          <table:table-cell office:value-type="float" office:value="0.281183333333333" calcext:value-type="float">
            <text:p>0.281</text:p>
          </table:table-cell>
          <table:table-cell office:value-type="float" office:value="38.25577" calcext:value-type="float">
            <text:p>38.256</text:p>
          </table:table-cell>
          <table:table-cell office:value-type="float" office:value="9.20609333333333" calcext:value-type="float">
            <text:p>9.206</text:p>
          </table:table-cell>
          <table:table-cell/>
          <table:table-cell table:style-name="ce17" table:number-columns-repeated="5"/>
          <table:table-cell table:number-columns-repeated="1013"/>
        </table:table-row>
        <table:table-row table:style-name="ro1">
          <table:table-cell office:value-type="float" office:value="94.8721133333333" calcext:value-type="float">
            <text:p>94.872</text:p>
          </table:table-cell>
          <table:table-cell office:value-type="float" office:value="30.0842466666667" calcext:value-type="float">
            <text:p>30.084</text:p>
          </table:table-cell>
          <table:table-cell office:value-type="float" office:value="0.290233333333333" calcext:value-type="float">
            <text:p>0.290</text:p>
          </table:table-cell>
          <table:table-cell office:value-type="float" office:value="37.8454066666667" calcext:value-type="float">
            <text:p>37.845</text:p>
          </table:table-cell>
          <table:table-cell office:value-type="float" office:value="37.83198" calcext:value-type="float">
            <text:p>37.832</text:p>
          </table:table-cell>
          <table:table-cell/>
          <table:table-cell table:style-name="ce17" table:number-columns-repeated="5"/>
          <table:table-cell table:number-columns-repeated="1013"/>
        </table:table-row>
        <table:table-row table:style-name="ro1">
          <table:table-cell office:value-type="float" office:value="127.045793333333" calcext:value-type="float">
            <text:p>127.046</text:p>
          </table:table-cell>
          <table:table-cell office:value-type="float" office:value="49.2510466666667" calcext:value-type="float">
            <text:p>49.251</text:p>
          </table:table-cell>
          <table:table-cell office:value-type="float" office:value="0.322153333333333" calcext:value-type="float">
            <text:p>0.322</text:p>
          </table:table-cell>
          <table:table-cell office:value-type="float" office:value="480.037593333333" calcext:value-type="float">
            <text:p>480.038</text:p>
          </table:table-cell>
          <table:table-cell office:value-type="float" office:value="480.88205" calcext:value-type="float">
            <text:p>480.882</text:p>
          </table:table-cell>
          <table:table-cell/>
          <table:table-cell table:style-name="ce17" table:number-columns-repeated="5"/>
          <table:table-cell table:number-columns-repeated="1013"/>
        </table:table-row>
        <table:table-row table:style-name="ro1">
          <table:table-cell office:value-type="float" office:value="110.780696666667" calcext:value-type="float">
            <text:p>110.781</text:p>
          </table:table-cell>
          <table:table-cell office:value-type="float" office:value="43.1428833333333" calcext:value-type="float">
            <text:p>43.143</text:p>
          </table:table-cell>
          <table:table-cell office:value-type="float" office:value="0.33104" calcext:value-type="float">
            <text:p>0.331</text:p>
          </table:table-cell>
          <table:table-cell office:value-type="float" office:value="51.1807333333333" calcext:value-type="float">
            <text:p>51.181</text:p>
          </table:table-cell>
          <table:table-cell office:value-type="float" office:value="52.5520066666667" calcext:value-type="float">
            <text:p>52.552</text:p>
          </table:table-cell>
          <table:table-cell/>
          <table:table-cell table:style-name="ce17" table:number-columns-repeated="5"/>
          <table:table-cell table:number-columns-repeated="1013"/>
        </table:table-row>
        <table:table-row table:style-name="ro1">
          <table:table-cell office:value-type="float" office:value="139.580713333333" calcext:value-type="float">
            <text:p>139.581</text:p>
          </table:table-cell>
          <table:table-cell office:value-type="float" office:value="52.2809633333333" calcext:value-type="float">
            <text:p>52.281</text:p>
          </table:table-cell>
          <table:table-cell office:value-type="float" office:value="0.407023333333333" calcext:value-type="float">
            <text:p>0.407</text:p>
          </table:table-cell>
          <table:table-cell office:value-type="float" office:value="63.9720566666667" calcext:value-type="float">
            <text:p>63.972</text:p>
          </table:table-cell>
          <table:table-cell office:value-type="float" office:value="64.3955266666667" calcext:value-type="float">
            <text:p>64.396</text:p>
          </table:table-cell>
          <table:table-cell/>
          <table:table-cell table:style-name="ce17" table:number-columns-repeated="5"/>
          <table:table-cell table:number-columns-repeated="1013"/>
        </table:table-row>
        <table:table-row table:style-name="ro1">
          <table:table-cell office:value-type="float" office:value="139.325863333333" calcext:value-type="float">
            <text:p>139.326</text:p>
          </table:table-cell>
          <table:table-cell office:value-type="float" office:value="51.8226133333333" calcext:value-type="float">
            <text:p>51.823</text:p>
          </table:table-cell>
          <table:table-cell office:value-type="float" office:value="0.41731" calcext:value-type="float">
            <text:p>0.417</text:p>
          </table:table-cell>
          <table:table-cell office:value-type="float" office:value="60.38829" calcext:value-type="float">
            <text:p>60.388</text:p>
          </table:table-cell>
          <table:table-cell office:value-type="float" office:value="61.1410033333333" calcext:value-type="float">
            <text:p>61.141</text:p>
          </table:table-cell>
          <table:table-cell/>
          <table:table-cell table:style-name="ce17" table:number-columns-repeated="5"/>
          <table:table-cell table:number-columns-repeated="101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ing_financialservices" table:style-name="ta1">
        <table:table-column table:style-name="co1" table:number-columns-repeated="1024" table:default-cell-style-name="ce8"/>
        <table:table-row table:style-name="ro1"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table:number-columns-repeated="101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3" calcext:value-type="float">
            <text:p>403</text:p>
          </table:table-cell>
          <table:table-cell table:number-columns-repeated="3" office:value-type="float" office:value="399" calcext:value-type="float">
            <text:p>399</text:p>
          </table:table-cell>
          <table:table-cell table:number-columns-repeated="1019"/>
        </table:table-row>
        <table:table-row table:style-name="ro1">
          <table:table-cell office:value-type="float" office:value="3199" calcext:value-type="float">
            <text:p>3199</text:p>
          </table:table-cell>
          <table:table-cell office:value-type="float" office:value="3203" calcext:value-type="float">
            <text:p>3203</text:p>
          </table:table-cell>
          <table:table-cell table:number-columns-repeated="3" office:value-type="float" office:value="4560" calcext:value-type="float">
            <text:p>4560</text:p>
          </table:table-cell>
          <table:table-cell table:number-columns-repeated="1019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3197" calcext:value-type="float">
            <text:p>3197</text:p>
          </table:table-cell>
          <table:table-cell table:number-columns-repeated="3" office:value-type="float" office:value="4563" calcext:value-type="float">
            <text:p>456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3190" calcext:value-type="float">
            <text:p>3190</text:p>
          </table:table-cell>
          <table:table-cell table:number-columns-repeated="2" office:value-type="float" office:value="4550" calcext:value-type="float">
            <text:p>4550</text:p>
          </table:table-cell>
          <table:table-cell office:value-type="float" office:value="4568" calcext:value-type="float">
            <text:p>4568</text:p>
          </table:table-cell>
          <table:table-cell table:number-columns-repeated="1019"/>
        </table:table-row>
        <table:table-row table:style-name="ro1">
          <table:table-cell office:value-type="float" office:value="3196" calcext:value-type="float">
            <text:p>3196</text:p>
          </table:table-cell>
          <table:table-cell office:value-type="float" office:value="3193" calcext:value-type="float">
            <text:p>3193</text:p>
          </table:table-cell>
          <table:table-cell table:number-columns-repeated="2" office:value-type="float" office:value="4546" calcext:value-type="float">
            <text:p>4546</text:p>
          </table:table-cell>
          <table:table-cell office:value-type="float" office:value="4539" calcext:value-type="float">
            <text:p>4539</text:p>
          </table:table-cell>
          <table:table-cell table:number-columns-repeated="1019"/>
        </table:table-row>
        <table:table-row table:style-name="ro1">
          <table:table-cell office:value-type="float" office:value="3189" calcext:value-type="float">
            <text:p>3189</text:p>
          </table:table-cell>
          <table:table-cell office:value-type="float" office:value="3190" calcext:value-type="float">
            <text:p>3190</text:p>
          </table:table-cell>
          <table:table-cell table:number-columns-repeated="3" office:value-type="float" office:value="4542" calcext:value-type="float">
            <text:p>4542</text:p>
          </table:table-cell>
          <table:table-cell table:number-columns-repeated="1019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3638" calcext:value-type="float">
            <text:p>3638</text:p>
          </table:table-cell>
          <table:table-cell table:number-columns-repeated="2" office:value-type="float" office:value="7802.4" calcext:value-type="float">
            <text:p>7802</text:p>
          </table:table-cell>
          <table:table-cell office:value-type="float" office:value="7884.8" calcext:value-type="float">
            <text:p>7885</text:p>
          </table:table-cell>
          <table:table-cell table:number-columns-repeated="1019"/>
        </table:table-row>
        <table:table-row table:style-name="ro1">
          <table:table-cell office:value-type="float" office:value="3551" calcext:value-type="float">
            <text:p>3551</text:p>
          </table:table-cell>
          <table:table-cell office:value-type="float" office:value="3555" calcext:value-type="float">
            <text:p>3555</text:p>
          </table:table-cell>
          <table:table-cell table:number-columns-repeated="3" office:value-type="float" office:value="4975" calcext:value-type="float">
            <text:p>4975</text:p>
          </table:table-cell>
          <table:table-cell table:number-columns-repeated="1019"/>
        </table:table-row>
        <table:table-row table:style-name="ro1">
          <table:table-cell office:value-type="float" office:value="4434" calcext:value-type="float">
            <text:p>4434</text:p>
          </table:table-cell>
          <table:table-cell office:value-type="float" office:value="4440" calcext:value-type="float">
            <text:p>4440</text:p>
          </table:table-cell>
          <table:table-cell table:number-columns-repeated="3" office:value-type="float" office:value="6392" calcext:value-type="float">
            <text:p>6392</text:p>
          </table:table-cell>
          <table:table-cell table:number-columns-repeated="1019"/>
        </table:table-row>
        <table:table-row table:style-name="ro1">
          <table:table-cell office:value-type="float" office:value="4427" calcext:value-type="float">
            <text:p>4427</text:p>
          </table:table-cell>
          <table:table-cell office:value-type="float" office:value="4419" calcext:value-type="float">
            <text:p>4419</text:p>
          </table:table-cell>
          <table:table-cell table:number-columns-repeated="3" office:value-type="float" office:value="6245" calcext:value-type="float">
            <text:p>6245</text:p>
          </table:table-cell>
          <table:table-cell table:number-columns-repeated="101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untime_automotive02" table:style-name="ta1">
        <table:table-column table:style-name="co1" table:number-columns-repeated="1024" table:default-cell-style-name="ce5"/>
        <table:table-row table:style-name="ro1"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481.666666666667" calcext:value-type="float">
            <text:p>481.667</text:p>
          </table:table-cell>
          <table:table-cell office:value-type="float" office:value="0.40765" calcext:value-type="float">
            <text:p>0.408</text:p>
          </table:table-cell>
          <table:table-cell office:value-type="float" office:value="481.620226666667" calcext:value-type="float">
            <text:p>481.620</text:p>
          </table:table-cell>
          <table:table-cell office:value-type="float" office:value="480.29628" calcext:value-type="float">
            <text:p>480.296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481.666666666667" calcext:value-type="float">
            <text:p>481.667</text:p>
          </table:table-cell>
          <table:table-cell office:value-type="float" office:value="0.0921066666666667" calcext:value-type="float">
            <text:p>0.092</text:p>
          </table:table-cell>
          <table:table-cell office:value-type="float" office:value="482.98899" calcext:value-type="float">
            <text:p>482.989</text:p>
          </table:table-cell>
          <table:table-cell office:value-type="float" office:value="483.6389" calcext:value-type="float">
            <text:p>483.639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481.666666666667" calcext:value-type="float">
            <text:p>481.667</text:p>
          </table:table-cell>
          <table:table-cell office:value-type="float" office:value="0.0786766666666667" calcext:value-type="float">
            <text:p>0.079</text:p>
          </table:table-cell>
          <table:table-cell office:value-type="float" office:value="483.11289" calcext:value-type="float">
            <text:p>483.113</text:p>
          </table:table-cell>
          <table:table-cell office:value-type="float" office:value="482.019436666667" calcext:value-type="float">
            <text:p>482.019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481.666666666667" calcext:value-type="float">
            <text:p>481.667</text:p>
          </table:table-cell>
          <table:table-cell office:value-type="float" office:value="0.0795766666666667" calcext:value-type="float">
            <text:p>0.080</text:p>
          </table:table-cell>
          <table:table-cell office:value-type="float" office:value="482.96272" calcext:value-type="float">
            <text:p>482.963</text:p>
          </table:table-cell>
          <table:table-cell office:value-type="float" office:value="482.013106666667" calcext:value-type="float">
            <text:p>482.013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ing_automotive02" table:style-name="ta1">
        <table:table-column table:style-name="co1" table:number-columns-repeated="1024" table:default-cell-style-name="ce8"/>
        <table:table-row table:style-name="ro1">
          <table:table-cell office:value-type="string" calcext:value-type="string">
            <text:p>Chvatal</text:p>
          </table:table-cell>
          <table:table-cell office:value-type="string" calcext:value-type="string">
            <text:p>ICPL </text:p>
          </table:table-cell>
          <table:table-cell office:value-type="string" calcext:value-type="string">
            <text:p>Random</text:p>
          </table:table-cell>
          <table:table-cell office:value-type="string" calcext:value-type="string">
            <text:p>Incling</text:p>
          </table:table-cell>
          <table:table-cell office:value-type="string" calcext:value-type="string">
            <text:p>Preservative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75.2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124.8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float" office:value="133" calcext:value-type="float">
            <text:p>133</text:p>
          </table:table-cell>
          <table:table-cell table:number-columns-repeated="101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25.2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8">00/00/0000</text:date>, <text:time style:data-style-name="N2" text:time-value="08:30:00.4608696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3:55:37.689701483</meta:creation-date>
    <meta:generator>LibreOffice/5.1.6.2$Linux_X86_64 LibreOffice_project/10m0$Build-2</meta:generator>
    <dc:date>2018-11-08T10:52:03.203354237</dc:date>
    <meta:editing-duration>PT6H22M36S</meta:editing-duration>
    <meta:editing-cycles>89</meta:editing-cycles>
    <meta:document-statistic meta:table-count="15" meta:cell-count="1677" meta:object-count="0"/>
  </office:meta>
</office:document-meta>
</file>